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1.632cm"/>
    </style:style>
    <style:style style:name="co4" style:family="table-column">
      <style:table-column-properties fo:break-before="auto" style:column-width="8.717cm"/>
    </style:style>
    <style:style style:name="co5" style:family="table-column">
      <style:table-column-properties fo:break-before="auto" style:column-width="3.436cm"/>
    </style:style>
    <style:style style:name="co6" style:family="table-column">
      <style:table-column-properties fo:break-before="auto" style:column-width="7.257cm"/>
    </style:style>
    <style:style style:name="co7" style:family="table-column">
      <style:table-column-properties fo:break-before="auto" style:column-width="5.692cm"/>
    </style:style>
    <style:style style:name="co8" style:family="table-column">
      <style:table-column-properties fo:break-before="auto" style:column-width="9.779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4.337cm"/>
    </style:style>
    <style:style style:name="co11" style:family="table-column">
      <style:table-column-properties fo:break-before="auto" style:column-width="5.9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35">
      <style:table-cell-properties style:rotation-align="non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 style:data-style-name="N99">
      <style:text-properties fo:color="#c9211e"/>
    </style:style>
    <style:style style:name="ce6" style:family="table-cell" style:parent-style-name="Default" style:data-style-name="N99">
      <style:table-cell-properties fo:background-color="#00a933"/>
    </style:style>
    <style:style style:name="ce7" style:family="table-cell" style:parent-style-name="Default" style:data-style-name="N135">
      <style:table-cell-properties style:rotation-align="none"/>
      <style:text-properties fo:color="#c9211e"/>
    </style:style>
    <style:style style:name="ce8" style:family="table-cell" style:parent-style-name="Default" style:data-style-name="N135">
      <style:table-cell-properties fo:background-color="#00a933" style:rotation-align="none"/>
    </style:style>
    <style:style style:name="ce9" style:family="table-cell" style:parent-style-name="Default"/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c9211e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/>
    <style:style style:name="ce16" style:family="table-cell" style:parent-style-name="Default">
      <style:table-cell-properties fo:wrap-option="wrap"/>
      <style:text-properties fo:color="#c9211e"/>
    </style:style>
    <style:style style:name="ce17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T1" style:family="text">
      <style:text-properties style:font-name="Arial1" fo:font-size="12pt" style:font-name-asian="Arial1" style:font-name-complex="Arial1"/>
    </style:style>
    <style:style style:name="T2" style:family="text">
      <style:text-properties style:font-name="F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haccp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% Contenuti completati</text:p>
          </table:table-cell>
          <table:table-cell office:value-type="string" calcext:value-type="string">
            <text:p>Attiv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Data creazion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rossima lezione</text:p>
          </table:table-cell>
          <table:table-cell office:value-type="string" calcext:value-type="string">
            <text:p>Stato partecipante</text:p>
          </table:table-cell>
          <table:table-cell office:value-type="string" calcext:value-type="string">
            <text:p>Ultimo aggiornamento il</text:p>
          </table:table-cell>
          <table:table-cell office:value-type="string" calcext:value-type="string">
            <text:p>Motivo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2-11T16:33:53" calcext:value-type="date">
            <text:p>2025-02-11 16:33:53</text:p>
          </table:table-cell>
          <table:table-cell office:value-type="string" calcext:value-type="string">
            <text:p>nicola.russo_ext@gruppoauthentica.it</text:p>
          </table:table-cell>
          <table:table-cell office:value-type="string" calcext:value-type="string">
            <text:p>Nicola Russ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6:49:56" calcext:value-type="date">
            <text:p>2025-02-11 16:49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2-15T12:52:29" calcext:value-type="date">
            <text:p>2025-02-15 12:52:29</text:p>
          </table:table-cell>
          <table:table-cell office:value-type="string" calcext:value-type="string">
            <text:p>elena.bertelli@gruppoauthentica.it</text:p>
          </table:table-cell>
          <table:table-cell office:value-type="string" calcext:value-type="string">
            <text:p>Elena Bert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5T21:59:10" calcext:value-type="date">
            <text:p>2025-02-15 21:59:1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2-19T13:51:00" calcext:value-type="date">
            <text:p>2025-02-19 13:51:00</text:p>
          </table:table-cell>
          <table:table-cell office:value-type="string" calcext:value-type="string">
            <text:p>monnato98@gmail.com</text:p>
          </table:table-cell>
          <table:table-cell office:value-type="string" calcext:value-type="string">
            <text:p>M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20:21:30" calcext:value-type="date">
            <text:p>2025-02-19 20:21:3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3-03T14:37:24" calcext:value-type="date">
            <text:p>2025-03-03 14:37:24</text:p>
          </table:table-cell>
          <table:table-cell office:value-type="string" calcext:value-type="string">
            <text:p>marta.casareale@gruppoauthentica.it</text:p>
          </table:table-cell>
          <table:table-cell office:value-type="string" calcext:value-type="string">
            <text:p>Marta Casareal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3T19:19:24" calcext:value-type="date">
            <text:p>2025-03-03 19:19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3-17T15:26:23" calcext:value-type="date">
            <text:p>2025-03-17 15:26:23</text:p>
          </table:table-cell>
          <table:table-cell office:value-type="string" calcext:value-type="string">
            <text:p>elviangel68@libero.it</text:p>
          </table:table-cell>
          <table:table-cell office:value-type="string" calcext:value-type="string">
            <text:p>Elvi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8T13:58:27" calcext:value-type="date">
            <text:p>2025-05-18 13:58:2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3-29T07:58:44" calcext:value-type="date">
            <text:p>2025-03-29 7:58:44</text:p>
          </table:table-cell>
          <table:table-cell office:value-type="string" calcext:value-type="string">
            <text:p>Dana. danti1963@gmail.com</text:p>
          </table:table-cell>
          <table:table-cell office:value-type="string" calcext:value-type="string">
            <text:p>Dana Dan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9T14:24:20" calcext:value-type="date">
            <text:p>2025-03-29 14:24:2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4-17T08:02:58" calcext:value-type="date">
            <text:p>2025-04-17 8:02:58</text:p>
          </table:table-cell>
          <table:table-cell office:value-type="string" calcext:value-type="string">
            <text:p>mariadistefano196514@gmail.com</text:p>
          </table:table-cell>
          <table:table-cell office:value-type="string" calcext:value-type="string">
            <text:p>Maria di stefan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08:08:01" calcext:value-type="date">
            <text:p>2025-04-17 8:08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4-17T09:26:03" calcext:value-type="date">
            <text:p>2025-04-17 9:26:03</text:p>
          </table:table-cell>
          <table:table-cell office:value-type="string" calcext:value-type="string">
            <text:p>giupiccione99@icloud.com</text:p>
          </table:table-cell>
          <table:table-cell office:value-type="string" calcext:value-type="string">
            <text:p>Giuseppe Picci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09:30:37" calcext:value-type="date">
            <text:p>2025-04-17 9:30:3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4-26T21:19:05" calcext:value-type="date">
            <text:p>2025-04-26 21:19:05</text:p>
          </table:table-cell>
          <table:table-cell office:value-type="string" calcext:value-type="string">
            <text:p>habibianxhela@gmail.com</text:p>
          </table:table-cell>
          <table:table-cell office:value-type="string" calcext:value-type="string">
            <text:p>Anxhela Habib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23:02:51" calcext:value-type="date">
            <text:p>2025-04-26 23:02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5-02T16:27:49" calcext:value-type="date">
            <text:p>2025-05-02 16:27:49</text:p>
          </table:table-cell>
          <table:table-cell office:value-type="string" calcext:value-type="string">
            <text:p>carlo.giudici.02@gmail.com</text:p>
          </table:table-cell>
          <table:table-cell office:value-type="string" calcext:value-type="string">
            <text:p>Carlo Giudi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7T17:56:50" calcext:value-type="date">
            <text:p>2025-05-07 17:56:5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5-04T21:21:51" calcext:value-type="date">
            <text:p>2025-05-04 21:21:51</text:p>
          </table:table-cell>
          <table:table-cell office:value-type="string" calcext:value-type="string">
            <text:p>pietrosameh330@gmail.com</text:p>
          </table:table-cell>
          <table:table-cell office:value-type="string" calcext:value-type="string">
            <text:p>Samia Fawzy Hinin Solima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4T21:35:56" calcext:value-type="date">
            <text:p>2025-05-04 21:35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Nozioni di sicurezza alimentare e applicazione HACCP</text:p>
          </table:table-cell>
          <table:table-cell table:style-name="ce2" office:value-type="date" office:date-value="2025-05-14T18:04:13" calcext:value-type="date">
            <text:p>2025-05-14 18:04:13</text:p>
          </table:table-cell>
          <table:table-cell office:value-type="string" calcext:value-type="string">
            <text:p>stefania.dimaggio69@gmail.com</text:p>
          </table:table-cell>
          <table:table-cell office:value-type="string" calcext:value-type="string">
            <text:p>Stefania Di magg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5T10:51:48" calcext:value-type="date">
            <text:p>2025-05-15 10:51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23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% Contenuti completati</text:p>
          </table:table-cell>
          <table:table-cell office:value-type="string" calcext:value-type="string">
            <text:p>Attiv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Data creazion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rossima lezione</text:p>
          </table:table-cell>
          <table:table-cell office:value-type="string" calcext:value-type="string">
            <text:p>Stato partecipante</text:p>
          </table:table-cell>
          <table:table-cell office:value-type="string" calcext:value-type="string">
            <text:p>Ultimo aggiornamento il</text:p>
          </table:table-cell>
          <table:table-cell office:value-type="string" calcext:value-type="string">
            <text:p>Motivo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2T17:24:59" calcext:value-type="date">
            <text:p>2025-02-02 17:24:59</text:p>
          </table:table-cell>
          <table:table-cell office:value-type="string" calcext:value-type="string">
            <text:p>sonia.berrettini@gruppoauthentica.it</text:p>
          </table:table-cell>
          <table:table-cell office:value-type="string" calcext:value-type="string">
            <text:p>sonia berrett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2T14:37:41" calcext:value-type="date">
            <text:p>2025-03-12 14:37:4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0:26:10" calcext:value-type="date">
            <text:p>2025-02-04 10:26:10</text:p>
          </table:table-cell>
          <table:table-cell office:value-type="string" calcext:value-type="string">
            <text:p>raffaellacerra71@gmail.com</text:p>
          </table:table-cell>
          <table:table-cell office:value-type="string" calcext:value-type="string">
            <text:p>Raffa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4T11:08:58" calcext:value-type="date">
            <text:p>2025-02-04 11:08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1:06:08" calcext:value-type="date">
            <text:p>2025-02-04 11:06:08</text:p>
          </table:table-cell>
          <table:table-cell office:value-type="string" calcext:value-type="string">
            <text:p>costanzodesiree015@gmail.com</text:p>
          </table:table-cell>
          <table:table-cell office:value-type="string" calcext:value-type="string">
            <text:p>Immacolata Desire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4T10:51:46" calcext:value-type="date">
            <text:p>2025-02-24 10:51:4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1:28:53" calcext:value-type="date">
            <text:p>2025-02-04 11:28:53</text:p>
          </table:table-cell>
          <table:table-cell office:value-type="string" calcext:value-type="string">
            <text:p>Adalgisabellucci1960@gmail.com</text:p>
          </table:table-cell>
          <table:table-cell office:value-type="string" calcext:value-type="string">
            <text:p>Adalgisa bellu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5T08:53:14" calcext:value-type="date">
            <text:p>2025-02-05 8:53:1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3:00:04" calcext:value-type="date">
            <text:p>2025-02-04 13:00:04</text:p>
          </table:table-cell>
          <table:table-cell office:value-type="string" calcext:value-type="string">
            <text:p>palma.sordi1970@gmail.com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7:06:39" calcext:value-type="date">
            <text:p>2025-02-17 17:06:3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5:04:03" calcext:value-type="date">
            <text:p>2025-02-04 15:04:03</text:p>
          </table:table-cell>
          <table:table-cell office:value-type="string" calcext:value-type="string">
            <text:p>marchiori.luli@gmail.it</text:p>
          </table:table-cell>
          <table:table-cell office:value-type="string" calcext:value-type="string">
            <text:p>Lua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5:35:32" calcext:value-type="date">
            <text:p>2025-02-11 15:35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6:32:59" calcext:value-type="date">
            <text:p>2025-02-04 16:32:59</text:p>
          </table:table-cell>
          <table:table-cell office:value-type="string" calcext:value-type="string">
            <text:p>goncharuk.nelia@gmail.com</text:p>
          </table:table-cell>
          <table:table-cell office:value-type="string" calcext:value-type="string">
            <text:p>Nelia Honcharuk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5T17:57:40" calcext:value-type="date">
            <text:p>2025-02-05 17:57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4T19:04:10" calcext:value-type="date">
            <text:p>2025-02-04 19:04:10</text:p>
          </table:table-cell>
          <table:table-cell office:value-type="string" calcext:value-type="string">
            <text:p>monnato98@gmail.com</text:p>
          </table:table-cell>
          <table:table-cell office:value-type="string" calcext:value-type="string">
            <text:p>M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4T23:23:32" calcext:value-type="date">
            <text:p>2025-02-04 23:23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06:48:49" calcext:value-type="date">
            <text:p>2025-02-05 6:48:49</text:p>
          </table:table-cell>
          <table:table-cell office:value-type="string" calcext:value-type="string">
            <text:p>elviangel68@libero.it</text:p>
          </table:table-cell>
          <table:table-cell office:value-type="string" calcext:value-type="string">
            <text:p>Elvi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5:36:35" calcext:value-type="date">
            <text:p>2025-02-14 15:36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08:59:13" calcext:value-type="date">
            <text:p>2025-02-05 8:59:13</text:p>
          </table:table-cell>
          <table:table-cell office:value-type="string" calcext:value-type="string">
            <text:p>leoni.sabry1969@gmail.com</text:p>
          </table:table-cell>
          <table:table-cell office:value-type="string" calcext:value-type="string">
            <text:p>sleoni194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10:00:34" calcext:value-type="date">
            <text:p>2025-02-06 10:00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13:17:32" calcext:value-type="date">
            <text:p>2025-02-05 13:17:32</text:p>
          </table:table-cell>
          <table:table-cell office:value-type="string" calcext:value-type="string">
            <text:p>paolo.benvegnu@gruppoauthentica.it</text:p>
          </table:table-cell>
          <table:table-cell office:value-type="string" calcext:value-type="string">
            <text:p>Pao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3:50:56" calcext:value-type="date">
            <text:p>2025-02-14 13:50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14:50:47" calcext:value-type="date">
            <text:p>2025-02-05 14:50:47</text:p>
          </table:table-cell>
          <table:table-cell office:value-type="string" calcext:value-type="string">
            <text:p>edoardo.gorelli@gruppoauthentica.it</text:p>
          </table:table-cell>
          <table:table-cell office:value-type="string" calcext:value-type="string">
            <text:p>Edoardo Gor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6:45:13" calcext:value-type="date">
            <text:p>2025-02-11 16:45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15:22:53" calcext:value-type="date">
            <text:p>2025-02-05 15:22:53</text:p>
          </table:table-cell>
          <table:table-cell office:value-type="string" calcext:value-type="string">
            <text:p>sabrina.giovannini@gruppoauthentica.it</text:p>
          </table:table-cell>
          <table:table-cell office:value-type="string" calcext:value-type="string">
            <text:p>Sabr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0:11:35" calcext:value-type="date">
            <text:p>2025-02-28 10:11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5T17:18:03" calcext:value-type="date">
            <text:p>2025-02-05 17:18:03</text:p>
          </table:table-cell>
          <table:table-cell office:value-type="string" calcext:value-type="string">
            <text:p>dragoalberto1959@libero.it</text:p>
          </table:table-cell>
          <table:table-cell office:value-type="string" calcext:value-type="string">
            <text:p>Alberto Drag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5T17:55:29" calcext:value-type="date">
            <text:p>2025-02-05 17:55:2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09:27:17" calcext:value-type="date">
            <text:p>2025-02-06 9:27:17</text:p>
          </table:table-cell>
          <table:table-cell office:value-type="string" calcext:value-type="string">
            <text:p>marco-zappaterreno@libero.it</text:p>
          </table:table-cell>
          <table:table-cell office:value-type="string" calcext:value-type="string">
            <text:p>Marco Zappaterren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10:02:51" calcext:value-type="date">
            <text:p>2025-02-06 10:02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09:56:55" calcext:value-type="date">
            <text:p>2025-02-06 9:56:55</text:p>
          </table:table-cell>
          <table:table-cell office:value-type="string" calcext:value-type="string">
            <text:p>martina.cordone@gruppoauthentica.it</text:p>
          </table:table-cell>
          <table:table-cell office:value-type="string" calcext:value-type="string">
            <text:p>Mar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09:24:00" calcext:value-type="date">
            <text:p>2025-02-17 9:24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09:58:12" calcext:value-type="date">
            <text:p>2025-02-06 9:58:12</text:p>
          </table:table-cell>
          <table:table-cell office:value-type="string" calcext:value-type="string">
            <text:p>orietta.zoia@gruppoauthentica.it</text:p>
          </table:table-cell>
          <table:table-cell office:value-type="string" calcext:value-type="string">
            <text:p>Ori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7:12:23" calcext:value-type="date">
            <text:p>2025-02-13 17:12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0:01:28" calcext:value-type="date">
            <text:p>2025-02-06 10:01:28</text:p>
          </table:table-cell>
          <table:table-cell office:value-type="string" calcext:value-type="string">
            <text:p>caterina.tadiello@gruppoauthentica.it</text:p>
          </table:table-cell>
          <table:table-cell office:value-type="string" calcext:value-type="string">
            <text:p>Caterina Tadiel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6:27:58" calcext:value-type="date">
            <text:p>2025-02-13 16:27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0:03:11" calcext:value-type="date">
            <text:p>2025-02-06 10:03:11</text:p>
          </table:table-cell>
          <table:table-cell office:value-type="string" calcext:value-type="string">
            <text:p>Annavictoriagalli24@gmail.com</text:p>
          </table:table-cell>
          <table:table-cell office:value-type="string" calcext:value-type="string">
            <text:p>Anna Victoria Ga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0T18:11:09" calcext:value-type="date">
            <text:p>2025-02-20 18:11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0:18:26" calcext:value-type="date">
            <text:p>2025-02-06 10:18:26</text:p>
          </table:table-cell>
          <table:table-cell office:value-type="string" calcext:value-type="string">
            <text:p>Simona_dipalma@libero it</text:p>
          </table:table-cell>
          <table:table-cell office:value-type="string" calcext:value-type="string">
            <text:p>Sim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0:53:33" calcext:value-type="date">
            <text:p>2025-02-11 10:53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0:27:53" calcext:value-type="date">
            <text:p>2025-02-06 10:27:53</text:p>
          </table:table-cell>
          <table:table-cell office:value-type="string" calcext:value-type="string">
            <text:p>Luriacanenguez12 @gmail.com</text:p>
          </table:table-cell>
          <table:table-cell office:value-type="string" calcext:value-type="string">
            <text:p>Cañenguez Mena Luria concepcio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10:31:09" calcext:value-type="date">
            <text:p>2025-02-06 10:31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0:56:13" calcext:value-type="date">
            <text:p>2025-02-06 10:56:13</text:p>
          </table:table-cell>
          <table:table-cell office:value-type="string" calcext:value-type="string">
            <text:p>michelausa71@gmail.com</text:p>
          </table:table-cell>
          <table:table-cell office:value-type="string" calcext:value-type="string">
            <text:p>Michela Usar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0:57:19" calcext:value-type="date">
            <text:p>2025-02-19 10:57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1:33:58" calcext:value-type="date">
            <text:p>2025-02-06 11:33:58</text:p>
          </table:table-cell>
          <table:table-cell office:value-type="string" calcext:value-type="string">
            <text:p>alessandro.baldi@gruppoauthentica.it</text:p>
          </table:table-cell>
          <table:table-cell office:value-type="string" calcext:value-type="string">
            <text:p>Alessandro Bal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14:34:07" calcext:value-type="date">
            <text:p>2025-02-06 14:34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1:41:48" calcext:value-type="date">
            <text:p>2025-02-06 11:41:48</text:p>
          </table:table-cell>
          <table:table-cell office:value-type="string" calcext:value-type="string">
            <text:p>semplicementeely77@gmail.com</text:p>
          </table:table-cell>
          <table:table-cell office:value-type="string" calcext:value-type="string">
            <text:p>Elisa Vin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23:08:50" calcext:value-type="date">
            <text:p>2025-02-06 23:08:5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4:32:13" calcext:value-type="date">
            <text:p>2025-02-06 14:32:13</text:p>
          </table:table-cell>
          <table:table-cell office:value-type="string" calcext:value-type="string">
            <text:p>chiara.gilocchi@gruppoauthentica.it</text:p>
          </table:table-cell>
          <table:table-cell office:value-type="string" calcext:value-type="string">
            <text:p>chia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6T14:38:22" calcext:value-type="date">
            <text:p>2025-02-06 14:38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5:32:05" calcext:value-type="date">
            <text:p>2025-02-06 15:32:05</text:p>
          </table:table-cell>
          <table:table-cell office:value-type="string" calcext:value-type="string">
            <text:p>bod79@hotmail.it</text:p>
          </table:table-cell>
          <table:table-cell office:value-type="string" calcext:value-type="string">
            <text:p>Ilaria Mart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0T16:12:10" calcext:value-type="date">
            <text:p>2025-02-10 16:12:1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17:06:05" calcext:value-type="date">
            <text:p>2025-02-06 17:06:05</text:p>
          </table:table-cell>
          <table:table-cell office:value-type="string" calcext:value-type="string">
            <text:p>simone.proietti@gruppoauthentica.it</text:p>
          </table:table-cell>
          <table:table-cell office:value-type="string" calcext:value-type="string">
            <text:p>Simone Proi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7:34:52" calcext:value-type="date">
            <text:p>2025-02-18 17:34:5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21:22:10" calcext:value-type="date">
            <text:p>2025-02-06 21:22:10</text:p>
          </table:table-cell>
          <table:table-cell office:value-type="string" calcext:value-type="string">
            <text:p>giofabi5@gmail.com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7T15:36:28" calcext:value-type="date">
            <text:p>2025-02-07 15:36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6T22:25:16" calcext:value-type="date">
            <text:p>2025-02-06 22:25:16</text:p>
          </table:table-cell>
          <table:table-cell office:value-type="string" calcext:value-type="string">
            <text:p>db.casula73@gmail.cim</text:p>
          </table:table-cell>
          <table:table-cell office:value-type="string" calcext:value-type="string">
            <text:p>Casula Deborah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9T15:51:33" calcext:value-type="date">
            <text:p>2025-02-09 15:51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09:14:23" calcext:value-type="date">
            <text:p>2025-02-07 9:14:23</text:p>
          </table:table-cell>
          <table:table-cell office:value-type="string" calcext:value-type="string">
            <text:p>mimmotocci1961@gmail.com</text:p>
          </table:table-cell>
          <table:table-cell office:value-type="string" calcext:value-type="string">
            <text:p>Rita gemm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5T19:30:23" calcext:value-type="date">
            <text:p>2025-02-15 19:30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1:10:30" calcext:value-type="date">
            <text:p>2025-02-07 11:10:30</text:p>
          </table:table-cell>
          <table:table-cell office:value-type="string" calcext:value-type="string">
            <text:p>paola.sordi@gruppoauthentica.it</text:p>
          </table:table-cell>
          <table:table-cell office:value-type="string" calcext:value-type="string">
            <text:p>Paola Sor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08:36:11" calcext:value-type="date">
            <text:p>2025-02-17 8:36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1:14:50" calcext:value-type="date">
            <text:p>2025-02-07 11:14:50</text:p>
          </table:table-cell>
          <table:table-cell office:value-type="string" calcext:value-type="string">
            <text:p>maria.distefano2@iclaud.com</text:p>
          </table:table-cell>
          <table:table-cell office:value-type="string" calcext:value-type="string">
            <text:p>Maria Di Stefan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11:14:09" calcext:value-type="date">
            <text:p>2025-02-08 11:14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1:56:28" calcext:value-type="date">
            <text:p>2025-02-07 11:56:28</text:p>
          </table:table-cell>
          <table:table-cell office:value-type="string" calcext:value-type="string">
            <text:p>elena.galimberti@gruppoauthentica.it</text:p>
          </table:table-cell>
          <table:table-cell office:value-type="string" calcext:value-type="string">
            <text:p>ELENA GALIMBER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3:08:59" calcext:value-type="date">
            <text:p>2025-02-11 13:08:5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3:54:16" calcext:value-type="date">
            <text:p>2025-02-07 13:54:16</text:p>
          </table:table-cell>
          <table:table-cell office:value-type="string" calcext:value-type="string">
            <text:p>simox1369@gmail .com</text:p>
          </table:table-cell>
          <table:table-cell office:value-type="string" calcext:value-type="string">
            <text:p>Simon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7T13:59:44" calcext:value-type="date">
            <text:p>2025-02-07 13:59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5:44:57" calcext:value-type="date">
            <text:p>2025-02-07 15:44:57</text:p>
          </table:table-cell>
          <table:table-cell office:value-type="string" calcext:value-type="string">
            <text:p>roberta.ciubini@gmail.com</text:p>
          </table:table-cell>
          <table:table-cell office:value-type="string" calcext:value-type="string">
            <text:p>Roberta Ciub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7T15:45:32" calcext:value-type="date">
            <text:p>2025-02-07 15:45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7:31:35" calcext:value-type="date">
            <text:p>2025-02-07 17:31:35</text:p>
          </table:table-cell>
          <table:table-cell office:value-type="string" calcext:value-type="string">
            <text:p>jcpabilonia30@gmail.com</text:p>
          </table:table-cell>
          <table:table-cell office:value-type="string" calcext:value-type="string">
            <text:p>Joy chrisline porgalidad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1:08:22" calcext:value-type="date">
            <text:p>2025-02-11 11:08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17:32:13" calcext:value-type="date">
            <text:p>2025-02-07 17:32:13</text:p>
          </table:table-cell>
          <table:table-cell office:value-type="string" calcext:value-type="string">
            <text:p>tedeschimaria@yahoo.it</text:p>
          </table:table-cell>
          <table:table-cell office:value-type="string" calcext:value-type="string">
            <text:p>Maria Tedesch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12:33:31" calcext:value-type="date">
            <text:p>2025-02-08 12:33:3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20:47:46" calcext:value-type="date">
            <text:p>2025-02-07 20:47:46</text:p>
          </table:table-cell>
          <table:table-cell office:value-type="string" calcext:value-type="string">
            <text:p>lvolcn72t47l219B</text:p>
          </table:table-cell>
          <table:table-cell office:value-type="string" calcext:value-type="string">
            <text:p>Lucia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13:31:53" calcext:value-type="date">
            <text:p>2025-02-08 13:31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7T22:11:05" calcext:value-type="date">
            <text:p>2025-02-07 22:11:05</text:p>
          </table:table-cell>
          <table:table-cell office:value-type="string" calcext:value-type="string">
            <text:p>marcellinasfari@libero.it</text:p>
          </table:table-cell>
          <table:table-cell office:value-type="string" calcext:value-type="string">
            <text:p>Marcell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7T22:20:45" calcext:value-type="date">
            <text:p>2025-02-07 22:20:4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8T09:29:04" calcext:value-type="date">
            <text:p>2025-02-08 9:29:04</text:p>
          </table:table-cell>
          <table:table-cell office:value-type="string" calcext:value-type="string">
            <text:p>leonardo.grigioni@gruppoauthentica.it</text:p>
          </table:table-cell>
          <table:table-cell office:value-type="string" calcext:value-type="string">
            <text:p>Leonardo Grigi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20:13:48" calcext:value-type="date">
            <text:p>2025-02-08 20:13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8T11:18:40" calcext:value-type="date">
            <text:p>2025-02-08 11:18:40</text:p>
          </table:table-cell>
          <table:table-cell office:value-type="string" calcext:value-type="string">
            <text:p>vincenzoparotti16@gmail.com</text:p>
          </table:table-cell>
          <table:table-cell office:value-type="string" calcext:value-type="string">
            <text:p>Vincenzo Pero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11:21:43" calcext:value-type="date">
            <text:p>2025-02-08 11:21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8T16:41:53" calcext:value-type="date">
            <text:p>2025-02-08 16:41:53</text:p>
          </table:table-cell>
          <table:table-cell office:value-type="string" calcext:value-type="string">
            <text:p>silvia.paccoia75@gmail.com </text:p>
          </table:table-cell>
          <table:table-cell office:value-type="string" calcext:value-type="string">
            <text:p>Silvia Pacco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08T17:04:12" calcext:value-type="date">
            <text:p>2025-02-08 17:04:1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9T12:51:59" calcext:value-type="date">
            <text:p>2025-02-09 12:51:59</text:p>
          </table:table-cell>
          <table:table-cell office:value-type="string" calcext:value-type="string">
            <text:p>rosannacoscia@tiscali.it</text:p>
          </table:table-cell>
          <table:table-cell office:value-type="string" calcext:value-type="string">
            <text:p>Carme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0T17:48:31" calcext:value-type="date">
            <text:p>2025-02-10 17:48:3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09T20:26:21" calcext:value-type="date">
            <text:p>2025-02-09 20:26:21</text:p>
          </table:table-cell>
          <table:table-cell office:value-type="string" calcext:value-type="string">
            <text:p>charogo72@hotmail.com</text:p>
          </table:table-cell>
          <table:table-cell office:value-type="string" calcext:value-type="string">
            <text:p>Rosar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0T09:41:53" calcext:value-type="date">
            <text:p>2025-02-10 9:41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1:10:51" calcext:value-type="date">
            <text:p>2025-02-10 11:10:51</text:p>
          </table:table-cell>
          <table:table-cell office:value-type="string" calcext:value-type="string">
            <text:p>jennifer.gatti@gruppoauthentica.it</text:p>
          </table:table-cell>
          <table:table-cell office:value-type="string" calcext:value-type="string">
            <text:p>Jennifer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4T12:22:07" calcext:value-type="date">
            <text:p>2025-03-14 12:22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6:08:51" calcext:value-type="date">
            <text:p>2025-02-10 16:08:51</text:p>
          </table:table-cell>
          <table:table-cell office:value-type="string" calcext:value-type="string">
            <text:p>giuseppe.fardella@gruppoauthentica.it</text:p>
          </table:table-cell>
          <table:table-cell office:value-type="string" calcext:value-type="string">
            <text:p>Giusepp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1T19:37:21" calcext:value-type="date">
            <text:p>2025-02-21 19:37:2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6:10:21" calcext:value-type="date">
            <text:p>2025-02-10 16:10:21</text:p>
          </table:table-cell>
          <table:table-cell office:value-type="string" calcext:value-type="string">
            <text:p>elena.bertelli@gruppoauthentica.it</text:p>
          </table:table-cell>
          <table:table-cell office:value-type="string" calcext:value-type="string">
            <text:p>Elena Bert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5T00:33:36" calcext:value-type="date">
            <text:p>2025-02-15 0:33:3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6:14:22" calcext:value-type="date">
            <text:p>2025-02-10 16:14:22</text:p>
          </table:table-cell>
          <table:table-cell office:value-type="string" calcext:value-type="string">
            <text:p>cuparoc@gmail.com</text:p>
          </table:table-cell>
          <table:table-cell office:value-type="string" calcext:value-type="string">
            <text:p>concetta cupar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5:37:28" calcext:value-type="date">
            <text:p>2025-02-11 15:37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6:53:12" calcext:value-type="date">
            <text:p>2025-02-10 16:53:12</text:p>
          </table:table-cell>
          <table:table-cell office:value-type="string" calcext:value-type="string">
            <text:p>danilo.diluigi@gruppoauthentica.it</text:p>
          </table:table-cell>
          <table:table-cell office:value-type="string" calcext:value-type="string">
            <text:p>Danilo Di Luig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08:12:56" calcext:value-type="date">
            <text:p>2025-02-12 8:12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7:46:23" calcext:value-type="date">
            <text:p>2025-02-10 17:46:23</text:p>
          </table:table-cell>
          <table:table-cell office:value-type="string" calcext:value-type="string">
            <text:p>marta.casareale@gruppoauthentica.it</text:p>
          </table:table-cell>
          <table:table-cell office:value-type="string" calcext:value-type="string">
            <text:p>Marta Casareal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3T14:11:33" calcext:value-type="date">
            <text:p>2025-03-03 14:11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8:22:15" calcext:value-type="date">
            <text:p>2025-02-10 18:22:15</text:p>
          </table:table-cell>
          <table:table-cell office:value-type="string" calcext:value-type="string">
            <text:p>franco.topazio@gruppoauthentica.it</text:p>
          </table:table-cell>
          <table:table-cell office:value-type="string" calcext:value-type="string">
            <text:p>Franco Topaz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1:53:17" calcext:value-type="date">
            <text:p>2025-02-12 11:53:1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8:35:27" calcext:value-type="date">
            <text:p>2025-02-10 18:35:27</text:p>
          </table:table-cell>
          <table:table-cell office:value-type="string" calcext:value-type="string">
            <text:p>lucianocuoco _2024@libero.it</text:p>
          </table:table-cell>
          <table:table-cell office:value-type="string" calcext:value-type="string">
            <text:p>Luciano Massimi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7:37:27" calcext:value-type="date">
            <text:p>2025-02-17 17:37:2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18:42:23" calcext:value-type="date">
            <text:p>2025-02-10 18:42:23</text:p>
          </table:table-cell>
          <table:table-cell office:value-type="string" calcext:value-type="string">
            <text:p>hamdy.sawires69@gmail.it</text:p>
          </table:table-cell>
          <table:table-cell office:value-type="string" calcext:value-type="string">
            <text:p>Hamdy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0:21:20" calcext:value-type="date">
            <text:p>2025-02-12 10:21:2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0T20:55:44" calcext:value-type="date">
            <text:p>2025-02-10 20:55:44</text:p>
          </table:table-cell>
          <table:table-cell office:value-type="string" calcext:value-type="string">
            <text:p>tizianamazzei@yahoo.it</text:p>
          </table:table-cell>
          <table:table-cell office:value-type="string" calcext:value-type="string">
            <text:p>Tiziana Mazze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4:11:43" calcext:value-type="date">
            <text:p>2025-02-12 14:11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07:53:16" calcext:value-type="date">
            <text:p>2025-02-11 7:53:16</text:p>
          </table:table-cell>
          <table:table-cell office:value-type="string" calcext:value-type="string">
            <text:p>graziella.manuli@hotmail.it</text:p>
          </table:table-cell>
          <table:table-cell office:value-type="string" calcext:value-type="string">
            <text:p>Grazi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07:56:43" calcext:value-type="date">
            <text:p>2025-02-11 7:56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08:01:06" calcext:value-type="date">
            <text:p>2025-02-11 8:01:06</text:p>
          </table:table-cell>
          <table:table-cell office:value-type="string" calcext:value-type="string">
            <text:p>danielemacchiagodena75@gmail.it</text:p>
          </table:table-cell>
          <table:table-cell office:value-type="string" calcext:value-type="string">
            <text:p>daniele macchiagode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2:07:30" calcext:value-type="date">
            <text:p>2025-02-11 12:07:3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08:10:24" calcext:value-type="date">
            <text:p>2025-02-11 8:10:24</text:p>
          </table:table-cell>
          <table:table-cell office:value-type="string" calcext:value-type="string">
            <text:p>chiaracagiola85@mail.com</text:p>
          </table:table-cell>
          <table:table-cell office:value-type="string" calcext:value-type="string">
            <text:p>Chiara Cagio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09:14:27" calcext:value-type="date">
            <text:p>2025-02-11 9:14:2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08:14:55" calcext:value-type="date">
            <text:p>2025-02-11 8:14:55</text:p>
          </table:table-cell>
          <table:table-cell office:value-type="string" calcext:value-type="string">
            <text:p>RAffaela.desocio@virgilio.it</text:p>
          </table:table-cell>
          <table:table-cell office:value-type="string" calcext:value-type="string">
            <text:p>Raffaella de soc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1:08:00" calcext:value-type="date">
            <text:p>2025-02-11 11:08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3:46:23" calcext:value-type="date">
            <text:p>2025-02-11 13:46:23</text:p>
          </table:table-cell>
          <table:table-cell office:value-type="string" calcext:value-type="string">
            <text:p>Roberta stella.64@cloud.con</text:p>
          </table:table-cell>
          <table:table-cell office:value-type="string" calcext:value-type="string">
            <text:p>Roberta St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4:13:17" calcext:value-type="date">
            <text:p>2025-02-12 14:13:1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4:01:36" calcext:value-type="date">
            <text:p>2025-02-11 14:01:36</text:p>
          </table:table-cell>
          <table:table-cell office:value-type="string" calcext:value-type="string">
            <text:p>lilliu732@gmail.com </text:p>
          </table:table-cell>
          <table:table-cell office:value-type="string" calcext:value-type="string">
            <text:p>Teresa Lilli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5:54:22" calcext:value-type="date">
            <text:p>2025-02-14 15:54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5:46:17" calcext:value-type="date">
            <text:p>2025-02-11 15:46:17</text:p>
          </table:table-cell>
          <table:table-cell office:value-type="string" calcext:value-type="string">
            <text:p>ginevra.serrani@gruppoauthentica.it</text:p>
          </table:table-cell>
          <table:table-cell office:value-type="string" calcext:value-type="string">
            <text:p>Ginevra Serr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2T14:44:44" calcext:value-type="date">
            <text:p>2025-03-12 14:44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6:36:33" calcext:value-type="date">
            <text:p>2025-02-11 16:36:33</text:p>
          </table:table-cell>
          <table:table-cell office:value-type="string" calcext:value-type="string">
            <text:p>Celeste.sbarra68@gmail.com</text:p>
          </table:table-cell>
          <table:table-cell office:value-type="string" calcext:value-type="string">
            <text:p>Maria Celeste Sbar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7:13:21" calcext:value-type="date">
            <text:p>2025-02-11 17:13:2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6:40:20" calcext:value-type="date">
            <text:p>2025-02-11 16:40:20</text:p>
          </table:table-cell>
          <table:table-cell office:value-type="string" calcext:value-type="string">
            <text:p>monikabeata68@gmail.com</text:p>
          </table:table-cell>
          <table:table-cell office:value-type="string" calcext:value-type="string">
            <text:p>Monika Beata Gawrys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3:15:36" calcext:value-type="date">
            <text:p>2025-02-13 13:15:3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6:47:33" calcext:value-type="date">
            <text:p>2025-02-11 16:47:33</text:p>
          </table:table-cell>
          <table:table-cell office:value-type="string" calcext:value-type="string">
            <text:p>sile2@hotmail.it</text:p>
          </table:table-cell>
          <table:table-cell office:value-type="string" calcext:value-type="string">
            <text:p>Jia Liju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8:02:06" calcext:value-type="date">
            <text:p>2025-02-11 18:02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6:49:08" calcext:value-type="date">
            <text:p>2025-02-11 16:49:08</text:p>
          </table:table-cell>
          <table:table-cell office:value-type="string" calcext:value-type="string">
            <text:p>paola.digiacomo@gruppoauthentica.it</text:p>
          </table:table-cell>
          <table:table-cell office:value-type="string" calcext:value-type="string">
            <text:p>PAOLA DI GIACOM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1T16:51:46" calcext:value-type="date">
            <text:p>2025-02-11 16:51:4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6:58:24" calcext:value-type="date">
            <text:p>2025-02-11 16:58:24</text:p>
          </table:table-cell>
          <table:table-cell office:value-type="string" calcext:value-type="string">
            <text:p>giulia.dellaspoletina@gruppoauthentica.it</text:p>
          </table:table-cell>
          <table:table-cell office:value-type="string" calcext:value-type="string">
            <text:p>Giulia Della Spole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7:13:19" calcext:value-type="date">
            <text:p>2025-02-17 17:13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17:06:43" calcext:value-type="date">
            <text:p>2025-02-11 17:06:43</text:p>
          </table:table-cell>
          <table:table-cell office:value-type="string" calcext:value-type="string">
            <text:p>cecegiovanna58@gmail.com. com</text:p>
          </table:table-cell>
          <table:table-cell office:value-type="string" calcext:value-type="string">
            <text:p>Giov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4:43:38" calcext:value-type="date">
            <text:p>2025-02-12 14:43:3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1T20:34:59" calcext:value-type="date">
            <text:p>2025-02-11 20:34:59</text:p>
          </table:table-cell>
          <table:table-cell office:value-type="string" calcext:value-type="string">
            <text:p>bonfigliolipietro@utlook.it</text:p>
          </table:table-cell>
          <table:table-cell office:value-type="string" calcext:value-type="string">
            <text:p>Pietr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21:20:11" calcext:value-type="date">
            <text:p>2025-02-12 21:20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07:48:08" calcext:value-type="date">
            <text:p>2025-02-12 7:48:08</text:p>
          </table:table-cell>
          <table:table-cell office:value-type="string" calcext:value-type="string">
            <text:p>humberto1@gruppoauthentica.it</text:p>
          </table:table-cell>
          <table:table-cell office:value-type="string" calcext:value-type="string">
            <text:p>Massimiliano Mere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08:07:37" calcext:value-type="date">
            <text:p>2025-02-12 8:07:3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09:53:42" calcext:value-type="date">
            <text:p>2025-02-12 9:53:42</text:p>
          </table:table-cell>
          <table:table-cell office:value-type="string" calcext:value-type="string">
            <text:p>orietta67@outlook.com </text:p>
          </table:table-cell>
          <table:table-cell office:value-type="string" calcext:value-type="string">
            <text:p>ORI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1:20:12" calcext:value-type="date">
            <text:p>2025-02-12 11:20:1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1:27:40" calcext:value-type="date">
            <text:p>2025-02-12 11:27:40</text:p>
          </table:table-cell>
          <table:table-cell office:value-type="string" calcext:value-type="string">
            <text:p>claudia.perez@gruppoauthentica.it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2:17:49" calcext:value-type="date">
            <text:p>2025-02-13 12:17:4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4:04:16" calcext:value-type="date">
            <text:p>2025-02-12 14:04:16</text:p>
          </table:table-cell>
          <table:table-cell office:value-type="string" calcext:value-type="string">
            <text:p>Lupereynoso2018@gmail.com</text:p>
          </table:table-cell>
          <table:table-cell office:value-type="string" calcext:value-type="string">
            <text:p>Gino Pined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2T14:05:13" calcext:value-type="date">
            <text:p>2025-02-12 14:05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4:44:42" calcext:value-type="date">
            <text:p>2025-02-12 14:44:42</text:p>
          </table:table-cell>
          <table:table-cell office:value-type="string" calcext:value-type="string">
            <text:p>marcella.piccini70@gmail.com</text:p>
          </table:table-cell>
          <table:table-cell office:value-type="string" calcext:value-type="string">
            <text:p>marc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7:17:25" calcext:value-type="date">
            <text:p>2025-02-13 17:17:2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5:26:21" calcext:value-type="date">
            <text:p>2025-02-12 15:26:21</text:p>
          </table:table-cell>
          <table:table-cell office:value-type="string" calcext:value-type="string">
            <text:p>marcella.casablanca@gruppoauthentica.it</text:p>
          </table:table-cell>
          <table:table-cell office:value-type="string" calcext:value-type="string">
            <text:p>Marc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4:30:12" calcext:value-type="date">
            <text:p>2025-02-13 14:30:1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7:40:46" calcext:value-type="date">
            <text:p>2025-02-12 17:40:46</text:p>
          </table:table-cell>
          <table:table-cell office:value-type="string" calcext:value-type="string">
            <text:p>elena.greco@eutouristnew.it</text:p>
          </table:table-cell>
          <table:table-cell office:value-type="string" calcext:value-type="string">
            <text:p>Ele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4:31:07" calcext:value-type="date">
            <text:p>2025-02-14 14:31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2T18:13:44" calcext:value-type="date">
            <text:p>2025-02-12 18:13:44</text:p>
          </table:table-cell>
          <table:table-cell office:value-type="string" calcext:value-type="string">
            <text:p>laura__fav@libero.it</text:p>
          </table:table-cell>
          <table:table-cell office:value-type="string" calcext:value-type="string">
            <text:p>Laura Minno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0:04:35" calcext:value-type="date">
            <text:p>2025-02-14 10:04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09:34:47" calcext:value-type="date">
            <text:p>2025-02-13 9:34:47</text:p>
          </table:table-cell>
          <table:table-cell office:value-type="string" calcext:value-type="string">
            <text:p>abbafatiilaria@gmail.com</text:p>
          </table:table-cell>
          <table:table-cell office:value-type="string" calcext:value-type="string">
            <text:p>Laura D'Ascenz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4:48:37" calcext:value-type="date">
            <text:p>2025-02-17 14:48:3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09:35:26" calcext:value-type="date">
            <text:p>2025-02-13 9:35:26</text:p>
          </table:table-cell>
          <table:table-cell office:value-type="string" calcext:value-type="string">
            <text:p>annunziata.mastropietro@gruppoauthentica.it</text:p>
          </table:table-cell>
          <table:table-cell office:value-type="string" calcext:value-type="string">
            <text:p>Annunziata.Mastropietr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0:47:48" calcext:value-type="date">
            <text:p>2025-02-13 10:47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10:12:22" calcext:value-type="date">
            <text:p>2025-02-13 10:12:22</text:p>
          </table:table-cell>
          <table:table-cell office:value-type="string" calcext:value-type="string">
            <text:p>Cinzia.cianfrocca@gruppoauthentica.it</text:p>
          </table:table-cell>
          <table:table-cell office:value-type="string" calcext:value-type="string">
            <text:p>Cinz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21:44:50" calcext:value-type="date">
            <text:p>2025-02-13 21:44:5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11:59:16" calcext:value-type="date">
            <text:p>2025-02-13 11:59:16</text:p>
          </table:table-cell>
          <table:table-cell office:value-type="string" calcext:value-type="string">
            <text:p>Laura.longetti.93@gmail.com</text:p>
          </table:table-cell>
          <table:table-cell office:value-type="string" calcext:value-type="string">
            <text:p>Laura Long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3:56:44" calcext:value-type="date">
            <text:p>2025-02-13 13:56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14:25:45" calcext:value-type="date">
            <text:p>2025-02-13 14:25:45</text:p>
          </table:table-cell>
          <table:table-cell office:value-type="string" calcext:value-type="string">
            <text:p>Viscontianna</text:p>
          </table:table-cell>
          <table:table-cell office:value-type="string" calcext:value-type="string">
            <text:p>Anna viscontj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14:28:24" calcext:value-type="date">
            <text:p>2025-02-13 14:28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3T18:17:46" calcext:value-type="date">
            <text:p>2025-02-13 18:17:46</text:p>
          </table:table-cell>
          <table:table-cell office:value-type="string" calcext:value-type="string">
            <text:p>valentina20062014@gmai.com</text:p>
          </table:table-cell>
          <table:table-cell office:value-type="string" calcext:value-type="string">
            <text:p>Valen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3T20:42:17" calcext:value-type="date">
            <text:p>2025-02-13 20:42:1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4T14:46:04" calcext:value-type="date">
            <text:p>2025-02-14 14:46:04</text:p>
          </table:table-cell>
          <table:table-cell office:value-type="string" calcext:value-type="string">
            <text:p>russomra59@gmail.com</text:p>
          </table:table-cell>
          <table:table-cell office:value-type="string" calcext:value-type="string">
            <text:p>Maria Russ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08:38:04" calcext:value-type="date">
            <text:p>2025-02-18 8:38:0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4T18:22:11" calcext:value-type="date">
            <text:p>2025-02-14 18:22:11</text:p>
          </table:table-cell>
          <table:table-cell office:value-type="string" calcext:value-type="string">
            <text:p>Emanuela.andese@icloud.com</text:p>
          </table:table-cell>
          <table:table-cell office:value-type="string" calcext:value-type="string">
            <text:p>Emanue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4T18:33:45" calcext:value-type="date">
            <text:p>2025-02-14 18:33:4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4T22:11:24" calcext:value-type="date">
            <text:p>2025-02-14 22:11:24</text:p>
          </table:table-cell>
          <table:table-cell office:value-type="string" calcext:value-type="string">
            <text:p>nostroanna37@gmaill. com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4T16:00:34" calcext:value-type="date">
            <text:p>2025-02-24 16:00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5T22:48:23" calcext:value-type="date">
            <text:p>2025-02-15 22:48:23</text:p>
          </table:table-cell>
          <table:table-cell office:value-type="string" calcext:value-type="string">
            <text:p>elisabettaoliva@libero.it</text:p>
          </table:table-cell>
          <table:table-cell office:value-type="string" calcext:value-type="string">
            <text:p>Elisab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6T14:21:54" calcext:value-type="date">
            <text:p>2025-02-16 14:21:5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08:20:56" calcext:value-type="date">
            <text:p>2025-02-17 8:20:56</text:p>
          </table:table-cell>
          <table:table-cell office:value-type="string" calcext:value-type="string">
            <text:p>cristinamarini68gmail.com</text:p>
          </table:table-cell>
          <table:table-cell office:value-type="string" calcext:value-type="string">
            <text:p>Cristina Mar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08:39:16" calcext:value-type="date">
            <text:p>2025-02-17 8:39:1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1:22:08" calcext:value-type="date">
            <text:p>2025-02-17 11:22:08</text:p>
          </table:table-cell>
          <table:table-cell office:value-type="string" calcext:value-type="string">
            <text:p>ILARIALENTINI@LIVE.IT</text:p>
          </table:table-cell>
          <table:table-cell office:value-type="string" calcext:value-type="string">
            <text:p>Marina Schirr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5T12:04:23" calcext:value-type="date">
            <text:p>2025-02-25 12:04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3:28:06" calcext:value-type="date">
            <text:p>2025-02-17 13:28:06</text:p>
          </table:table-cell>
          <table:table-cell office:value-type="string" calcext:value-type="string">
            <text:p>angelasantopietro@icluod.com</text:p>
          </table:table-cell>
          <table:table-cell office:value-type="string" calcext:value-type="string">
            <text:p>Ange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3:30:09" calcext:value-type="date">
            <text:p>2025-02-17 13:30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3:32:33" calcext:value-type="date">
            <text:p>2025-02-17 13:32:33</text:p>
          </table:table-cell>
          <table:table-cell office:value-type="string" calcext:value-type="string">
            <text:p>claudailary@hotmail.it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7T13:34:07" calcext:value-type="date">
            <text:p>2025-02-17 13:34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4:35:31" calcext:value-type="date">
            <text:p>2025-02-17 14:35:31</text:p>
          </table:table-cell>
          <table:table-cell office:value-type="string" calcext:value-type="string">
            <text:p>caterina.morabito59@gmail.cpm</text:p>
          </table:table-cell>
          <table:table-cell office:value-type="string" calcext:value-type="string">
            <text:p>Caterina Morabit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08:37:56" calcext:value-type="date">
            <text:p>2025-02-18 8:37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5:36:03" calcext:value-type="date">
            <text:p>2025-02-17 15:36:03</text:p>
          </table:table-cell>
          <table:table-cell office:value-type="string" calcext:value-type="string">
            <text:p>tiziana.fuco@libero.it</text:p>
          </table:table-cell>
          <table:table-cell office:value-type="string" calcext:value-type="string">
            <text:p>Tizia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1T19:21:07" calcext:value-type="date">
            <text:p>2025-02-21 19:21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7T17:53:13" calcext:value-type="date">
            <text:p>2025-02-17 17:53:13</text:p>
          </table:table-cell>
          <table:table-cell office:value-type="string" calcext:value-type="string">
            <text:p>pietro.spalanzani@gruppoauthentica.it</text:p>
          </table:table-cell>
          <table:table-cell office:value-type="string" calcext:value-type="string">
            <text:p>Pietro Spalanz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1:38:09" calcext:value-type="date">
            <text:p>2025-02-18 11:38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08:42:56" calcext:value-type="date">
            <text:p>2025-02-18 8:42:56</text:p>
          </table:table-cell>
          <table:table-cell office:value-type="string" calcext:value-type="string">
            <text:p>marzia.coppola@allfoodspa.com</text:p>
          </table:table-cell>
          <table:table-cell office:value-type="string" calcext:value-type="string">
            <text:p>Marz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08:53:31" calcext:value-type="date">
            <text:p>2025-02-18 8:53:3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09:35:14" calcext:value-type="date">
            <text:p>2025-02-18 9:35:14</text:p>
          </table:table-cell>
          <table:table-cell office:value-type="string" calcext:value-type="string">
            <text:p>ginevra.pagliaroni@gruppoauthentica.it</text:p>
          </table:table-cell>
          <table:table-cell office:value-type="string" calcext:value-type="string">
            <text:p>Ginevra R. Pagliar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2:00:30" calcext:value-type="date">
            <text:p>2025-02-18 12:00:3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0:21:58" calcext:value-type="date">
            <text:p>2025-02-18 10:21:58</text:p>
          </table:table-cell>
          <table:table-cell office:value-type="string" calcext:value-type="string">
            <text:p>antonella.allori@eutoruristnew.it</text:p>
          </table:table-cell>
          <table:table-cell office:value-type="string" calcext:value-type="string">
            <text:p>Anton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0:24:33" calcext:value-type="date">
            <text:p>2025-02-18 10:24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1:17:49" calcext:value-type="date">
            <text:p>2025-02-18 11:17:49</text:p>
          </table:table-cell>
          <table:table-cell office:value-type="string" calcext:value-type="string">
            <text:p>moira.petrelli@gruppoauthentica.it</text:p>
          </table:table-cell>
          <table:table-cell office:value-type="string" calcext:value-type="string">
            <text:p>MOI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6:15:32" calcext:value-type="date">
            <text:p>2025-02-19 16:15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4:41:00" calcext:value-type="date">
            <text:p>2025-02-18 14:41:00</text:p>
          </table:table-cell>
          <table:table-cell office:value-type="string" calcext:value-type="string">
            <text:p>comberfederica@gmail.it</text:p>
          </table:table-cell>
          <table:table-cell office:value-type="string" calcext:value-type="string">
            <text:p>Federi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4:41:57" calcext:value-type="date">
            <text:p>2025-02-18 14:41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4:43:48" calcext:value-type="date">
            <text:p>2025-02-18 14:43:48</text:p>
          </table:table-cell>
          <table:table-cell office:value-type="string" calcext:value-type="string">
            <text:p>rosellifrancesca15@gmail.com</text:p>
          </table:table-cell>
          <table:table-cell office:value-type="string" calcext:value-type="string">
            <text:p>Frances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4:45:28" calcext:value-type="date">
            <text:p>2025-02-18 14:45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5:51:12" calcext:value-type="date">
            <text:p>2025-02-18 15:51:12</text:p>
          </table:table-cell>
          <table:table-cell office:value-type="string" calcext:value-type="string">
            <text:p>mariacaliri1957@gmail....</text:p>
          </table:table-cell>
          <table:table-cell office:value-type="string" calcext:value-type="string">
            <text:p>Maria calir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5:54:02" calcext:value-type="date">
            <text:p>2025-02-18 15:54:0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6:08:01" calcext:value-type="date">
            <text:p>2025-02-18 16:08:01</text:p>
          </table:table-cell>
          <table:table-cell office:value-type="string" calcext:value-type="string">
            <text:p>deborahdellerba73@gmail.com</text:p>
          </table:table-cell>
          <table:table-cell office:value-type="string" calcext:value-type="string">
            <text:p>Deborah Dellerb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8T16:09:13" calcext:value-type="date">
            <text:p>2025-02-18 16:09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6:47:46" calcext:value-type="date">
            <text:p>2025-02-18 16:47:46</text:p>
          </table:table-cell>
          <table:table-cell office:value-type="string" calcext:value-type="string">
            <text:p>concetta.farfariello30@gmail.com</text:p>
          </table:table-cell>
          <table:table-cell office:value-type="string" calcext:value-type="string">
            <text:p>Concetta Farfariel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0T13:57:19" calcext:value-type="date">
            <text:p>2025-02-20 13:57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8T17:09:51" calcext:value-type="date">
            <text:p>2025-02-18 17:09:51</text:p>
          </table:table-cell>
          <table:table-cell office:value-type="string" calcext:value-type="string">
            <text:p>richione.paola63@gmail.com</text:p>
          </table:table-cell>
          <table:table-cell office:value-type="string" calcext:value-type="string">
            <text:p>Paola Richi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8:01:29" calcext:value-type="date">
            <text:p>2025-02-19 18:01:2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9T09:23:27" calcext:value-type="date">
            <text:p>2025-02-19 9:23:27</text:p>
          </table:table-cell>
          <table:table-cell office:value-type="string" calcext:value-type="string">
            <text:p>radupetru26@yahoo.com</text:p>
          </table:table-cell>
          <table:table-cell office:value-type="string" calcext:value-type="string">
            <text:p>Rodi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09:24:32" calcext:value-type="date">
            <text:p>2025-02-19 9:24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9T09:57:12" calcext:value-type="date">
            <text:p>2025-02-19 9:57:12</text:p>
          </table:table-cell>
          <table:table-cell office:value-type="string" calcext:value-type="string">
            <text:p>cosimo.fonseca@gruppoauthentica.it</text:p>
          </table:table-cell>
          <table:table-cell office:value-type="string" calcext:value-type="string">
            <text:p>cosim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2:15:55" calcext:value-type="date">
            <text:p>2025-02-19 12:15:5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9T10:05:08" calcext:value-type="date">
            <text:p>2025-02-19 10:05:08</text:p>
          </table:table-cell>
          <table:table-cell office:value-type="string" calcext:value-type="string">
            <text:p>annasettele1961@gmail.com</text:p>
          </table:table-cell>
          <table:table-cell office:value-type="string" calcext:value-type="string">
            <text:p>Settele 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0:05:56" calcext:value-type="date">
            <text:p>2025-02-19 10:05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9T14:50:49" calcext:value-type="date">
            <text:p>2025-02-19 14:50:49</text:p>
          </table:table-cell>
          <table:table-cell office:value-type="string" calcext:value-type="string">
            <text:p>lucia.rossi@gruppoauthentica.it</text:p>
          </table:table-cell>
          <table:table-cell office:value-type="string" calcext:value-type="string">
            <text:p>Luc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17:37:44" calcext:value-type="date">
            <text:p>2025-02-19 17:37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19T16:20:23" calcext:value-type="date">
            <text:p>2025-02-19 16:20:23</text:p>
          </table:table-cell>
          <table:table-cell office:value-type="string" calcext:value-type="string">
            <text:p>mariabucci889@gmail.com</text:p>
          </table:table-cell>
          <table:table-cell office:value-type="string" calcext:value-type="string">
            <text:p>Mariabu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19T20:56:55" calcext:value-type="date">
            <text:p>2025-02-19 20:56:5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0T10:53:04" calcext:value-type="date">
            <text:p>2025-02-20 10:53:04</text:p>
          </table:table-cell>
          <table:table-cell office:value-type="string" calcext:value-type="string">
            <text:p>elisabettaranalli96@gmail.com</text:p>
          </table:table-cell>
          <table:table-cell office:value-type="string" calcext:value-type="string">
            <text:p>Elisabetta rana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0T11:21:44" calcext:value-type="date">
            <text:p>2025-02-20 11:21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1T18:45:10" calcext:value-type="date">
            <text:p>2025-02-21 18:45:10</text:p>
          </table:table-cell>
          <table:table-cell office:value-type="string" calcext:value-type="string">
            <text:p>1m,grazia.mg@gmail.com</text:p>
          </table:table-cell>
          <table:table-cell office:value-type="string" calcext:value-type="string">
            <text:p>MariaGrazia Gidiu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1T18:51:58" calcext:value-type="date">
            <text:p>2025-02-21 18:51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4T09:51:25" calcext:value-type="date">
            <text:p>2025-02-24 9:51:25</text:p>
          </table:table-cell>
          <table:table-cell office:value-type="string" calcext:value-type="string">
            <text:p>afall11@gmail.com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4T09:52:34" calcext:value-type="date">
            <text:p>2025-02-24 9:52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4T19:00:04" calcext:value-type="date">
            <text:p>2025-02-24 19:00:04</text:p>
          </table:table-cell>
          <table:table-cell office:value-type="string" calcext:value-type="string">
            <text:p>alexst3fanescu97@gmail.com</text:p>
          </table:table-cell>
          <table:table-cell office:value-type="string" calcext:value-type="string">
            <text:p>Alexandru Stefanesc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4T19:01:48" calcext:value-type="date">
            <text:p>2025-02-24 19:01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4T21:08:41" calcext:value-type="date">
            <text:p>2025-02-24 21:08:41</text:p>
          </table:table-cell>
          <table:table-cell office:value-type="string" calcext:value-type="string">
            <text:p>nadine_djomo@yahoo.fr</text:p>
          </table:table-cell>
          <table:table-cell office:value-type="string" calcext:value-type="string">
            <text:p>Nadi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5T13:05:28" calcext:value-type="date">
            <text:p>2025-02-25 13:05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09:31:37" calcext:value-type="date">
            <text:p>2025-02-25 9:31:37</text:p>
          </table:table-cell>
          <table:table-cell office:value-type="string" calcext:value-type="string">
            <text:p>mattmartin @alice.it</text:p>
          </table:table-cell>
          <table:table-cell office:value-type="string" calcext:value-type="string">
            <text:p>Maria Elisa Altob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6T18:33:24" calcext:value-type="date">
            <text:p>2025-02-26 18:33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09:46:47" calcext:value-type="date">
            <text:p>2025-02-25 9:46:47</text:p>
          </table:table-cell>
          <table:table-cell office:value-type="string" calcext:value-type="string">
            <text:p>ivana.aramini03@gmail.com</text:p>
          </table:table-cell>
          <table:table-cell office:value-type="string" calcext:value-type="string">
            <text:p>Ivana Aram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6T11:55:53" calcext:value-type="date">
            <text:p>2025-02-26 11:55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11:47:54" calcext:value-type="date">
            <text:p>2025-02-25 11:47:54</text:p>
          </table:table-cell>
          <table:table-cell office:value-type="string" calcext:value-type="string">
            <text:p>mammamer65@gmail.com</text:p>
          </table:table-cell>
          <table:table-cell office:value-type="string" calcext:value-type="string">
            <text:p>Mariagrazia Marchi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6T11:37:42" calcext:value-type="date">
            <text:p>2025-03-06 11:37:4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12:59:38" calcext:value-type="date">
            <text:p>2025-02-25 12:59:38</text:p>
          </table:table-cell>
          <table:table-cell office:value-type="string" calcext:value-type="string">
            <text:p>abatedagamara@gmail.com</text:p>
          </table:table-cell>
          <table:table-cell office:value-type="string" calcext:value-type="string">
            <text:p>Abate Daga Ma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7T09:26:27" calcext:value-type="date">
            <text:p>2025-03-07 9:26:2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13:25:08" calcext:value-type="date">
            <text:p>2025-02-25 13:25:08</text:p>
          </table:table-cell>
          <table:table-cell office:value-type="string" calcext:value-type="string">
            <text:p>victoriaburogcatapang@gmail.com</text:p>
          </table:table-cell>
          <table:table-cell office:value-type="string" calcext:value-type="string">
            <text:p>Victoria Catapang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5T13:30:12" calcext:value-type="date">
            <text:p>2025-02-25 13:30:1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5T19:47:05" calcext:value-type="date">
            <text:p>2025-02-25 19:47:05</text:p>
          </table:table-cell>
          <table:table-cell office:value-type="string" calcext:value-type="string">
            <text:p>ciancarellacaterina@gmail.com</text:p>
          </table:table-cell>
          <table:table-cell office:value-type="string" calcext:value-type="string">
            <text:p>Caterina Ciancar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5T20:14:19" calcext:value-type="date">
            <text:p>2025-02-25 20:14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7T09:45:35" calcext:value-type="date">
            <text:p>2025-02-27 9:45:35</text:p>
          </table:table-cell>
          <table:table-cell office:value-type="string" calcext:value-type="string">
            <text:p>mariscabordi@gmail.com</text:p>
          </table:table-cell>
          <table:table-cell office:value-type="string" calcext:value-type="string">
            <text:p>Marusca Bor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4:42:27" calcext:value-type="date">
            <text:p>2025-02-28 14:42:2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7T12:27:57" calcext:value-type="date">
            <text:p>2025-02-27 12:27:57</text:p>
          </table:table-cell>
          <table:table-cell office:value-type="string" calcext:value-type="string">
            <text:p>G. Pulieri@libero.it</text:p>
          </table:table-cell>
          <table:table-cell office:value-type="string" calcext:value-type="string">
            <text:p>Giovanni pulier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7T12:41:07" calcext:value-type="date">
            <text:p>2025-02-27 12:41:0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7T13:23:44" calcext:value-type="date">
            <text:p>2025-02-27 13:23:44</text:p>
          </table:table-cell>
          <table:table-cell office:value-type="string" calcext:value-type="string">
            <text:p>fiorenzisimonetta@gmail.it</text:p>
          </table:table-cell>
          <table:table-cell office:value-type="string" calcext:value-type="string">
            <text:p>Fiorenzi Simon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7T13:25:22" calcext:value-type="date">
            <text:p>2025-02-27 13:25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7T15:21:02" calcext:value-type="date">
            <text:p>2025-02-27 15:21:02</text:p>
          </table:table-cell>
          <table:table-cell office:value-type="string" calcext:value-type="string">
            <text:p>graziellaboccia@gmail.com</text:p>
          </table:table-cell>
          <table:table-cell office:value-type="string" calcext:value-type="string">
            <text:p>Grazi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7T15:34:09" calcext:value-type="date">
            <text:p>2025-02-27 15:34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07:23:58" calcext:value-type="date">
            <text:p>2025-02-28 7:23:58</text:p>
          </table:table-cell>
          <table:table-cell office:value-type="string" calcext:value-type="string">
            <text:p>Giovanna fierro@59.com</text:p>
          </table:table-cell>
          <table:table-cell office:value-type="string" calcext:value-type="string">
            <text:p>Giov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09:27:47" calcext:value-type="date">
            <text:p>2025-02-28 9:27:4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1:01:15" calcext:value-type="date">
            <text:p>2025-02-28 11:01:15</text:p>
          </table:table-cell>
          <table:table-cell office:value-type="string" calcext:value-type="string">
            <text:p>roman.liu@63libero.it</text:p>
          </table:table-cell>
          <table:table-cell office:value-type="string" calcext:value-type="string">
            <text:p>Ade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4:44:00" calcext:value-type="date">
            <text:p>2025-02-28 14:44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2:38:20" calcext:value-type="date">
            <text:p>2025-02-28 12:38:20</text:p>
          </table:table-cell>
          <table:table-cell office:value-type="string" calcext:value-type="string">
            <text:p>Williamgomezsandoval@gmail.com</text:p>
          </table:table-cell>
          <table:table-cell office:value-type="string" calcext:value-type="string">
            <text:p>William Gomez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2:38:46" calcext:value-type="date">
            <text:p>2025-02-28 12:38:4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3:04:47" calcext:value-type="date">
            <text:p>2025-02-28 13:04:47</text:p>
          </table:table-cell>
          <table:table-cell office:value-type="string" calcext:value-type="string">
            <text:p>beneretajubani68@gmail.com </text:p>
          </table:table-cell>
          <table:table-cell office:value-type="string" calcext:value-type="string">
            <text:p>Bener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3:15:08" calcext:value-type="date">
            <text:p>2025-02-28 13:15:0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3:16:03" calcext:value-type="date">
            <text:p>2025-02-28 13:16:03</text:p>
          </table:table-cell>
          <table:table-cell office:value-type="string" calcext:value-type="string">
            <text:p>angela.ferri@gruppoauthentica.it</text:p>
          </table:table-cell>
          <table:table-cell office:value-type="string" calcext:value-type="string">
            <text:p>Ange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2T16:49:39" calcext:value-type="date">
            <text:p>2025-03-12 16:49:3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4:30:19" calcext:value-type="date">
            <text:p>2025-02-28 14:30:19</text:p>
          </table:table-cell>
          <table:table-cell office:value-type="string" calcext:value-type="string">
            <text:p>andreamagnante@gmail.com</text:p>
          </table:table-cell>
          <table:table-cell office:value-type="string" calcext:value-type="string">
            <text:p>Andre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4:51:40" calcext:value-type="date">
            <text:p>2025-02-28 14:51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5:07:48" calcext:value-type="date">
            <text:p>2025-02-28 15:07:48</text:p>
          </table:table-cell>
          <table:table-cell office:value-type="string" calcext:value-type="string">
            <text:p>tetyana.pitko@gruppoauthentica.it</text:p>
          </table:table-cell>
          <table:table-cell office:value-type="string" calcext:value-type="string">
            <text:p>Tetyana Pitk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5:23:53" calcext:value-type="date">
            <text:p>2025-02-28 15:23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16:12:21" calcext:value-type="date">
            <text:p>2025-02-28 16:12:21</text:p>
          </table:table-cell>
          <table:table-cell office:value-type="string" calcext:value-type="string">
            <text:p>jbaruffa@hotmail.it</text:p>
          </table:table-cell>
          <table:table-cell office:value-type="string" calcext:value-type="string">
            <text:p>Jessica baruff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16:15:38" calcext:value-type="date">
            <text:p>2025-02-28 16:15:3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2-28T20:33:53" calcext:value-type="date">
            <text:p>2025-02-28 20:33:53</text:p>
          </table:table-cell>
          <table:table-cell office:value-type="string" calcext:value-type="string">
            <text:p>kumarsasi527@gmail.com</text:p>
          </table:table-cell>
          <table:table-cell office:value-type="string" calcext:value-type="string">
            <text:p>Sasi Kumar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2-28T20:35:30" calcext:value-type="date">
            <text:p>2025-02-28 20:35:3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08T14:41:11" calcext:value-type="date">
            <text:p>2025-03-08 14:41:11</text:p>
          </table:table-cell>
          <table:table-cell office:value-type="string" calcext:value-type="string">
            <text:p>caifassoanto@gmail,com</text:p>
          </table:table-cell>
          <table:table-cell office:value-type="string" calcext:value-type="string">
            <text:p>antoni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8T14:51:47" calcext:value-type="date">
            <text:p>2025-03-08 14:51:4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10T15:05:14" calcext:value-type="date">
            <text:p>2025-03-10 15:05:14</text:p>
          </table:table-cell>
          <table:table-cell office:value-type="string" calcext:value-type="string">
            <text:p>emiliateora@gmail.com</text:p>
          </table:table-cell>
          <table:table-cell office:value-type="string" calcext:value-type="string">
            <text:p>EMILIA TEO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0T15:07:46" calcext:value-type="date">
            <text:p>2025-03-10 15:07:4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12T15:37:37" calcext:value-type="date">
            <text:p>2025-03-12 15:37:37</text:p>
          </table:table-cell>
          <table:table-cell office:value-type="string" calcext:value-type="string">
            <text:p>margheadamo@virgilio.it</text:p>
          </table:table-cell>
          <table:table-cell office:value-type="string" calcext:value-type="string">
            <text:p>margherita adam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2T18:36:32" calcext:value-type="date">
            <text:p>2025-03-12 18:36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14T11:21:24" calcext:value-type="date">
            <text:p>2025-03-14 11:21:24</text:p>
          </table:table-cell>
          <table:table-cell office:value-type="string" calcext:value-type="string">
            <text:p>giovannademagistris112@gmail.com</text:p>
          </table:table-cell>
          <table:table-cell office:value-type="string" calcext:value-type="string">
            <text:p>Giov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4T22:20:51" calcext:value-type="date">
            <text:p>2025-03-14 22:20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22T13:19:55" calcext:value-type="date">
            <text:p>2025-03-22 13:19:55</text:p>
          </table:table-cell>
          <table:table-cell office:value-type="string" calcext:value-type="string">
            <text:p>bartolomeo1965@gmail.com</text:p>
          </table:table-cell>
          <table:table-cell office:value-type="string" calcext:value-type="string">
            <text:p>Incoronata Vill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2T15:33:43" calcext:value-type="date">
            <text:p>2025-03-22 15:33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25T15:01:54" calcext:value-type="date">
            <text:p>2025-03-25 15:01:54</text:p>
          </table:table-cell>
          <table:table-cell office:value-type="string" calcext:value-type="string">
            <text:p>mariya.dotsyac@gmail.com</text:p>
          </table:table-cell>
          <table:table-cell office:value-type="string" calcext:value-type="string">
            <text:p>Stefania Accurs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6T13:29:11" calcext:value-type="date">
            <text:p>2025-03-26 13:29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26T16:03:38" calcext:value-type="date">
            <text:p>2025-03-26 16:03:38</text:p>
          </table:table-cell>
          <table:table-cell office:value-type="string" calcext:value-type="string">
            <text:p>Dana. danti1963@gmail.com</text:p>
          </table:table-cell>
          <table:table-cell office:value-type="string" calcext:value-type="string">
            <text:p>Dana Dan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9T13:54:11" calcext:value-type="date">
            <text:p>2025-03-29 13:54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27T10:24:47" calcext:value-type="date">
            <text:p>2025-03-27 10:24:47</text:p>
          </table:table-cell>
          <table:table-cell office:value-type="string" calcext:value-type="string">
            <text:p>giancarla .minoia@gruppoauthentica.it</text:p>
          </table:table-cell>
          <table:table-cell office:value-type="string" calcext:value-type="string">
            <text:p>Giancarla Minio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7T12:26:25" calcext:value-type="date">
            <text:p>2025-03-27 12:26:2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31T10:46:53" calcext:value-type="date">
            <text:p>2025-03-31 10:46:53</text:p>
          </table:table-cell>
          <table:table-cell office:value-type="string" calcext:value-type="string">
            <text:p>pietro.fiorentino@gruppoauthentica.it</text:p>
          </table:table-cell>
          <table:table-cell office:value-type="string" calcext:value-type="string">
            <text:p>Pietro Fiorentin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31T17:24:56" calcext:value-type="date">
            <text:p>2025-03-31 17:24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31T12:13:05" calcext:value-type="date">
            <text:p>2025-03-31 12:13:05</text:p>
          </table:table-cell>
          <table:table-cell office:value-type="string" calcext:value-type="string">
            <text:p>paolo.burato@gruppoauthentica.it</text:p>
          </table:table-cell>
          <table:table-cell office:value-type="string" calcext:value-type="string">
            <text:p>Paolo Burat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31T17:54:28" calcext:value-type="date">
            <text:p>2025-03-31 17:54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3-31T12:20:26" calcext:value-type="date">
            <text:p>2025-03-31 12:20:26</text:p>
          </table:table-cell>
          <table:table-cell office:value-type="string" calcext:value-type="string">
            <text:p>nicola.russo_ext@gruppoauthentica.it</text:p>
          </table:table-cell>
          <table:table-cell office:value-type="string" calcext:value-type="string">
            <text:p>Nicola Russ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31T12:49:34" calcext:value-type="date">
            <text:p>2025-03-31 12:49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FORMAZIONE 231</text:p>
          </table:table-cell>
          <table:table-cell table:style-name="ce2" office:value-type="date" office:date-value="2025-04-16T12:46:45" calcext:value-type="date">
            <text:p>2025-04-16 12:46:45</text:p>
          </table:table-cell>
          <table:table-cell office:value-type="string" calcext:value-type="string">
            <text:p>badfriends</text:p>
          </table:table-cell>
          <table:table-cell office:value-type="string" calcext:value-type="string">
            <text:p>Pat Thomas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2:50:24" calcext:value-type="date">
            <text:p>2025-04-16 12:50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curezza_lavoro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% Contenuti completati</text:p>
          </table:table-cell>
          <table:table-cell office:value-type="string" calcext:value-type="string">
            <text:p>Attiv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Data creazion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rossima lezione</text:p>
          </table:table-cell>
          <table:table-cell office:value-type="string" calcext:value-type="string">
            <text:p>Stato partecipante</text:p>
          </table:table-cell>
          <table:table-cell office:value-type="string" calcext:value-type="string">
            <text:p>Ultimo aggiornamento il</text:p>
          </table:table-cell>
          <table:table-cell office:value-type="string" calcext:value-type="string">
            <text:p>Motivo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4-11-11T15:37:59" calcext:value-type="date">
            <text:p>2024-11-11 15:37:59</text:p>
          </table:table-cell>
          <table:table-cell office:value-type="string" calcext:value-type="string">
            <text:p>elena.galimberti@gruppoauthentica.it</text:p>
          </table:table-cell>
          <table:table-cell office:value-type="string" calcext:value-type="string">
            <text:p>ELENA GALIMBER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11:50:42" calcext:value-type="date">
            <text:p>2025-05-01 11:50:4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2-27T09:03:16" calcext:value-type="date">
            <text:p>2025-02-27 9:03:16</text:p>
          </table:table-cell>
          <table:table-cell office:value-type="string" calcext:value-type="string">
            <text:p>chiara.gilocchi@gruppoauthentica.it</text:p>
          </table:table-cell>
          <table:table-cell office:value-type="string" calcext:value-type="string">
            <text:p>chia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4:46:32" calcext:value-type="date">
            <text:p>2025-04-15 14:46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2-27T11:49:24" calcext:value-type="date">
            <text:p>2025-02-27 11:49:24</text:p>
          </table:table-cell>
          <table:table-cell office:value-type="string" calcext:value-type="string">
            <text:p>allfood.domotica.1@gmail.com</text:p>
          </table:table-cell>
          <table:table-cell office:value-type="string" calcext:value-type="string">
            <text:p>Bacsbox1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5T15:58:54" calcext:value-type="date">
            <text:p>2025-05-05 15:58:5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03T14:14:37" calcext:value-type="date">
            <text:p>2025-03-03 14:14:37</text:p>
          </table:table-cell>
          <table:table-cell office:value-type="string" calcext:value-type="string">
            <text:p>marta.casareale@gruppoauthentica.it</text:p>
          </table:table-cell>
          <table:table-cell office:value-type="string" calcext:value-type="string">
            <text:p>Marta Casareal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03T14:28:19" calcext:value-type="date">
            <text:p>2025-03-03 14:28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09T16:13:18" calcext:value-type="date">
            <text:p>2025-03-09 16:13:18</text:p>
          </table:table-cell>
          <table:table-cell office:value-type="string" calcext:value-type="string">
            <text:p>valeriadimaio.vdm@gmail.com</text:p>
          </table:table-cell>
          <table:table-cell office:value-type="string" calcext:value-type="string">
            <text:p>Valeria Di Ma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9T19:13:52" calcext:value-type="date">
            <text:p>2025-03-19 19:13:5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11T19:55:57" calcext:value-type="date">
            <text:p>2025-03-11 19:55:57</text:p>
          </table:table-cell>
          <table:table-cell office:value-type="string" calcext:value-type="string">
            <text:p>deborah1984orlandi@gmail.com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2T18:59:22" calcext:value-type="date">
            <text:p>2025-03-12 18:59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13T15:16:04" calcext:value-type="date">
            <text:p>2025-03-13 15:16:04</text:p>
          </table:table-cell>
          <table:table-cell office:value-type="string" calcext:value-type="string">
            <text:p>lore.cristralli@gmail.com</text:p>
          </table:table-cell>
          <table:table-cell office:value-type="string" calcext:value-type="string">
            <text:p>Lorenzo Crista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3T15:26:58" calcext:value-type="date">
            <text:p>2025-03-13 15:26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14T14:07:22" calcext:value-type="date">
            <text:p>2025-03-14 14:07:22</text:p>
          </table:table-cell>
          <table:table-cell office:value-type="string" calcext:value-type="string">
            <text:p>lo marcodisimone12@gmail.com</text:p>
          </table:table-cell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4T14:34:43" calcext:value-type="date">
            <text:p>2025-03-14 14:34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15T19:53:29" calcext:value-type="date">
            <text:p>2025-03-15 19:53:29</text:p>
          </table:table-cell>
          <table:table-cell office:value-type="string" calcext:value-type="string">
            <text:p>danijelastojkov@yahoo.com</text:p>
          </table:table-cell>
          <table:table-cell office:value-type="string" calcext:value-type="string">
            <text:p>Danijela Stojkov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7T16:26:56" calcext:value-type="date">
            <text:p>2025-03-17 16:26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17T13:07:44" calcext:value-type="date">
            <text:p>2025-03-17 13:07:44</text:p>
          </table:table-cell>
          <table:table-cell office:value-type="string" calcext:value-type="string">
            <text:p>monnato98@gmail.com</text:p>
          </table:table-cell>
          <table:table-cell office:value-type="string" calcext:value-type="string">
            <text:p>M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17T13:42:58" calcext:value-type="date">
            <text:p>2025-03-17 13:42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25T09:21:20" calcext:value-type="date">
            <text:p>2025-03-25 9:21:20</text:p>
          </table:table-cell>
          <table:table-cell office:value-type="string" calcext:value-type="string">
            <text:p>andreamoro69@hotmail.com</text:p>
          </table:table-cell>
          <table:table-cell office:value-type="string" calcext:value-type="string">
            <text:p>ANDREA MOR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5T16:01:15" calcext:value-type="date">
            <text:p>2025-03-25 16:01:1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3-28T16:50:24" calcext:value-type="date">
            <text:p>2025-03-28 16:50:24</text:p>
          </table:table-cell>
          <table:table-cell office:value-type="string" calcext:value-type="string">
            <text:p>Dana. danti1963@gmail.com</text:p>
          </table:table-cell>
          <table:table-cell office:value-type="string" calcext:value-type="string">
            <text:p>Dana Dan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3-29T11:42:38" calcext:value-type="date">
            <text:p>2025-03-29 11:42:3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2:56:56" calcext:value-type="date">
            <text:p>2025-04-15 12:56:56</text:p>
          </table:table-cell>
          <table:table-cell office:value-type="string" calcext:value-type="string">
            <text:p>sile2@hotmail.it</text:p>
          </table:table-cell>
          <table:table-cell office:value-type="string" calcext:value-type="string">
            <text:p>Jia Liju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3:24:48" calcext:value-type="date">
            <text:p>2025-04-15 13:24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3:00:14" calcext:value-type="date">
            <text:p>2025-04-15 13:00:14</text:p>
          </table:table-cell>
          <table:table-cell office:value-type="string" calcext:value-type="string">
            <text:p>orietta.zoia@gruppoauthentica.it</text:p>
          </table:table-cell>
          <table:table-cell office:value-type="string" calcext:value-type="string">
            <text:p>Ori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16:44:18" calcext:value-type="date">
            <text:p>2025-04-17 16:44:1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3:07:25" calcext:value-type="date">
            <text:p>2025-04-15 13:07:25</text:p>
          </table:table-cell>
          <table:table-cell office:value-type="string" calcext:value-type="string">
            <text:p>giuseppe.fardella@gruppoauthentica.it</text:p>
          </table:table-cell>
          <table:table-cell office:value-type="string" calcext:value-type="string">
            <text:p>Giusepp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12:49:57" calcext:value-type="date">
            <text:p>2025-04-17 12:49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3:14:31" calcext:value-type="date">
            <text:p>2025-04-15 13:14:31</text:p>
          </table:table-cell>
          <table:table-cell office:value-type="string" calcext:value-type="string">
            <text:p>edoardo.gorelli@gruppoauthentica.it</text:p>
          </table:table-cell>
          <table:table-cell office:value-type="string" calcext:value-type="string">
            <text:p>Edoardo Gor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6:42:28" calcext:value-type="date">
            <text:p>2025-04-18 16:42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3:15:26" calcext:value-type="date">
            <text:p>2025-04-15 13:15:26</text:p>
          </table:table-cell>
          <table:table-cell office:value-type="string" calcext:value-type="string">
            <text:p>elena.bertelli@gruppoauthentica.it</text:p>
          </table:table-cell>
          <table:table-cell office:value-type="string" calcext:value-type="string">
            <text:p>Elena Bert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23:03:41" calcext:value-type="date">
            <text:p>2025-04-28 23:03:4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4:11:31" calcext:value-type="date">
            <text:p>2025-04-15 14:11:31</text:p>
          </table:table-cell>
          <table:table-cell office:value-type="string" calcext:value-type="string">
            <text:p>sabrina.cruciani@gruppoauthentica.it</text:p>
          </table:table-cell>
          <table:table-cell office:value-type="string" calcext:value-type="string">
            <text:p>Sabrina Cruci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13:56:41" calcext:value-type="date">
            <text:p>2025-04-17 13:56:4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4:12:49" calcext:value-type="date">
            <text:p>2025-04-15 14:12:49</text:p>
          </table:table-cell>
          <table:table-cell office:value-type="string" calcext:value-type="string">
            <text:p>cristina.prada@gruppoauthentica.it</text:p>
          </table:table-cell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8:13:23" calcext:value-type="date">
            <text:p>2025-04-15 18:13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4:31:28" calcext:value-type="date">
            <text:p>2025-04-15 14:31:28</text:p>
          </table:table-cell>
          <table:table-cell office:value-type="string" calcext:value-type="string">
            <text:p>caterina.tadiello@gruppoauthentica.it</text:p>
          </table:table-cell>
          <table:table-cell office:value-type="string" calcext:value-type="string">
            <text:p>Caterina Tadiel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2T13:06:30" calcext:value-type="date">
            <text:p>2025-04-22 13:06:3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4:34:27" calcext:value-type="date">
            <text:p>2025-04-15 14:34:27</text:p>
          </table:table-cell>
          <table:table-cell office:value-type="string" calcext:value-type="string">
            <text:p>ginevra.serrani@gruppoauthentica.it</text:p>
          </table:table-cell>
          <table:table-cell office:value-type="string" calcext:value-type="string">
            <text:p>Ginevra Serr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1:33:36" calcext:value-type="date">
            <text:p>2025-04-16 11:33:3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5:08:52" calcext:value-type="date">
            <text:p>2025-04-15 15:08:52</text:p>
          </table:table-cell>
          <table:table-cell office:value-type="string" calcext:value-type="string">
            <text:p>annalisadileta@gmail.com</text:p>
          </table:table-cell>
          <table:table-cell office:value-type="string" calcext:value-type="string">
            <text:p>Annalisa Di le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8:06:01" calcext:value-type="date">
            <text:p>2025-04-15 18:06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5:57:18" calcext:value-type="date">
            <text:p>2025-04-15 15:57:18</text:p>
          </table:table-cell>
          <table:table-cell office:value-type="string" calcext:value-type="string">
            <text:p>pietro.spalanzani@gruppoauthentica.it</text:p>
          </table:table-cell>
          <table:table-cell office:value-type="string" calcext:value-type="string">
            <text:p>Pietro Spalanz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6:13:28" calcext:value-type="date">
            <text:p>2025-04-15 16:13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18:39:18" calcext:value-type="date">
            <text:p>2025-04-15 18:39:18</text:p>
          </table:table-cell>
          <table:table-cell office:value-type="string" calcext:value-type="string">
            <text:p>aidaselimay@gmail.com</text:p>
          </table:table-cell>
          <table:table-cell office:value-type="string" calcext:value-type="string">
            <text:p>Aid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5T19:22:14" calcext:value-type="date">
            <text:p>2025-04-15 19:22:1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5T22:16:07" calcext:value-type="date">
            <text:p>2025-04-15 22:16:07</text:p>
          </table:table-cell>
          <table:table-cell office:value-type="string" calcext:value-type="string">
            <text:p>laura__fav@libero.it</text:p>
          </table:table-cell>
          <table:table-cell office:value-type="string" calcext:value-type="string">
            <text:p>Laura Minno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5:57:11" calcext:value-type="date">
            <text:p>2025-04-18 15:57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05:38:11" calcext:value-type="date">
            <text:p>2025-04-16 5:38:11</text:p>
          </table:table-cell>
          <table:table-cell office:value-type="string" calcext:value-type="string">
            <text:p>nostroanna37@gmaill. com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05:53:46" calcext:value-type="date">
            <text:p>2025-04-24 5:53:4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06:52:03" calcext:value-type="date">
            <text:p>2025-04-16 6:52:03</text:p>
          </table:table-cell>
          <table:table-cell office:value-type="string" calcext:value-type="string">
            <text:p>danilo.diluigi@gruppoauthentica.it</text:p>
          </table:table-cell>
          <table:table-cell office:value-type="string" calcext:value-type="string">
            <text:p>Danilo Di Luig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07:13:24" calcext:value-type="date">
            <text:p>2025-04-16 7:13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07:53:40" calcext:value-type="date">
            <text:p>2025-04-16 7:53:40</text:p>
          </table:table-cell>
          <table:table-cell office:value-type="string" calcext:value-type="string">
            <text:p>humberto1@gruppoauthentica.it</text:p>
          </table:table-cell>
          <table:table-cell office:value-type="string" calcext:value-type="string">
            <text:p>Massimiliano Mere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07:54:06" calcext:value-type="date">
            <text:p>2025-04-16 7:54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09:30:28" calcext:value-type="date">
            <text:p>2025-04-16 9:30:28</text:p>
          </table:table-cell>
          <table:table-cell office:value-type="string" calcext:value-type="string">
            <text:p>martina.cordone@gruppoauthentica.it</text:p>
          </table:table-cell>
          <table:table-cell office:value-type="string" calcext:value-type="string">
            <text:p>Mar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4:50:09" calcext:value-type="date">
            <text:p>2025-04-28 14:50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1:36:15" calcext:value-type="date">
            <text:p>2025-04-16 11:36:15</text:p>
          </table:table-cell>
          <table:table-cell office:value-type="string" calcext:value-type="string">
            <text:p>simone.proietti@gruppoauthentica.it</text:p>
          </table:table-cell>
          <table:table-cell office:value-type="string" calcext:value-type="string">
            <text:p>Simone Proi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3:13:08" calcext:value-type="date">
            <text:p>2025-04-16 13:13:0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3:28:52" calcext:value-type="date">
            <text:p>2025-04-16 13:28:52</text:p>
          </table:table-cell>
          <table:table-cell office:value-type="string" calcext:value-type="string">
            <text:p>monikabeata68@gmail.com</text:p>
          </table:table-cell>
          <table:table-cell office:value-type="string" calcext:value-type="string">
            <text:p>Monika Beata Gawrys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20:20:54" calcext:value-type="date">
            <text:p>2025-04-28 20:20:5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4:17:38" calcext:value-type="date">
            <text:p>2025-04-16 14:17:38</text:p>
          </table:table-cell>
          <table:table-cell office:value-type="string" calcext:value-type="string">
            <text:p>giulia.dellaspoletina@gruppoauthentica.it</text:p>
          </table:table-cell>
          <table:table-cell office:value-type="string" calcext:value-type="string">
            <text:p>Giulia Della Spole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4:23:45" calcext:value-type="date">
            <text:p>2025-04-16 14:23:4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5:35:48" calcext:value-type="date">
            <text:p>2025-04-16 15:35:48</text:p>
          </table:table-cell>
          <table:table-cell office:value-type="string" calcext:value-type="string">
            <text:p>silvia.paccoia75@gmail.com </text:p>
          </table:table-cell>
          <table:table-cell office:value-type="string" calcext:value-type="string">
            <text:p>Silvia Pacco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13:04:57" calcext:value-type="date">
            <text:p>2025-04-27 13:04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5:42:39" calcext:value-type="date">
            <text:p>2025-04-16 15:42:39</text:p>
          </table:table-cell>
          <table:table-cell office:value-type="string" calcext:value-type="string">
            <text:p>elviangel68@libero.it</text:p>
          </table:table-cell>
          <table:table-cell office:value-type="string" calcext:value-type="string">
            <text:p>Elvi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7:13:17" calcext:value-type="date">
            <text:p>2025-04-29 17:13:1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6:08:58" calcext:value-type="date">
            <text:p>2025-04-16 16:08:58</text:p>
          </table:table-cell>
          <table:table-cell office:value-type="string" calcext:value-type="string">
            <text:p>fabrizio.nava@gruppoauthentica.it</text:p>
          </table:table-cell>
          <table:table-cell office:value-type="string" calcext:value-type="string">
            <text:p>FABRIZIO NAV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6:32:26" calcext:value-type="date">
            <text:p>2025-04-16 16:32:2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8:40:51" calcext:value-type="date">
            <text:p>2025-04-16 18:40:51</text:p>
          </table:table-cell>
          <table:table-cell office:value-type="string" calcext:value-type="string">
            <text:p>valentina20062014@gmai.com</text:p>
          </table:table-cell>
          <table:table-cell office:value-type="string" calcext:value-type="string">
            <text:p>Valent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21:33:13" calcext:value-type="date">
            <text:p>2025-04-29 21:33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9:23:41" calcext:value-type="date">
            <text:p>2025-04-16 19:23:41</text:p>
          </table:table-cell>
          <table:table-cell office:value-type="string" calcext:value-type="string">
            <text:p>bod79@hotmail.it</text:p>
          </table:table-cell>
          <table:table-cell office:value-type="string" calcext:value-type="string">
            <text:p>Ilaria Mart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20:09:53" calcext:value-type="date">
            <text:p>2025-04-16 20:09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6T19:31:49" calcext:value-type="date">
            <text:p>2025-04-16 19:31:49</text:p>
          </table:table-cell>
          <table:table-cell office:value-type="string" calcext:value-type="string">
            <text:p>lilliu732@gmail.com </text:p>
          </table:table-cell>
          <table:table-cell office:value-type="string" calcext:value-type="string">
            <text:p>Teresa Lilliu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6T19:46:37" calcext:value-type="date">
            <text:p>2025-04-16 19:46:3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11:37:06" calcext:value-type="date">
            <text:p>2025-04-17 11:37:06</text:p>
          </table:table-cell>
          <table:table-cell office:value-type="string" calcext:value-type="string">
            <text:p>Emanuela.caoccetta63@gmail.com</text:p>
          </table:table-cell>
          <table:table-cell office:value-type="string" calcext:value-type="string">
            <text:p>Emanuela Capocc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1T10:06:48" calcext:value-type="date">
            <text:p>2025-04-21 10:06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12:46:44" calcext:value-type="date">
            <text:p>2025-04-17 12:46:44</text:p>
          </table:table-cell>
          <table:table-cell office:value-type="string" calcext:value-type="string">
            <text:p>angela.inverardi66@gmail.com</text:p>
          </table:table-cell>
          <table:table-cell office:value-type="string" calcext:value-type="string">
            <text:p>Angela Inverar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3T12:36:49" calcext:value-type="date">
            <text:p>2025-05-03 12:36:4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17:08:13" calcext:value-type="date">
            <text:p>2025-04-17 17:08:13</text:p>
          </table:table-cell>
          <table:table-cell office:value-type="string" calcext:value-type="string">
            <text:p>fernanda.giuntella@gmail.com</text:p>
          </table:table-cell>
          <table:table-cell office:value-type="string" calcext:value-type="string">
            <text:p>Fernanda Giunt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10:54:35" calcext:value-type="date">
            <text:p>2025-05-01 10:54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18:50:37" calcext:value-type="date">
            <text:p>2025-04-17 18:50:37</text:p>
          </table:table-cell>
          <table:table-cell office:value-type="string" calcext:value-type="string">
            <text:p>kotecot762@agiuse.com</text:p>
          </table:table-cell>
          <table:table-cell office:value-type="string" calcext:value-type="string">
            <text:p>Pino Pa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19:52:35" calcext:value-type="date">
            <text:p>2025-04-17 19:52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19:16:09" calcext:value-type="date">
            <text:p>2025-04-17 19:16: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zia Di Giacom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19:43:43" calcext:value-type="date">
            <text:p>2025-04-17 19:43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7T20:21:21" calcext:value-type="date">
            <text:p>2025-04-17 20:21:21</text:p>
          </table:table-cell>
          <table:table-cell office:value-type="string" calcext:value-type="string">
            <text:p>Mariabucci889@gmail.com</text:p>
          </table:table-cell>
          <table:table-cell office:value-type="string" calcext:value-type="string">
            <text:p>Maria Bu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7T20:35:23" calcext:value-type="date">
            <text:p>2025-04-17 20:35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08:59:13" calcext:value-type="date">
            <text:p>2025-04-18 8:59:13</text:p>
          </table:table-cell>
          <table:table-cell office:value-type="string" calcext:value-type="string">
            <text:p>roberta.ciubini@gmail.com</text:p>
          </table:table-cell>
          <table:table-cell office:value-type="string" calcext:value-type="string">
            <text:p>Roberta Ciub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09:02:59" calcext:value-type="date">
            <text:p>2025-04-18 9:02:5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10:27:46" calcext:value-type="date">
            <text:p>2025-04-18 10:27:46</text:p>
          </table:table-cell>
          <table:table-cell office:value-type="string" calcext:value-type="string">
            <text:p>claudia.perez@gruppoauthentica.it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1:52:01" calcext:value-type="date">
            <text:p>2025-04-18 11:52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16:14:24" calcext:value-type="date">
            <text:p>2025-04-18 16:14:24</text:p>
          </table:table-cell>
          <table:table-cell office:value-type="string" calcext:value-type="string">
            <text:p>ginevra.pagliaroni@gruppoauthentica.it</text:p>
          </table:table-cell>
          <table:table-cell office:value-type="string" calcext:value-type="string">
            <text:p>Ginevra R. Pagliar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6:22:40" calcext:value-type="date">
            <text:p>2025-04-18 16:22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16:24:08" calcext:value-type="date">
            <text:p>2025-04-18 16:24:08</text:p>
          </table:table-cell>
          <table:table-cell office:value-type="string" calcext:value-type="string">
            <text:p>moira.petrelli@gruppoauthentica.it</text:p>
          </table:table-cell>
          <table:table-cell office:value-type="string" calcext:value-type="string">
            <text:p>MOI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6:33:57" calcext:value-type="date">
            <text:p>2025-04-18 16:33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16:35:37" calcext:value-type="date">
            <text:p>2025-04-18 16:35:37</text:p>
          </table:table-cell>
          <table:table-cell office:value-type="string" calcext:value-type="string">
            <text:p>lucia.rossi@gruppoauthentica.it</text:p>
          </table:table-cell>
          <table:table-cell office:value-type="string" calcext:value-type="string">
            <text:p>Luc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7:50:39" calcext:value-type="date">
            <text:p>2025-04-28 17:50:3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8T19:18:45" calcext:value-type="date">
            <text:p>2025-04-18 19:18:45</text:p>
          </table:table-cell>
          <table:table-cell office:value-type="string" calcext:value-type="string">
            <text:p>giancarlodilaolo2263@gmail.com</text:p>
          </table:table-cell>
          <table:table-cell office:value-type="string" calcext:value-type="string">
            <text:p>Giancarlo Di Pao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8T19:27:04" calcext:value-type="date">
            <text:p>2025-04-18 19:27:0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9T08:27:23" calcext:value-type="date">
            <text:p>2025-04-19 8:27:23</text:p>
          </table:table-cell>
          <table:table-cell office:value-type="string" calcext:value-type="string">
            <text:p>giacomettilaura@gmail.com</text:p>
          </table:table-cell>
          <table:table-cell office:value-type="string" calcext:value-type="string">
            <text:p>Lauragiacom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9T10:01:04" calcext:value-type="date">
            <text:p>2025-04-19 10:01:0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9T10:25:17" calcext:value-type="date">
            <text:p>2025-04-19 10:25:17</text:p>
          </table:table-cell>
          <table:table-cell office:value-type="string" calcext:value-type="string">
            <text:p>lucadl0967@gmail.com</text:p>
          </table:table-cell>
          <table:table-cell office:value-type="string" calcext:value-type="string">
            <text:p>Luca Di Lern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9T10:48:45" calcext:value-type="date">
            <text:p>2025-04-19 10:48:4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9T13:12:52" calcext:value-type="date">
            <text:p>2025-04-19 13:12:52</text:p>
          </table:table-cell>
          <table:table-cell office:value-type="string" calcext:value-type="string">
            <text:p>marta.manerba68@gmail.com</text:p>
          </table:table-cell>
          <table:table-cell office:value-type="string" calcext:value-type="string">
            <text:p>Marta Manerb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9T14:12:01" calcext:value-type="date">
            <text:p>2025-04-19 14:12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19T18:06:51" calcext:value-type="date">
            <text:p>2025-04-19 18:06:51</text:p>
          </table:table-cell>
          <table:table-cell office:value-type="string" calcext:value-type="string">
            <text:p>lvolcn72t47l219B</text:p>
          </table:table-cell>
          <table:table-cell office:value-type="string" calcext:value-type="string">
            <text:p>Lucia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19T20:21:09" calcext:value-type="date">
            <text:p>2025-04-19 20:21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0T11:10:22" calcext:value-type="date">
            <text:p>2025-04-20 11:10:22</text:p>
          </table:table-cell>
          <table:table-cell office:value-type="string" calcext:value-type="string">
            <text:p>palma.sordi1970@gmail.com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14:13:19" calcext:value-type="date">
            <text:p>2025-04-24 14:13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0T21:30:48" calcext:value-type="date">
            <text:p>2025-04-20 21:30:48</text:p>
          </table:table-cell>
          <table:table-cell office:value-type="string" calcext:value-type="string">
            <text:p>CNTPLA72D44H645Z</text:p>
          </table:table-cell>
          <table:table-cell office:value-type="string" calcext:value-type="string">
            <text:p>Pao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0T22:20:39" calcext:value-type="date">
            <text:p>2025-04-20 22:20:3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1T18:11:19" calcext:value-type="date">
            <text:p>2025-04-21 18:11:19</text:p>
          </table:table-cell>
          <table:table-cell office:value-type="string" calcext:value-type="string">
            <text:p>cucina.cobo@sarcacatering.it</text:p>
          </table:table-cell>
          <table:table-cell office:value-type="string" calcext:value-type="string">
            <text:p>PieroZ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10:18:51" calcext:value-type="date">
            <text:p>2025-04-27 10:18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2T13:09:22" calcext:value-type="date">
            <text:p>2025-04-22 13:09:22</text:p>
          </table:table-cell>
          <table:table-cell office:value-type="string" calcext:value-type="string">
            <text:p>Simona_dipalma@libero it</text:p>
          </table:table-cell>
          <table:table-cell office:value-type="string" calcext:value-type="string">
            <text:p>Sim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2T19:34:24" calcext:value-type="date">
            <text:p>2025-04-22 19:34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2T16:36:59" calcext:value-type="date">
            <text:p>2025-04-22 16:36:59</text:p>
          </table:table-cell>
          <table:table-cell office:value-type="string" calcext:value-type="string">
            <text:p>cinziamarcucci03@gmail.com</text:p>
          </table:table-cell>
          <table:table-cell office:value-type="string" calcext:value-type="string">
            <text:p>Marcucci Cinz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2T16:50:35" calcext:value-type="date">
            <text:p>2025-04-22 16:50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2T19:51:49" calcext:value-type="date">
            <text:p>2025-04-22 19:51:49</text:p>
          </table:table-cell>
          <table:table-cell office:value-type="string" calcext:value-type="string">
            <text:p>angelablacona@gmail.com</text:p>
          </table:table-cell>
          <table:table-cell office:value-type="string" calcext:value-type="string">
            <text:p>Angela Blaconà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2T20:59:10" calcext:value-type="date">
            <text:p>2025-04-22 20:59:1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0:42:09" calcext:value-type="date">
            <text:p>2025-04-23 10:42:09</text:p>
          </table:table-cell>
          <table:table-cell office:value-type="string" calcext:value-type="string">
            <text:p>giacomozzi.l@hormail.it</text:p>
          </table:table-cell>
          <table:table-cell office:value-type="string" calcext:value-type="string">
            <text:p>Lucrezia giacomozz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11:08:20" calcext:value-type="date">
            <text:p>2025-04-26 11:08:2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1:22:43" calcext:value-type="date">
            <text:p>2025-04-23 11:22:43</text:p>
          </table:table-cell>
          <table:table-cell office:value-type="string" calcext:value-type="string">
            <text:p>teresa.blanda@gmail.com</text:p>
          </table:table-cell>
          <table:table-cell office:value-type="string" calcext:value-type="string">
            <text:p>Blanda Teresa Mar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3T17:21:18" calcext:value-type="date">
            <text:p>2025-04-23 17:21:1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3:14:26" calcext:value-type="date">
            <text:p>2025-04-23 13:14:26</text:p>
          </table:table-cell>
          <table:table-cell office:value-type="string" calcext:value-type="string">
            <text:p>roberto.tiburzi@gruppoauthentica.it</text:p>
          </table:table-cell>
          <table:table-cell office:value-type="string" calcext:value-type="string">
            <text:p>Roberto Tiburz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3T13:38:09" calcext:value-type="date">
            <text:p>2025-04-23 13:38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3:33:31" calcext:value-type="date">
            <text:p>2025-04-23 13:33:31</text:p>
          </table:table-cell>
          <table:table-cell office:value-type="string" calcext:value-type="string">
            <text:p>sabrina.giovannini@gruppoauthentica.it</text:p>
          </table:table-cell>
          <table:table-cell office:value-type="string" calcext:value-type="string">
            <text:p>Sabr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3T13:39:57" calcext:value-type="date">
            <text:p>2025-04-23 13:39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5:15:33" calcext:value-type="date">
            <text:p>2025-04-23 15:15:33</text:p>
          </table:table-cell>
          <table:table-cell office:value-type="string" calcext:value-type="string">
            <text:p>elenaolmi701@gmail.com</text:p>
          </table:table-cell>
          <table:table-cell office:value-type="string" calcext:value-type="string">
            <text:p>Elena Olm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5T17:05:21" calcext:value-type="date">
            <text:p>2025-04-25 17:05:2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5:23:11" calcext:value-type="date">
            <text:p>2025-04-23 15:23:11</text:p>
          </table:table-cell>
          <table:table-cell office:value-type="string" calcext:value-type="string">
            <text:p>dani.carpe@libero.it</text:p>
          </table:table-cell>
          <table:table-cell office:value-type="string" calcext:value-type="string">
            <text:p>Rosalia berto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22:11:35" calcext:value-type="date">
            <text:p>2025-04-28 22:11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3T15:55:03" calcext:value-type="date">
            <text:p>2025-04-23 15:55:03</text:p>
          </table:table-cell>
          <table:table-cell office:value-type="string" calcext:value-type="string">
            <text:p>Fathiolabidi@gmail.com</text:p>
          </table:table-cell>
          <table:table-cell office:value-type="string" calcext:value-type="string">
            <text:p>Fathi labi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3T16:21:57" calcext:value-type="date">
            <text:p>2025-04-23 16:21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4T10:51:58" calcext:value-type="date">
            <text:p>2025-04-24 10:51:58</text:p>
          </table:table-cell>
          <table:table-cell office:value-type="string" calcext:value-type="string">
            <text:p>tamaratintiisona72@gmail.com</text:p>
          </table:table-cell>
          <table:table-cell office:value-type="string" calcext:value-type="string">
            <text:p>Tamara Tintiso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16:09:28" calcext:value-type="date">
            <text:p>2025-04-24 16:09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4T14:45:08" calcext:value-type="date">
            <text:p>2025-04-24 14:45:08</text:p>
          </table:table-cell>
          <table:table-cell office:value-type="string" calcext:value-type="string">
            <text:p>rita.s13@tiscali.ut</text:p>
          </table:table-cell>
          <table:table-cell office:value-type="string" calcext:value-type="string">
            <text:p>Ri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15:05:00" calcext:value-type="date">
            <text:p>2025-04-24 15:05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4T17:29:55" calcext:value-type="date">
            <text:p>2025-04-24 17:29:55</text:p>
          </table:table-cell>
          <table:table-cell office:value-type="string" calcext:value-type="string">
            <text:p>saralagana280673@gimeil.com</text:p>
          </table:table-cell>
          <table:table-cell office:value-type="string" calcext:value-type="string">
            <text:p>Rosaria Laganà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10:45:34" calcext:value-type="date">
            <text:p>2025-05-01 10:45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4T18:48:47" calcext:value-type="date">
            <text:p>2025-04-24 18:48:47</text:p>
          </table:table-cell>
          <table:table-cell office:value-type="string" calcext:value-type="string">
            <text:p>claudiabec110864@gmail.com</text:p>
          </table:table-cell>
          <table:table-cell office:value-type="string" calcext:value-type="string">
            <text:p>Claudia Beccar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18:52:57" calcext:value-type="date">
            <text:p>2025-04-24 18:52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4T20:04:33" calcext:value-type="date">
            <text:p>2025-04-24 20:04:33</text:p>
          </table:table-cell>
          <table:table-cell office:value-type="string" calcext:value-type="string">
            <text:p>ferra.dane@gmail.com</text:p>
          </table:table-cell>
          <table:table-cell office:value-type="string" calcext:value-type="string">
            <text:p>Katia Danel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4T20:24:13" calcext:value-type="date">
            <text:p>2025-04-24 20:24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5T18:07:05" calcext:value-type="date">
            <text:p>2025-04-25 18:07:05</text:p>
          </table:table-cell>
          <table:table-cell office:value-type="string" calcext:value-type="string">
            <text:p>ryanzerbini69@gmail.com</text:p>
          </table:table-cell>
          <table:table-cell office:value-type="string" calcext:value-type="string">
            <text:p>Ryan Zerb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5T18:40:05" calcext:value-type="date">
            <text:p>2025-04-25 18:40:0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5T20:04:49" calcext:value-type="date">
            <text:p>2025-04-25 20:04:49</text:p>
          </table:table-cell>
          <table:table-cell office:value-type="string" calcext:value-type="string">
            <text:p>mikitir92@icloud.com</text:p>
          </table:table-cell>
          <table:table-cell office:value-type="string" calcext:value-type="string">
            <text:p>Annunziatina <text:s/>sterlacc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5T20:08:00" calcext:value-type="date">
            <text:p>2025-04-25 20:08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5T22:46:32" calcext:value-type="date">
            <text:p>2025-04-25 22:46:32</text:p>
          </table:table-cell>
          <table:table-cell office:value-type="string" calcext:value-type="string">
            <text:p>goncharuk.nelia@gmail.com</text:p>
          </table:table-cell>
          <table:table-cell office:value-type="string" calcext:value-type="string">
            <text:p>Nelia Honcharuk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08:06:23" calcext:value-type="date">
            <text:p>2025-04-27 8:06:2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00:19:07" calcext:value-type="date">
            <text:p>2025-04-26 0:19:07</text:p>
          </table:table-cell>
          <table:table-cell office:value-type="string" calcext:value-type="string">
            <text:p>1m,grazia.mg@gmail.com</text:p>
          </table:table-cell>
          <table:table-cell office:value-type="string" calcext:value-type="string">
            <text:p>MariaGrazia Gidiu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00:23:40" calcext:value-type="date">
            <text:p>2025-04-26 0:23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08:16:30" calcext:value-type="date">
            <text:p>2025-04-26 8:16:30</text:p>
          </table:table-cell>
          <table:table-cell office:value-type="string" calcext:value-type="string">
            <text:p>Laura.longetti.93@gmail.com</text:p>
          </table:table-cell>
          <table:table-cell office:value-type="string" calcext:value-type="string">
            <text:p>Laura Long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11:33:51" calcext:value-type="date">
            <text:p>2025-04-26 11:33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15:05:28" calcext:value-type="date">
            <text:p>2025-04-26 15:05:28</text:p>
          </table:table-cell>
          <table:table-cell office:value-type="string" calcext:value-type="string">
            <text:p>eliana_yasmin08@hotmail.com</text:p>
          </table:table-cell>
          <table:table-cell office:value-type="string" calcext:value-type="string">
            <text:p>eliana lopes de Sous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16:18:31" calcext:value-type="date">
            <text:p>2025-04-26 16:18:3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17:40:11" calcext:value-type="date">
            <text:p>2025-04-26 17:40:11</text:p>
          </table:table-cell>
          <table:table-cell office:value-type="string" calcext:value-type="string">
            <text:p>serenatesti2@gmail.com</text:p>
          </table:table-cell>
          <table:table-cell office:value-type="string" calcext:value-type="string">
            <text:p>Serena tes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18:27:56" calcext:value-type="date">
            <text:p>2025-04-26 18:27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19:35:27" calcext:value-type="date">
            <text:p>2025-04-26 19:35:27</text:p>
          </table:table-cell>
          <table:table-cell office:value-type="string" calcext:value-type="string">
            <text:p>dragoalberto1959@libero.it</text:p>
          </table:table-cell>
          <table:table-cell office:value-type="string" calcext:value-type="string">
            <text:p>Alberto Drag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6T19:42:42" calcext:value-type="date">
            <text:p>2025-04-26 19:42:4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6T19:53:41" calcext:value-type="date">
            <text:p>2025-04-26 19:53:41</text:p>
          </table:table-cell>
          <table:table-cell office:value-type="string" calcext:value-type="string">
            <text:p>consanifamily@gmail.com</text:p>
          </table:table-cell>
          <table:table-cell office:value-type="string" calcext:value-type="string">
            <text:p>Claudia Bargag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3:36:01" calcext:value-type="date">
            <text:p>2025-04-28 13:36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7T11:09:54" calcext:value-type="date">
            <text:p>2025-04-27 11:09:54</text:p>
          </table:table-cell>
          <table:table-cell office:value-type="string" calcext:value-type="string">
            <text:p>concetta.farfariello30@gmail.com</text:p>
          </table:table-cell>
          <table:table-cell office:value-type="string" calcext:value-type="string">
            <text:p>Concetta Farfariel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11:32:04" calcext:value-type="date">
            <text:p>2025-04-27 11:32:0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7T11:43:02" calcext:value-type="date">
            <text:p>2025-04-27 11:43:02</text:p>
          </table:table-cell>
          <table:table-cell office:value-type="string" calcext:value-type="string">
            <text:p>barbalunis@yahoo.it</text:p>
          </table:table-cell>
          <table:table-cell office:value-type="string" calcext:value-type="string">
            <text:p>Barbara Norbiat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16:15:53" calcext:value-type="date">
            <text:p>2025-04-27 16:15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7T16:37:17" calcext:value-type="date">
            <text:p>2025-04-27 16:37:17</text:p>
          </table:table-cell>
          <table:table-cell office:value-type="string" calcext:value-type="string">
            <text:p>ziopeppeanna@live.it</text:p>
          </table:table-cell>
          <table:table-cell office:value-type="string" calcext:value-type="string">
            <text:p>Lambiase Giuseppi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7T16:51:28" calcext:value-type="date">
            <text:p>2025-04-27 16:51:2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07:43:10" calcext:value-type="date">
            <text:p>2025-04-28 7:43:10</text:p>
          </table:table-cell>
          <table:table-cell office:value-type="string" calcext:value-type="string">
            <text:p>Adele73@gmail.com</text:p>
          </table:table-cell>
          <table:table-cell office:value-type="string" calcext:value-type="string">
            <text:p>Adele Attanas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5:26:40" calcext:value-type="date">
            <text:p>2025-04-28 15:26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0:09:35" calcext:value-type="date">
            <text:p>2025-04-28 10:09:35</text:p>
          </table:table-cell>
          <table:table-cell office:value-type="string" calcext:value-type="string">
            <text:p>Giovanna fierro@59.com</text:p>
          </table:table-cell>
          <table:table-cell office:value-type="string" calcext:value-type="string">
            <text:p>Giov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0:12:48" calcext:value-type="date">
            <text:p>2025-04-28 10:12:4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0:50:14" calcext:value-type="date">
            <text:p>2025-04-28 10:50:14</text:p>
          </table:table-cell>
          <table:table-cell office:value-type="string" calcext:value-type="string">
            <text:p>morad.rahman84@gmail.com</text:p>
          </table:table-cell>
          <table:table-cell office:value-type="string" calcext:value-type="string">
            <text:p>morad rahma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2:18:40" calcext:value-type="date">
            <text:p>2025-04-29 12:18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1:54:41" calcext:value-type="date">
            <text:p>2025-04-28 11:54:41</text:p>
          </table:table-cell>
          <table:table-cell office:value-type="string" calcext:value-type="string">
            <text:p>mammamer65@gmail.com</text:p>
          </table:table-cell>
          <table:table-cell office:value-type="string" calcext:value-type="string">
            <text:p>Mariagrazia Marchi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2:48:09" calcext:value-type="date">
            <text:p>2025-04-29 12:48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4:23:35" calcext:value-type="date">
            <text:p>2025-04-28 14:23:35</text:p>
          </table:table-cell>
          <table:table-cell office:value-type="string" calcext:value-type="string">
            <text:p>paola.sordi@gruppoauthentica.it</text:p>
          </table:table-cell>
          <table:table-cell office:value-type="string" calcext:value-type="string">
            <text:p>Paola Sord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4:36:21" calcext:value-type="date">
            <text:p>2025-04-28 14:36:2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5:33:18" calcext:value-type="date">
            <text:p>2025-04-28 15:33:18</text:p>
          </table:table-cell>
          <table:table-cell office:value-type="string" calcext:value-type="string">
            <text:p>deborahdellerba73@gmail.com</text:p>
          </table:table-cell>
          <table:table-cell office:value-type="string" calcext:value-type="string">
            <text:p>Deborah Dellerb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5:38:56" calcext:value-type="date">
            <text:p>2025-04-28 15:38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6:11:22" calcext:value-type="date">
            <text:p>2025-04-28 16:11:22</text:p>
          </table:table-cell>
          <table:table-cell office:value-type="string" calcext:value-type="string">
            <text:p>tetyana.pitko@gruppoauthentica.it</text:p>
          </table:table-cell>
          <table:table-cell office:value-type="string" calcext:value-type="string">
            <text:p>Tetyana Pitk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6:24:35" calcext:value-type="date">
            <text:p>2025-04-28 16:24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6:29:11" calcext:value-type="date">
            <text:p>2025-04-28 16:29:11</text:p>
          </table:table-cell>
          <table:table-cell office:value-type="string" calcext:value-type="string">
            <text:p>stefania.dimaggio69@gmail.com</text:p>
          </table:table-cell>
          <table:table-cell office:value-type="string" calcext:value-type="string">
            <text:p>Stefania Di maggi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5T10:33:06" calcext:value-type="date">
            <text:p>2025-05-15 10:33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16:36:59" calcext:value-type="date">
            <text:p>2025-04-28 16:36:59</text:p>
          </table:table-cell>
          <table:table-cell office:value-type="string" calcext:value-type="string">
            <text:p>Milena.illardo@gmail. com</text:p>
          </table:table-cell>
          <table:table-cell office:value-type="string" calcext:value-type="string">
            <text:p>Milena illard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16:41:57" calcext:value-type="date">
            <text:p>2025-04-28 16:41:57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8T20:56:27" calcext:value-type="date">
            <text:p>2025-04-28 20:56:27</text:p>
          </table:table-cell>
          <table:table-cell office:value-type="string" calcext:value-type="string">
            <text:p>elisabettapietraforte64@gmail.com</text:p>
          </table:table-cell>
          <table:table-cell office:value-type="string" calcext:value-type="string">
            <text:p>Elisabetta Pietrafort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8T21:04:38" calcext:value-type="date">
            <text:p>2025-04-28 21:04:3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08:06:29" calcext:value-type="date">
            <text:p>2025-04-29 8:06:29</text:p>
          </table:table-cell>
          <table:table-cell office:value-type="string" calcext:value-type="string">
            <text:p>chiaracagiola85@mail.com</text:p>
          </table:table-cell>
          <table:table-cell office:value-type="string" calcext:value-type="string">
            <text:p>Chiara Cagio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08:50:33" calcext:value-type="date">
            <text:p>2025-04-29 8:50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0:03:02" calcext:value-type="date">
            <text:p>2025-04-29 10:03:02</text:p>
          </table:table-cell>
          <table:table-cell office:value-type="string" calcext:value-type="string">
            <text:p>censabella.agata@.com</text:p>
          </table:table-cell>
          <table:table-cell office:value-type="string" calcext:value-type="string">
            <text:p>Agata Censab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0:52:52" calcext:value-type="date">
            <text:p>2025-04-29 10:52:5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1:05:30" calcext:value-type="date">
            <text:p>2025-04-29 11:05:30</text:p>
          </table:table-cell>
          <table:table-cell office:value-type="string" calcext:value-type="string">
            <text:p>Chiara.Bernardini@gruppoauthentica.it</text:p>
          </table:table-cell>
          <table:table-cell office:value-type="string" calcext:value-type="string">
            <text:p>Chiara Bernard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1:20:00" calcext:value-type="date">
            <text:p>2025-04-29 11:20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1:50:38" calcext:value-type="date">
            <text:p>2025-04-29 11:50:38</text:p>
          </table:table-cell>
          <table:table-cell office:value-type="string" calcext:value-type="string">
            <text:p>caterina.morabito59@gmail.cpm</text:p>
          </table:table-cell>
          <table:table-cell office:value-type="string" calcext:value-type="string">
            <text:p>Caterina Morabit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3:01:16" calcext:value-type="date">
            <text:p>2025-04-29 13:01:1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1:52:45" calcext:value-type="date">
            <text:p>2025-04-29 11:52:45</text:p>
          </table:table-cell>
          <table:table-cell office:value-type="string" calcext:value-type="string">
            <text:p>simox1369@gmail .com</text:p>
          </table:table-cell>
          <table:table-cell office:value-type="string" calcext:value-type="string">
            <text:p>Simonet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1:57:02" calcext:value-type="date">
            <text:p>2025-04-29 11:57:0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4:46:50" calcext:value-type="date">
            <text:p>2025-04-29 14:46:50</text:p>
          </table:table-cell>
          <table:table-cell office:value-type="string" calcext:value-type="string">
            <text:p>ggrassod457@gmail.com</text:p>
          </table:table-cell>
          <table:table-cell office:value-type="string" calcext:value-type="string">
            <text:p>Davide Daniele grass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5:57:11" calcext:value-type="date">
            <text:p>2025-04-29 15:57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5:49:33" calcext:value-type="date">
            <text:p>2025-04-29 15:49:33</text:p>
          </table:table-cell>
          <table:table-cell office:value-type="string" calcext:value-type="string">
            <text:p>Jbaruffa@hotmail.it </text:p>
          </table:table-cell>
          <table:table-cell office:value-type="string" calcext:value-type="string">
            <text:p>Jessica baruff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6:05:19" calcext:value-type="date">
            <text:p>2025-04-29 16:05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6:24:04" calcext:value-type="date">
            <text:p>2025-04-29 16:24:04</text:p>
          </table:table-cell>
          <table:table-cell office:value-type="string" calcext:value-type="string">
            <text:p>paoladore3@gmail.com</text:p>
          </table:table-cell>
          <table:table-cell office:value-type="string" calcext:value-type="string">
            <text:p>Paola Dor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6:59:18" calcext:value-type="date">
            <text:p>2025-04-29 16:59:1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6:26:14" calcext:value-type="date">
            <text:p>2025-04-29 16:26:14</text:p>
          </table:table-cell>
          <table:table-cell office:value-type="string" calcext:value-type="string">
            <text:p>Fabiozottola43@gmail.com </text:p>
          </table:table-cell>
          <table:table-cell office:value-type="string" calcext:value-type="string">
            <text:p>Fabio Zotto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19:39:08" calcext:value-type="date">
            <text:p>2025-04-29 19:39:0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19:49:34" calcext:value-type="date">
            <text:p>2025-04-29 19:49:34</text:p>
          </table:table-cell>
          <table:table-cell office:value-type="string" calcext:value-type="string">
            <text:p>30terry66@gmail.com</text:p>
          </table:table-cell>
          <table:table-cell office:value-type="string" calcext:value-type="string">
            <text:p>Mariateresa Marc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3:23:11" calcext:value-type="date">
            <text:p>2025-04-30 13:23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20:24:55" calcext:value-type="date">
            <text:p>2025-04-29 20:24:55</text:p>
          </table:table-cell>
          <table:table-cell office:value-type="string" calcext:value-type="string">
            <text:p>antonellatoni63@gmail.com</text:p>
          </table:table-cell>
          <table:table-cell office:value-type="string" calcext:value-type="string">
            <text:p>Antonella T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22:28:18" calcext:value-type="date">
            <text:p>2025-04-29 22:28:1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21:21:22" calcext:value-type="date">
            <text:p>2025-04-29 21:21:22</text:p>
          </table:table-cell>
          <table:table-cell office:value-type="string" calcext:value-type="string">
            <text:p>annaritadanieli804@gmail.com</text:p>
          </table:table-cell>
          <table:table-cell office:value-type="string" calcext:value-type="string">
            <text:p>ANNARITA Danie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22:27:10" calcext:value-type="date">
            <text:p>2025-04-29 22:27:1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21:54:31" calcext:value-type="date">
            <text:p>2025-04-29 21:54:31</text:p>
          </table:table-cell>
          <table:table-cell office:value-type="string" calcext:value-type="string">
            <text:p>sonia.bas@75gmail.com</text:p>
          </table:table-cell>
          <table:table-cell office:value-type="string" calcext:value-type="string">
            <text:p>sonia basil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29T22:00:21" calcext:value-type="date">
            <text:p>2025-04-29 22:00:2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29T22:04:23" calcext:value-type="date">
            <text:p>2025-04-29 22:04:23</text:p>
          </table:table-cell>
          <table:table-cell office:value-type="string" calcext:value-type="string">
            <text:p>gicadiellegi@gmail.com</text:p>
          </table:table-cell>
          <table:table-cell office:value-type="string" calcext:value-type="string">
            <text:p>Gianluca Gucc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07:39:19" calcext:value-type="date">
            <text:p>2025-04-30 7:39:1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09:34:48" calcext:value-type="date">
            <text:p>2025-04-30 9:34:48</text:p>
          </table:table-cell>
          <table:table-cell office:value-type="string" calcext:value-type="string">
            <text:p>ivana.aramini03@gmail.com</text:p>
          </table:table-cell>
          <table:table-cell office:value-type="string" calcext:value-type="string">
            <text:p>Ivana Arami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09:49:58" calcext:value-type="date">
            <text:p>2025-04-30 9:49:5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0:52:11" calcext:value-type="date">
            <text:p>2025-04-30 10:52:11</text:p>
          </table:table-cell>
          <table:table-cell office:value-type="string" calcext:value-type="string">
            <text:p>chaimahaiddd@gmail.com</text:p>
          </table:table-cell>
          <table:table-cell office:value-type="string" calcext:value-type="string">
            <text:p>Massik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7:44:06" calcext:value-type="date">
            <text:p>2025-04-30 17:44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2:45:02" calcext:value-type="date">
            <text:p>2025-04-30 12:45:02</text:p>
          </table:table-cell>
          <table:table-cell office:value-type="string" calcext:value-type="string">
            <text:p>graziellaboccia@gmail.com</text:p>
          </table:table-cell>
          <table:table-cell office:value-type="string" calcext:value-type="string">
            <text:p>Grazi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2:48:36" calcext:value-type="date">
            <text:p>2025-04-30 12:48:3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4:24:51" calcext:value-type="date">
            <text:p>2025-04-30 14:24:51</text:p>
          </table:table-cell>
          <table:table-cell office:value-type="string" calcext:value-type="string">
            <text:p>teoraemilia@gmail.com</text:p>
          </table:table-cell>
          <table:table-cell office:value-type="string" calcext:value-type="string">
            <text:p>EMILIA TEO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4:28:11" calcext:value-type="date">
            <text:p>2025-04-30 14:28:1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4:26:12" calcext:value-type="date">
            <text:p>2025-04-30 14:26:12</text:p>
          </table:table-cell>
          <table:table-cell office:value-type="string" calcext:value-type="string">
            <text:p>gazibejkosalaj@gmail. com</text:p>
          </table:table-cell>
          <table:table-cell office:value-type="string" calcext:value-type="string">
            <text:p>Gazmend Bejkosalaj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4:40:01" calcext:value-type="date">
            <text:p>2025-04-30 14:40:0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4:43:32" calcext:value-type="date">
            <text:p>2025-04-30 14:43:32</text:p>
          </table:table-cell>
          <table:table-cell office:value-type="string" calcext:value-type="string">
            <text:p>paola.digiacomo@gruppoauthentica.it</text:p>
          </table:table-cell>
          <table:table-cell office:value-type="string" calcext:value-type="string">
            <text:p>PAOLA DI GIACOM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5:03:40" calcext:value-type="date">
            <text:p>2025-04-30 15:03:4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4:51:56" calcext:value-type="date">
            <text:p>2025-04-30 14:51:56</text:p>
          </table:table-cell>
          <table:table-cell office:value-type="string" calcext:value-type="string">
            <text:p>fibonacci73@libero.it</text:p>
          </table:table-cell>
          <table:table-cell office:value-type="string" calcext:value-type="string">
            <text:p>Marco Zappaterren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6:37:24" calcext:value-type="date">
            <text:p>2025-04-30 16:37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4-30T15:38:42" calcext:value-type="date">
            <text:p>2025-04-30 15:38:42</text:p>
          </table:table-cell>
          <table:table-cell office:value-type="string" calcext:value-type="string">
            <text:p>silviatorcolo@libeto.it</text:p>
          </table:table-cell>
          <table:table-cell office:value-type="string" calcext:value-type="string">
            <text:p>Silvia Torcolo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4-30T17:39:31" calcext:value-type="date">
            <text:p>2025-04-30 17:39:3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13:31:13" calcext:value-type="date">
            <text:p>2025-05-01 13:31:13</text:p>
          </table:table-cell>
          <table:table-cell office:value-type="string" calcext:value-type="string">
            <text:p>monni10@hotmail.it</text:p>
          </table:table-cell>
          <table:table-cell office:value-type="string" calcext:value-type="string">
            <text:p>Enrico Mon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2T10:40:43" calcext:value-type="date">
            <text:p>2025-05-02 10:40:4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13:52:50" calcext:value-type="date">
            <text:p>2025-05-01 13:52:50</text:p>
          </table:table-cell>
          <table:table-cell office:value-type="string" calcext:value-type="string">
            <text:p>mikyfede09@gmail.com</text:p>
          </table:table-cell>
          <table:table-cell office:value-type="string" calcext:value-type="string">
            <text:p>michele lorenz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14:05:16" calcext:value-type="date">
            <text:p>2025-05-01 14:05:1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15:27:38" calcext:value-type="date">
            <text:p>2025-05-01 15:27:38</text:p>
          </table:table-cell>
          <table:table-cell office:value-type="string" calcext:value-type="string">
            <text:p>annalisamezzrra@gmail.com</text:p>
          </table:table-cell>
          <table:table-cell office:value-type="string" calcext:value-type="string">
            <text:p>Annalisa Mezze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5T15:07:33" calcext:value-type="date">
            <text:p>2025-05-15 15:07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16:19:26" calcext:value-type="date">
            <text:p>2025-05-01 16:19:26</text:p>
          </table:table-cell>
          <table:table-cell office:value-type="string" calcext:value-type="string">
            <text:p>calcemanuela@gmail.com</text:p>
          </table:table-cell>
          <table:table-cell office:value-type="string" calcext:value-type="string">
            <text:p>Emanuela Calc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16:33:09" calcext:value-type="date">
            <text:p>2025-05-01 16:33:09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19:31:58" calcext:value-type="date">
            <text:p>2025-05-01 19:31:58</text:p>
          </table:table-cell>
          <table:table-cell office:value-type="string" calcext:value-type="string">
            <text:p>leonardo.grigioni@gruppoauthentica.it</text:p>
          </table:table-cell>
          <table:table-cell office:value-type="string" calcext:value-type="string">
            <text:p>Leonardo Grigi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1T20:29:22" calcext:value-type="date">
            <text:p>2025-05-01 20:29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1T22:40:58" calcext:value-type="date">
            <text:p>2025-05-01 22:40:58</text:p>
          </table:table-cell>
          <table:table-cell office:value-type="string" calcext:value-type="string">
            <text:p>g69mela@libero.it</text:p>
          </table:table-cell>
          <table:table-cell office:value-type="string" calcext:value-type="string">
            <text:p>Tiziana Girod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0T18:27:00" calcext:value-type="date">
            <text:p>2025-05-10 18:27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2T15:41:50" calcext:value-type="date">
            <text:p>2025-05-02 15:41:50</text:p>
          </table:table-cell>
          <table:table-cell office:value-type="string" calcext:value-type="string">
            <text:p>elisabettapagani1962@gmail.com</text:p>
          </table:table-cell>
          <table:table-cell office:value-type="string" calcext:value-type="string">
            <text:p>Elisabetta Paga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5T19:14:33" calcext:value-type="date">
            <text:p>2025-05-05 19:14:3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4T21:01:21" calcext:value-type="date">
            <text:p>2025-05-04 21:01:21</text:p>
          </table:table-cell>
          <table:table-cell office:value-type="string" calcext:value-type="string">
            <text:p>pietrosameh330@gmail.com</text:p>
          </table:table-cell>
          <table:table-cell office:value-type="string" calcext:value-type="string">
            <text:p>Samia Fawzy Hinin Soliman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4T21:18:20" calcext:value-type="date">
            <text:p>2025-05-04 21:18:2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5T19:10:07" calcext:value-type="date">
            <text:p>2025-05-05 19:10:07</text:p>
          </table:table-cell>
          <table:table-cell office:value-type="string" calcext:value-type="string">
            <text:p>carli.celestina@gmail.com</text:p>
          </table:table-cell>
          <table:table-cell office:value-type="string" calcext:value-type="string">
            <text:p>CELESTINA CAR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5T19:35:56" calcext:value-type="date">
            <text:p>2025-05-05 19:35:5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5T20:49:44" calcext:value-type="date">
            <text:p>2025-05-05 20:49:44</text:p>
          </table:table-cell>
          <table:table-cell office:value-type="string" calcext:value-type="string">
            <text:p>barbararettaroli37@imail.it</text:p>
          </table:table-cell>
          <table:table-cell office:value-type="string" calcext:value-type="string">
            <text:p>Barbara rettarol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5T20:53:38" calcext:value-type="date">
            <text:p>2025-05-05 20:53:3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6T16:04:07" calcext:value-type="date">
            <text:p>2025-05-06 16:04:07</text:p>
          </table:table-cell>
          <table:table-cell office:value-type="string" calcext:value-type="string">
            <text:p>Memushajalketa502@Gmail. Com</text:p>
          </table:table-cell>
          <table:table-cell office:value-type="string" calcext:value-type="string">
            <text:p>Alketa memushaj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7T18:44:53" calcext:value-type="date">
            <text:p>2025-05-07 18:44:5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7T17:04:23" calcext:value-type="date">
            <text:p>2025-05-07 17:04:23</text:p>
          </table:table-cell>
          <table:table-cell office:value-type="string" calcext:value-type="string">
            <text:p>nillaberger59@gmail.com</text:p>
          </table:table-cell>
          <table:table-cell office:value-type="string" calcext:value-type="string">
            <text:p>Nilla Berger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7T17:39:06" calcext:value-type="date">
            <text:p>2025-05-07 17:39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8T19:29:35" calcext:value-type="date">
            <text:p>2025-05-08 19:29:35</text:p>
          </table:table-cell>
          <table:table-cell office:value-type="string" calcext:value-type="string">
            <text:p>cucina.ferrosider@sarcacatering.it</text:p>
          </table:table-cell>
          <table:table-cell office:value-type="string" calcext:value-type="string">
            <text:p>Daniela Duzion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8T20:32:51" calcext:value-type="date">
            <text:p>2025-05-08 20:32:51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8T21:33:14" calcext:value-type="date">
            <text:p>2025-05-08 21:33:14</text:p>
          </table:table-cell>
          <table:table-cell office:value-type="string" calcext:value-type="string">
            <text:p>mariagiovannagiovy@gmail.com</text:p>
          </table:table-cell>
          <table:table-cell office:value-type="string" calcext:value-type="string">
            <text:p>Maria Giovanna Vac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8T21:38:32" calcext:value-type="date">
            <text:p>2025-05-08 21:38:3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9T09:40:53" calcext:value-type="date">
            <text:p>2025-05-09 9:40:53</text:p>
          </table:table-cell>
          <table:table-cell office:value-type="string" calcext:value-type="string">
            <text:p>opac1994@gmail.com</text:p>
          </table:table-cell>
          <table:table-cell office:value-type="string" calcext:value-type="string">
            <text:p>Donatella Giovannetti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9T09:52:22" calcext:value-type="date">
            <text:p>2025-05-09 9:52:22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9T14:10:03" calcext:value-type="date">
            <text:p>2025-05-09 14:10:03</text:p>
          </table:table-cell>
          <table:table-cell office:value-type="string" calcext:value-type="string">
            <text:p>comberfederica@gmail.it</text:p>
          </table:table-cell>
          <table:table-cell office:value-type="string" calcext:value-type="string">
            <text:p>Federi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9T14:19:00" calcext:value-type="date">
            <text:p>2025-05-09 14:19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9T14:10:06" calcext:value-type="date">
            <text:p>2025-05-09 14:10:06</text:p>
          </table:table-cell>
          <table:table-cell office:value-type="string" calcext:value-type="string">
            <text:p>rosellifrancesca15@gmail.com</text:p>
          </table:table-cell>
          <table:table-cell office:value-type="string" calcext:value-type="string">
            <text:p>Francesc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9T14:19:06" calcext:value-type="date">
            <text:p>2025-05-09 14:19:06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09T14:10:06" calcext:value-type="date">
            <text:p>2025-05-09 14:10:06</text:p>
          </table:table-cell>
          <table:table-cell office:value-type="string" calcext:value-type="string">
            <text:p>luisadebartolomei65@gmail.com</text:p>
          </table:table-cell>
          <table:table-cell office:value-type="string" calcext:value-type="string">
            <text:p>Luis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09T14:19:00" calcext:value-type="date">
            <text:p>2025-05-09 14:19:0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1T14:21:16" calcext:value-type="date">
            <text:p>2025-05-11 14:21:16</text:p>
          </table:table-cell>
          <table:table-cell office:value-type="string" calcext:value-type="string">
            <text:p>eleonora.bo18755@gmail.com</text:p>
          </table:table-cell>
          <table:table-cell office:value-type="string" calcext:value-type="string">
            <text:p>Eleonora Bosetti</text:p>
          </table:table-cell>
          <table:table-cell office:value-type="string" calcext:value-type="string">
            <text:p>MOVIMENTAZIONE MANUALE CARICHI</text:p>
          </table:table-cell>
          <table:table-cell office:value-type="string" calcext:value-type="string">
            <text:p>Terminata</text:p>
          </table:table-cell>
          <table:table-cell table:style-name="ce2" office:value-type="date" office:date-value="2025-05-11T18:14:55" calcext:value-type="date">
            <text:p>2025-05-11 18:14:5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2T16:41:04" calcext:value-type="date">
            <text:p>2025-05-12 16:41:04</text:p>
          </table:table-cell>
          <table:table-cell office:value-type="string" calcext:value-type="string">
            <text:p>antonella.allori@eutoruristnew.it</text:p>
          </table:table-cell>
          <table:table-cell office:value-type="string" calcext:value-type="string">
            <text:p>Antonel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2T16:50:35" calcext:value-type="date">
            <text:p>2025-05-12 16:50:3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2T18:19:12" calcext:value-type="date">
            <text:p>2025-05-12 18:19:12</text:p>
          </table:table-cell>
          <table:table-cell office:value-type="string" calcext:value-type="string">
            <text:p>Rosannapezzati145@gmail.com</text:p>
          </table:table-cell>
          <table:table-cell office:value-type="string" calcext:value-type="string">
            <text:p>Italiachef, Pezzati rosann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3T17:17:44" calcext:value-type="date">
            <text:p>2025-05-13 17:17:4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3T14:41:45" calcext:value-type="date">
            <text:p>2025-05-13 14:41:45</text:p>
          </table:table-cell>
          <table:table-cell office:value-type="string" calcext:value-type="string">
            <text:p>raffaella.panzera@gruppoauthentica.it</text:p>
          </table:table-cell>
          <table:table-cell office:value-type="string" calcext:value-type="string">
            <text:p>Raffaella Maria Panzer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3T14:51:50" calcext:value-type="date">
            <text:p>2025-05-13 14:51:50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3T14:42:09" calcext:value-type="date">
            <text:p>2025-05-13 14:42:09</text:p>
          </table:table-cell>
          <table:table-cell office:value-type="string" calcext:value-type="string">
            <text:p>patrizia.dellaquila@gruppoauthentica.it</text:p>
          </table:table-cell>
          <table:table-cell office:value-type="string" calcext:value-type="string">
            <text:p>Patrizia dell'Aquil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3T14:45:15" calcext:value-type="date">
            <text:p>2025-05-13 14:45:15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3T14:57:28" calcext:value-type="date">
            <text:p>2025-05-13 14:57:28</text:p>
          </table:table-cell>
          <table:table-cell office:value-type="string" calcext:value-type="string">
            <text:p>roberta.colombo@gruppoauthentica.it</text:p>
          </table:table-cell>
          <table:table-cell office:value-type="string" calcext:value-type="string">
            <text:p>robert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3T15:01:24" calcext:value-type="date">
            <text:p>2025-05-13 15:01:2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5T19:42:43" calcext:value-type="date">
            <text:p>2025-05-15 19:42:43</text:p>
          </table:table-cell>
          <table:table-cell office:value-type="string" calcext:value-type="string">
            <text:p>cristina.perrone50@gmail.com</text:p>
          </table:table-cell>
          <table:table-cell office:value-type="string" calcext:value-type="string">
            <text:p>Maria Perr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5T19:49:13" calcext:value-type="date">
            <text:p>2025-05-15 19:49:13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6T08:35:10" calcext:value-type="date">
            <text:p>2025-05-16 8:35:10</text:p>
          </table:table-cell>
          <table:table-cell office:value-type="string" calcext:value-type="string">
            <text:p>Annamaria.tocco@gmail.com</text:p>
          </table:table-cell>
          <table:table-cell office:value-type="string" calcext:value-type="string">
            <text:p>Annamaria Pavone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6T08:38:34" calcext:value-type="date">
            <text:p>2025-05-16 8:38:34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TRUE()" office:value-type="boolean" office:boolean-value="true" calcext:value-type="boolean">
            <text:p>VERO</text:p>
          </table:table-cell>
          <table:table-cell office:value-type="string" calcext:value-type="string">
            <text:p>CORSO SICUREZZA SUL LAVORO 2025</text:p>
          </table:table-cell>
          <table:table-cell table:style-name="ce2" office:value-type="date" office:date-value="2025-05-16T09:48:47" calcext:value-type="date">
            <text:p>2025-05-16 9:48:47</text:p>
          </table:table-cell>
          <table:table-cell office:value-type="string" calcext:value-type="string">
            <text:p>claudia.colacino@gmail.com</text:p>
          </table:table-cell>
          <table:table-cell office:value-type="string" calcext:value-type="string">
            <text:p>Colacino Claudia</text:p>
          </table:table-cell>
          <table:table-cell/>
          <table:table-cell office:value-type="string" calcext:value-type="string">
            <text:p>Terminata</text:p>
          </table:table-cell>
          <table:table-cell table:style-name="ce2" office:value-type="date" office:date-value="2025-05-16T09:51:18" calcext:value-type="date">
            <text:p>2025-05-16 9:51:18</text:p>
          </table:table-cell>
          <table:table-cell office:value-type="string" calcext:value-type="string">
            <text:p>Email non presente in db_anagrafica</text:p>
          </table:table-cell>
          <table:table-cell table:number-columns-repeated="16374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iepilogo dei 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4" table:default-cell-style-name="Default"/>
        <table:table-row table:style-name="ro2">
          <table:table-cell office:value-type="string" calcext:value-type="string">
            <text:p>% Contenuti completati</text:p>
          </table:table-cell>
          <table:table-cell office:value-type="string" calcext:value-type="string">
            <text:p>Attiv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Data creazione</text:p>
          </table:table-cell>
          <table:table-cell table:style-name="ce9" office:value-type="string" calcext:value-type="string">
            <text:p>E-mail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rossima lezione</text:p>
          </table:table-cell>
          <table:table-cell office:value-type="string" calcext:value-type="string">
            <text:p>Stato partecipante</text:p>
          </table:table-cell>
          <table:table-cell office:value-type="string" calcext:value-type="string">
            <text:p>Ultimo aggiornamento il</text:p>
          </table:table-cell>
          <table:table-cell office:value-type="string" calcext:value-type="string">
            <text:p>Motivo</text:p>
          </table:table-cell>
          <table:table-cell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7T15:36:03" calcext:value-type="date">
            <text:p>2025-02-17 15:36:03</text:p>
          </table:table-cell>
          <table:table-cell table:style-name="ce10" office:value-type="string" calcext:value-type="string">
            <text:p>tiziana.fuco@libero.it</text:p>
          </table:table-cell>
          <table:table-cell table:style-name="ce3" office:value-type="string" calcext:value-type="string">
            <text:p>Tiziana</text:p>
          </table:table-cell>
          <table:table-cell table:style-name="ce3"/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1T19:21:07" calcext:value-type="date">
            <text:p>2025-02-21 19:21:07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9T20:26:21" calcext:value-type="date">
            <text:p>2025-02-09 20:26:21</text:p>
          </table:table-cell>
          <table:table-cell table:style-name="ce10" office:value-type="string" calcext:value-type="string">
            <text:p>charogo72@hotmail.com</text:p>
          </table:table-cell>
          <table:table-cell table:style-name="ce3" office:value-type="string" calcext:value-type="string">
            <text:p>Rosari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0T09:41:53" calcext:value-type="date">
            <text:p>2025-02-10 9:41:53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7T17:32:13" calcext:value-type="date">
            <text:p>2025-02-07 17:32:13</text:p>
          </table:table-cell>
          <table:table-cell table:style-name="ce10" office:value-type="string" calcext:value-type="string">
            <text:p>tedeschimaria@yahoo.it</text:p>
          </table:table-cell>
          <table:table-cell table:style-name="ce3" office:value-type="string" calcext:value-type="string">
            <text:p>Maria Tedesch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8T12:33:31" calcext:value-type="date">
            <text:p>2025-02-08 12:33:3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4T11:28:53" calcext:value-type="date">
            <text:p>2025-02-04 11:28:53</text:p>
          </table:table-cell>
          <table:table-cell table:style-name="ce10" office:value-type="string" calcext:value-type="string">
            <text:p>Adalgisabellucci1960@gmail.com</text:p>
          </table:table-cell>
          <table:table-cell table:style-name="ce3" office:value-type="string" calcext:value-type="string">
            <text:p>Adalgisa bellucc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5T08:53:14" calcext:value-type="date">
            <text:p>2025-02-05 8:53:14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2T17:24:59" calcext:value-type="date">
            <text:p>2025-02-02 17:24:59</text:p>
          </table:table-cell>
          <table:table-cell table:style-name="ce10" office:value-type="string" calcext:value-type="string">
            <text:p>sonia.berrettini@gruppoauthentica.it</text:p>
          </table:table-cell>
          <table:table-cell table:style-name="ce3" office:value-type="string" calcext:value-type="string">
            <text:p>sonia berrettin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12T14:37:41" calcext:value-type="date">
            <text:p>2025-03-12 14:37:4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24T09:51:25" calcext:value-type="date">
            <text:p>2025-02-24 9:51:25</text:p>
          </table:table-cell>
          <table:table-cell table:style-name="ce10" office:value-type="string" calcext:value-type="string">
            <text:p>afall11@gmail.com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FORSE E’ COUNDOUL NDEYE AMY CNDNYM86E52Z343F 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4T09:52:34" calcext:value-type="date">
            <text:p>2025-02-24 9:52:34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6T11:41:48" calcext:value-type="date">
            <text:p>2025-02-06 11:41:48</text:p>
          </table:table-cell>
          <table:table-cell table:style-name="ce10" office:value-type="string" calcext:value-type="string">
            <text:p>semplicementeely77@gmail.com</text:p>
          </table:table-cell>
          <table:table-cell table:style-name="ce3" office:value-type="string" calcext:value-type="string">
            <text:p>Elisa Vinc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6T23:08:50" calcext:value-type="date">
            <text:p>2025-02-06 23:08:50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4-25T18:07:05" calcext:value-type="date">
            <text:p>2025-04-25 18:07:05</text:p>
          </table:table-cell>
          <table:table-cell table:style-name="ce10" office:value-type="string" calcext:value-type="string">
            <text:p>ryanzerbini69@gmail.com</text:p>
          </table:table-cell>
          <table:table-cell table:style-name="ce3" office:value-type="string" calcext:value-type="string">
            <text:p>Ryan Zerbin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25T18:40:05" calcext:value-type="date">
            <text:p>2025-04-25 18:40:05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9T12:51:59" calcext:value-type="date">
            <text:p>2025-02-09 12:51:59</text:p>
          </table:table-cell>
          <table:table-cell table:style-name="ce11" office:value-type="string" calcext:value-type="string">
            <text:p>rosannacoscia@tiscali.it</text:p>
          </table:table-cell>
          <table:table-cell table:style-name="ce3" office:value-type="string" calcext:value-type="string">
            <text:p>Carmel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0T17:48:31" calcext:value-type="date">
            <text:p>2025-02-10 17:48:3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4T10:26:10" calcext:value-type="date">
            <text:p>2025-02-04 10:26:10</text:p>
          </table:table-cell>
          <table:table-cell table:style-name="ce10" office:value-type="string" calcext:value-type="string">
            <text:p>raffaellacerra71@gmail.com</text:p>
          </table:table-cell>
          <table:table-cell table:style-name="ce3" office:value-type="string" calcext:value-type="string">
            <text:p>Raffaell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4T11:08:58" calcext:value-type="date">
            <text:p>2025-02-04 11:08:58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9T09:23:27" calcext:value-type="date">
            <text:p>2025-02-19 9:23:27</text:p>
          </table:table-cell>
          <table:table-cell table:style-name="ce10" office:value-type="string" calcext:value-type="string">
            <text:p>radupetru26@yahoo.com</text:p>
          </table:table-cell>
          <table:table-cell table:style-name="ce3" office:value-type="string" calcext:value-type="string">
            <text:p>Rodica</text:p>
          </table:table-cell>
          <table:table-cell table:style-name="ce3" office:value-type="string" calcext:value-type="string">
            <text:p>NON TROVATA troppi match in DB anagrafica per rod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9T09:24:32" calcext:value-type="date">
            <text:p>2025-02-19 9:24:32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3-25T09:21:20" calcext:value-type="date">
            <text:p>2025-03-25 9:21:20</text:p>
          </table:table-cell>
          <table:table-cell table:style-name="ce10" office:value-type="string" calcext:value-type="string">
            <text:p>andreamoro69@hotmail.com</text:p>
          </table:table-cell>
          <table:table-cell table:style-name="ce3" office:value-type="string" calcext:value-type="string">
            <text:p>ANDREA MOR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25T16:01:15" calcext:value-type="date">
            <text:p>2025-03-25 16:01:15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3-31T10:46:53" calcext:value-type="date">
            <text:p>2025-03-31 10:46:53</text:p>
          </table:table-cell>
          <table:table-cell table:style-name="ce10" office:value-type="string" calcext:value-type="string">
            <text:p>pietro.fiorentino@gruppoauthentica.it</text:p>
          </table:table-cell>
          <table:table-cell table:style-name="ce3" office:value-type="string" calcext:value-type="string">
            <text:p>Pietro Fiorentin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31T17:24:56" calcext:value-type="date">
            <text:p>2025-03-31 17:24:56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5T13:17:32" calcext:value-type="date">
            <text:p>2025-02-05 13:17:32</text:p>
          </table:table-cell>
          <table:table-cell table:style-name="ce10" office:value-type="string" calcext:value-type="string">
            <text:p>paolo.benvegnu@gruppoauthentica.it</text:p>
          </table:table-cell>
          <table:table-cell table:style-name="ce3" office:value-type="string" calcext:value-type="string">
            <text:p>Paolo</text:p>
          </table:table-cell>
          <table:table-cell table:style-name="ce3"/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4T13:50:56" calcext:value-type="date">
            <text:p>2025-02-14 13:50:56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24T21:08:41" calcext:value-type="date">
            <text:p>2025-02-24 21:08:41</text:p>
          </table:table-cell>
          <table:table-cell table:style-name="ce10" office:value-type="string" calcext:value-type="string">
            <text:p>nadine_djomo@yahoo.fr</text:p>
          </table:table-cell>
          <table:table-cell table:style-name="ce3" office:value-type="string" calcext:value-type="string">
            <text:p>Nadine</text:p>
          </table:table-cell>
          <table:table-cell table:style-name="ce16" office:value-type="string" calcext:value-type="string">
            <text:p><text:span text:style-name="T1">Forse è NAYAK DJOMO LEOPOLDINE NADINE</text:span></text:p>
            <text:p><text:span text:style-name="T1">NYKLLD74T68Z306P</text:span></text:p>
            <text:p><text:span text:style-name="T2"/>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5T13:05:28" calcext:value-type="date">
            <text:p>2025-02-25 13:05:28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5-01T13:31:13" calcext:value-type="date">
            <text:p>2025-05-01 13:31:13</text:p>
          </table:table-cell>
          <table:table-cell table:style-name="ce10" office:value-type="string" calcext:value-type="string">
            <text:p>monni10@hotmail.it</text:p>
          </table:table-cell>
          <table:table-cell table:style-name="ce3" office:value-type="string" calcext:value-type="string">
            <text:p>Enrico Monn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5-02T10:40:43" calcext:value-type="date">
            <text:p>2025-05-02 10:40:43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7T09:14:23" calcext:value-type="date">
            <text:p>2025-02-07 9:14:23</text:p>
          </table:table-cell>
          <table:table-cell table:style-name="ce10" office:value-type="string" calcext:value-type="string">
            <text:p>mimmotocci1961@gmail.com</text:p>
          </table:table-cell>
          <table:table-cell table:style-name="ce3" office:value-type="string" calcext:value-type="string">
            <text:p>Rita gemm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5T19:30:23" calcext:value-type="date">
            <text:p>2025-02-15 19:30:23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Nozioni di sicurezza alimentare e applicazione HACCP</text:p>
          </table:table-cell>
          <table:table-cell table:style-name="ce7" office:value-type="date" office:date-value="2025-04-17T08:02:58" calcext:value-type="date">
            <text:p>2025-04-17 8:02:58</text:p>
          </table:table-cell>
          <table:table-cell table:style-name="ce10" office:value-type="string" calcext:value-type="string">
            <text:p>mariadistefano196514@gmail.com</text:p>
          </table:table-cell>
          <table:table-cell table:style-name="ce3" office:value-type="string" calcext:value-type="string">
            <text:p>Maria di stefan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17T08:08:01" calcext:value-type="date">
            <text:p>2025-04-17 8:08:0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7T11:14:50" calcext:value-type="date">
            <text:p>2025-02-07 11:14:50</text:p>
          </table:table-cell>
          <table:table-cell table:style-name="ce10" office:value-type="string" calcext:value-type="string">
            <text:p>maria.distefano2@iclaud.com</text:p>
          </table:table-cell>
          <table:table-cell table:style-name="ce3" office:value-type="string" calcext:value-type="string">
            <text:p>Maria Di Stefan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8T11:14:09" calcext:value-type="date">
            <text:p>2025-02-08 11:14:09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3-12T15:37:37" calcext:value-type="date">
            <text:p>2025-03-12 15:37:37</text:p>
          </table:table-cell>
          <table:table-cell table:style-name="ce10" office:value-type="string" calcext:value-type="string">
            <text:p>margheadamo@virgilio.it</text:p>
          </table:table-cell>
          <table:table-cell table:style-name="ce3" office:value-type="string" calcext:value-type="string">
            <text:p>margherita adam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12T18:36:32" calcext:value-type="date">
            <text:p>2025-03-12 18:36:32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9T10:05:08" calcext:value-type="date">
            <text:p>2025-02-19 10:05:08</text:p>
          </table:table-cell>
          <table:table-cell table:style-name="ce10" office:value-type="string" calcext:value-type="string">
            <text:p>annasettele1961@gmail.com</text:p>
          </table:table-cell>
          <table:table-cell table:style-name="ce3" office:value-type="string" calcext:value-type="string">
            <text:p>Settele ann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9T10:05:56" calcext:value-type="date">
            <text:p>2025-02-19 10:05:56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6T10:03:11" calcext:value-type="date">
            <text:p>2025-02-06 10:03:11</text:p>
          </table:table-cell>
          <table:table-cell table:style-name="ce10" office:value-type="string" calcext:value-type="string">
            <text:p>Annavictoriagalli24@gmail.com</text:p>
          </table:table-cell>
          <table:table-cell table:style-name="ce3" office:value-type="string" calcext:value-type="string">
            <text:p>Anna Victoria Gall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0T18:11:09" calcext:value-type="date">
            <text:p>2025-02-20 18:11:09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2T14:44:42" calcext:value-type="date">
            <text:p>2025-02-12 14:44:42</text:p>
          </table:table-cell>
          <table:table-cell table:style-name="ce10" office:value-type="string" calcext:value-type="string">
            <text:p>marcella.piccini70@gmail.com</text:p>
          </table:table-cell>
          <table:table-cell table:style-name="ce3" office:value-type="string" calcext:value-type="string">
            <text:p>marcell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3T17:17:25" calcext:value-type="date">
            <text:p>2025-02-13 17:17:25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28T20:33:53" calcext:value-type="date">
            <text:p>2025-02-28 20:33:53</text:p>
          </table:table-cell>
          <table:table-cell table:style-name="ce10" office:value-type="string" calcext:value-type="string">
            <text:p>kumarsasi527@gmail.com</text:p>
          </table:table-cell>
          <table:table-cell table:style-name="ce3" office:value-type="string" calcext:value-type="string">
            <text:p>Sasi Kumar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8T20:35:30" calcext:value-type="date">
            <text:p>2025-02-28 20:35:30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4-17T18:50:37" calcext:value-type="date">
            <text:p>2025-04-17 18:50:37</text:p>
          </table:table-cell>
          <table:table-cell table:style-name="ce10" office:value-type="string" calcext:value-type="string">
            <text:p>kotecot762@agiuse.com</text:p>
          </table:table-cell>
          <table:table-cell table:style-name="ce3" office:value-type="string" calcext:value-type="string">
            <text:p>Pino Pane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17T19:52:35" calcext:value-type="date">
            <text:p>2025-04-17 19:52:35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4-27T11:43:02" calcext:value-type="date">
            <text:p>2025-04-27 11:43:02</text:p>
          </table:table-cell>
          <table:table-cell table:style-name="ce10" office:value-type="string" calcext:value-type="string">
            <text:p>barbalunis@yahoo.it</text:p>
          </table:table-cell>
          <table:table-cell table:style-name="ce3" office:value-type="string" calcext:value-type="string">
            <text:p>Barbara Norbiato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27T16:15:53" calcext:value-type="date">
            <text:p>2025-04-27 16:15:53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7T17:31:35" calcext:value-type="date">
            <text:p>2025-02-07 17:31:35</text:p>
          </table:table-cell>
          <table:table-cell table:style-name="ce10" office:value-type="string" calcext:value-type="string">
            <text:p>jcpabilonia30@gmail.com</text:p>
          </table:table-cell>
          <table:table-cell table:style-name="ce3" office:value-type="string" calcext:value-type="string">
            <text:p>Joy chrisline porgalidad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1T11:08:22" calcext:value-type="date">
            <text:p>2025-02-11 11:08:22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6T21:22:10" calcext:value-type="date">
            <text:p>2025-02-06 21:22:10</text:p>
          </table:table-cell>
          <table:table-cell table:style-name="ce10" office:value-type="string" calcext:value-type="string">
            <text:p>giofabi5@gmail.com</text:p>
          </table:table-cell>
          <table:table-cell table:style-name="ce3" office:value-type="string" calcext:value-type="string">
            <text:p>Debora</text:p>
          </table:table-cell>
          <table:table-cell table:style-name="ce3" office:value-type="string" calcext:value-type="string">
            <text:p>NON TROVATA IN DB ANAGRAFICA – non so come cercarl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07T15:36:28" calcext:value-type="date">
            <text:p>2025-02-07 15:36:28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4-26T15:05:28" calcext:value-type="date">
            <text:p>2025-04-26 15:05:28</text:p>
          </table:table-cell>
          <table:table-cell table:style-name="ce10" office:value-type="string" calcext:value-type="string">
            <text:p>eliana_yasmin08@hotmail.com</text:p>
          </table:table-cell>
          <table:table-cell table:style-name="ce3" office:value-type="string" calcext:value-type="string">
            <text:p>eliana lopes de Sous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26T16:18:31" calcext:value-type="date">
            <text:p>2025-04-26 16:18:3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5-11T14:21:16" calcext:value-type="date">
            <text:p>2025-05-11 14:21:16</text:p>
          </table:table-cell>
          <table:table-cell table:style-name="ce10" office:value-type="string" calcext:value-type="string">
            <text:p>eleonora.bo18755@gmail.com</text:p>
          </table:table-cell>
          <table:table-cell table:style-name="ce3" office:value-type="string" calcext:value-type="string">
            <text:p>Eleonora Bosett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5-11T18:14:55" calcext:value-type="date">
            <text:p>2025-05-11 18:14:55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4-23T15:15:33" calcext:value-type="date">
            <text:p>2025-04-23 15:15:33</text:p>
          </table:table-cell>
          <table:table-cell table:style-name="ce10" office:value-type="string" calcext:value-type="string">
            <text:p>elenaolmi701@gmail.com</text:p>
          </table:table-cell>
          <table:table-cell table:style-name="ce3" office:value-type="string" calcext:value-type="string">
            <text:p>Elena Olm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4-25T17:05:21" calcext:value-type="date">
            <text:p>2025-04-25 17:05:2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3-11T19:55:57" calcext:value-type="date">
            <text:p>2025-03-11 19:55:57</text:p>
          </table:table-cell>
          <table:table-cell table:style-name="ce10" office:value-type="string" calcext:value-type="string">
            <text:p>deborah1984orlandi@gmail.com</text:p>
          </table:table-cell>
          <table:table-cell table:style-name="ce3" office:value-type="string" calcext:value-type="string">
            <text:p>Deborah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12T18:59:22" calcext:value-type="date">
            <text:p>2025-03-12 18:59:22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3-15T19:53:29" calcext:value-type="date">
            <text:p>2025-03-15 19:53:29</text:p>
          </table:table-cell>
          <table:table-cell table:style-name="ce10" office:value-type="string" calcext:value-type="string">
            <text:p>danijelastojkov@yahoo.com</text:p>
          </table:table-cell>
          <table:table-cell table:style-name="ce3" office:value-type="string" calcext:value-type="string">
            <text:p>Danijela Stojkov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3-17T16:26:56" calcext:value-type="date">
            <text:p>2025-03-17 16:26:56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Nozioni di sicurezza alimentare e applicazione HACCP</text:p>
          </table:table-cell>
          <table:table-cell table:style-name="ce7" office:value-type="date" office:date-value="2025-05-02T16:27:49" calcext:value-type="date">
            <text:p>2025-05-02 16:27:49</text:p>
          </table:table-cell>
          <table:table-cell table:style-name="ce10" office:value-type="string" calcext:value-type="string">
            <text:p>carlo.giudici.02@gmail.com</text:p>
          </table:table-cell>
          <table:table-cell table:style-name="ce3" office:value-type="string" calcext:value-type="string">
            <text:p>Carlo Giudici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5-07T17:56:50" calcext:value-type="date">
            <text:p>2025-05-07 17:56:50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04T11:06:08" calcext:value-type="date">
            <text:p>2025-02-04 11:06:08</text:p>
          </table:table-cell>
          <table:table-cell table:style-name="ce10" office:value-type="string" calcext:value-type="string">
            <text:p>costanzodesiree015@gmail.com</text:p>
          </table:table-cell>
          <table:table-cell table:style-name="ce3" office:value-type="string" calcext:value-type="string">
            <text:p>Immacolata Desiree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24T10:51:46" calcext:value-type="date">
            <text:p>2025-02-24 10:51:46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1T16:36:33" calcext:value-type="date">
            <text:p>2025-02-11 16:36:33</text:p>
          </table:table-cell>
          <table:table-cell table:style-name="ce10" office:value-type="string" calcext:value-type="string">
            <text:p>Celeste.sbarra68@gmail.com</text:p>
          </table:table-cell>
          <table:table-cell table:style-name="ce3" office:value-type="string" calcext:value-type="string">
            <text:p>Maria Celeste Sbarr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1T17:13:21" calcext:value-type="date">
            <text:p>2025-02-11 17:13:21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CORSO SICUREZZA SUL LAVORO 2025</text:p>
          </table:table-cell>
          <table:table-cell table:style-name="ce7" office:value-type="date" office:date-value="2025-05-16T09:48:47" calcext:value-type="date">
            <text:p>2025-05-16 9:48:47</text:p>
          </table:table-cell>
          <table:table-cell table:style-name="ce10" office:value-type="string" calcext:value-type="string">
            <text:p>claudia.colacino@gmail.com</text:p>
          </table:table-cell>
          <table:table-cell table:style-name="ce3" office:value-type="string" calcext:value-type="string">
            <text:p>Colacino Claudi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5-16T09:51:18" calcext:value-type="date">
            <text:p>2025-05-16 9:51:18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table:formula="of:=TRUE()" office:value-type="boolean" office:boolean-value="true" calcext:value-type="boolean">
            <text:p>VERO</text:p>
          </table:table-cell>
          <table:table-cell table:style-name="ce3" office:value-type="string" calcext:value-type="string">
            <text:p>FORMAZIONE 231</text:p>
          </table:table-cell>
          <table:table-cell table:style-name="ce7" office:value-type="date" office:date-value="2025-02-17T13:32:33" calcext:value-type="date">
            <text:p>2025-02-17 13:32:33</text:p>
          </table:table-cell>
          <table:table-cell table:style-name="ce10" office:value-type="string" calcext:value-type="string">
            <text:p>claudailary@hotmail.it</text:p>
          </table:table-cell>
          <table:table-cell table:style-name="ce3" office:value-type="string" calcext:value-type="string">
            <text:p>Claudia</text:p>
          </table:table-cell>
          <table:table-cell table:style-name="ce3" office:value-type="string" calcext:value-type="string">
            <text:p>NON TROVATA IN DB ANAGRAFICA</text:p>
          </table:table-cell>
          <table:table-cell table:style-name="ce3" office:value-type="string" calcext:value-type="string">
            <text:p>Terminata</text:p>
          </table:table-cell>
          <table:table-cell table:style-name="ce7" office:value-type="date" office:date-value="2025-02-17T13:34:07" calcext:value-type="date">
            <text:p>2025-02-17 13:34:07</text:p>
          </table:table-cell>
          <table:table-cell table:style-name="ce3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9:49:34" calcext:value-type="date">
            <text:p>2025-04-29 19:49:34</text:p>
          </table:table-cell>
          <table:table-cell table:style-name="ce12" office:value-type="string" calcext:value-type="string">
            <text:p>30terry66@gmail.com</text:p>
          </table:table-cell>
          <table:table-cell table:style-name="ce4" office:value-type="string" calcext:value-type="string">
            <text:p>Mariateresa Marcon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3:23:11" calcext:value-type="date">
            <text:p>2025-04-30 13:23:1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5T12:59:38" calcext:value-type="date">
            <text:p>2025-02-25 12:59:38</text:p>
          </table:table-cell>
          <table:table-cell table:style-name="ce12" office:value-type="string" calcext:value-type="string">
            <text:p>abatedagamara@gmail.com</text:p>
          </table:table-cell>
          <table:table-cell table:style-name="ce4" office:value-type="string" calcext:value-type="string">
            <text:p>Abate Daga Mar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07T09:26:27" calcext:value-type="date">
            <text:p>2025-03-07 9:26:2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3T09:34:47" calcext:value-type="date">
            <text:p>2025-02-13 9:34:47</text:p>
          </table:table-cell>
          <table:table-cell table:style-name="ce12" office:value-type="string" calcext:value-type="string">
            <text:p>abbafatiilaria@gmail.com</text:p>
          </table:table-cell>
          <table:table-cell table:style-name="ce4" office:value-type="string" calcext:value-type="string">
            <text:p>Laura D'Ascenz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7T14:48:37" calcext:value-type="date">
            <text:p>2025-02-17 14:48:3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8T07:43:10" calcext:value-type="date">
            <text:p>2025-04-28 7:43:10</text:p>
          </table:table-cell>
          <table:table-cell table:style-name="ce12" office:value-type="string" calcext:value-type="string">
            <text:p>Adele73@gmail.com</text:p>
          </table:table-cell>
          <table:table-cell table:style-name="ce4" office:value-type="string" calcext:value-type="string">
            <text:p>Adele Attanasi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8T15:26:40" calcext:value-type="date">
            <text:p>2025-04-28 15:26:4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5T18:39:18" calcext:value-type="date">
            <text:p>2025-04-15 18:39:18</text:p>
          </table:table-cell>
          <table:table-cell table:style-name="ce12" office:value-type="string" calcext:value-type="string">
            <text:p>aidaselimay@gmail.com</text:p>
          </table:table-cell>
          <table:table-cell table:style-name="ce4" office:value-type="string" calcext:value-type="string">
            <text:p>Aid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5T19:22:14" calcext:value-type="date">
            <text:p>2025-04-15 19:22:1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6T11:33:58" calcext:value-type="date">
            <text:p>2025-02-06 11:33:58</text:p>
          </table:table-cell>
          <table:table-cell table:style-name="ce12" office:value-type="string" calcext:value-type="string">
            <text:p>alessandro.baldi@gruppoauthentica.it</text:p>
          </table:table-cell>
          <table:table-cell table:style-name="ce4" office:value-type="string" calcext:value-type="string">
            <text:p>Alessandro Bald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6T14:34:07" calcext:value-type="date">
            <text:p>2025-02-06 14:34:0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4T19:00:04" calcext:value-type="date">
            <text:p>2025-02-24 19:00:04</text:p>
          </table:table-cell>
          <table:table-cell table:style-name="ce12" office:value-type="string" calcext:value-type="string">
            <text:p>alexst3fanescu97@gmail.com</text:p>
          </table:table-cell>
          <table:table-cell table:style-name="ce4" office:value-type="string" calcext:value-type="string">
            <text:p>Alexandru Stefanescu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4T19:01:48" calcext:value-type="date">
            <text:p>2025-02-24 19:01:4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2-27T11:49:24" calcext:value-type="date">
            <text:p>2025-02-27 11:49:24</text:p>
          </table:table-cell>
          <table:table-cell table:style-name="ce12" office:value-type="string" calcext:value-type="string">
            <text:p>allfood.domotica.1@gmail.com</text:p>
          </table:table-cell>
          <table:table-cell table:style-name="ce4" office:value-type="string" calcext:value-type="string">
            <text:p>Bacsbox1</text:p>
          </table:table-cell>
          <table:table-cell table:style-name="ce17" office:value-type="string" calcext:value-type="string">
            <text:p>ACCOUNT FREEDAY DA DELETAR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5T15:58:54" calcext:value-type="date">
            <text:p>2025-05-05 15:58:5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4:30:19" calcext:value-type="date">
            <text:p>2025-02-28 14:30:19</text:p>
          </table:table-cell>
          <table:table-cell table:style-name="ce12" office:value-type="string" calcext:value-type="string">
            <text:p>andreamagnante@gmail.com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4:51:40" calcext:value-type="date">
            <text:p>2025-02-28 14:51:4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3:16:03" calcext:value-type="date">
            <text:p>2025-02-28 13:16:03</text:p>
          </table:table-cell>
          <table:table-cell table:style-name="ce12" office:value-type="string" calcext:value-type="string">
            <text:p>angela.ferri@gruppoauthentica.it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2T16:49:39" calcext:value-type="date">
            <text:p>2025-03-12 16:49:3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7T12:46:44" calcext:value-type="date">
            <text:p>2025-04-17 12:46:44</text:p>
          </table:table-cell>
          <table:table-cell table:style-name="ce12" office:value-type="string" calcext:value-type="string">
            <text:p>angela.inverardi66@gmail.com</text:p>
          </table:table-cell>
          <table:table-cell table:style-name="ce4" office:value-type="string" calcext:value-type="string">
            <text:p>Angela Inverard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3T12:36:49" calcext:value-type="date">
            <text:p>2025-05-03 12:36:4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2T19:51:49" calcext:value-type="date">
            <text:p>2025-04-22 19:51:49</text:p>
          </table:table-cell>
          <table:table-cell table:style-name="ce12" office:value-type="string" calcext:value-type="string">
            <text:p>angelablacona@gmail.com</text:p>
          </table:table-cell>
          <table:table-cell table:style-name="ce4" office:value-type="string" calcext:value-type="string">
            <text:p>Angela Blaconà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2T20:59:10" calcext:value-type="date">
            <text:p>2025-04-22 20:59:1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7T13:28:06" calcext:value-type="date">
            <text:p>2025-02-17 13:28:06</text:p>
          </table:table-cell>
          <table:table-cell table:style-name="ce12" office:value-type="string" calcext:value-type="string">
            <text:p>angelasantopietro@icluod.com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7T13:30:09" calcext:value-type="date">
            <text:p>2025-02-17 13:30:0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5T15:08:52" calcext:value-type="date">
            <text:p>2025-04-15 15:08:52</text:p>
          </table:table-cell>
          <table:table-cell table:style-name="ce12" office:value-type="string" calcext:value-type="string">
            <text:p>annalisadileta@gmail.com</text:p>
          </table:table-cell>
          <table:table-cell table:style-name="ce4" office:value-type="string" calcext:value-type="string">
            <text:p>Annalisa Di le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5T18:06:01" calcext:value-type="date">
            <text:p>2025-04-15 18:06:0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1T15:27:38" calcext:value-type="date">
            <text:p>2025-05-01 15:27:38</text:p>
          </table:table-cell>
          <table:table-cell table:style-name="ce12" office:value-type="string" calcext:value-type="string">
            <text:p>annalisamezzrra@gmail.com</text:p>
          </table:table-cell>
          <table:table-cell table:style-name="ce4" office:value-type="string" calcext:value-type="string">
            <text:p>Annalisa Mezzer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5T15:07:33" calcext:value-type="date">
            <text:p>2025-05-15 15:07:3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6T08:35:10" calcext:value-type="date">
            <text:p>2025-05-16 8:35:10</text:p>
          </table:table-cell>
          <table:table-cell table:style-name="ce12" office:value-type="string" calcext:value-type="string">
            <text:p>Annamaria.tocco@gmail.com</text:p>
          </table:table-cell>
          <table:table-cell table:style-name="ce4" office:value-type="string" calcext:value-type="string">
            <text:p>Annamaria Pavon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6T08:38:34" calcext:value-type="date">
            <text:p>2025-05-16 8:38:3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21:21:22" calcext:value-type="date">
            <text:p>2025-04-29 21:21:22</text:p>
          </table:table-cell>
          <table:table-cell table:style-name="ce12" office:value-type="string" calcext:value-type="string">
            <text:p>annaritadanieli804@gmail.com</text:p>
          </table:table-cell>
          <table:table-cell table:style-name="ce4" office:value-type="string" calcext:value-type="string">
            <text:p>ANNARITA Daniel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22:27:10" calcext:value-type="date">
            <text:p>2025-04-29 22:27:1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3T09:35:26" calcext:value-type="date">
            <text:p>2025-02-13 9:35:26</text:p>
          </table:table-cell>
          <table:table-cell table:style-name="ce12" office:value-type="string" calcext:value-type="string">
            <text:p>annunziata.mastropietro@gruppoauthentica.it</text:p>
          </table:table-cell>
          <table:table-cell table:style-name="ce4" office:value-type="string" calcext:value-type="string">
            <text:p>Annunziata.Mastropietr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3T10:47:48" calcext:value-type="date">
            <text:p>2025-02-13 10:47:4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20:24:55" calcext:value-type="date">
            <text:p>2025-04-29 20:24:55</text:p>
          </table:table-cell>
          <table:table-cell table:style-name="ce12" office:value-type="string" calcext:value-type="string">
            <text:p>antonellatoni63@gmail.com</text:p>
          </table:table-cell>
          <table:table-cell table:style-name="ce4" office:value-type="string" calcext:value-type="string">
            <text:p>Antonella To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22:28:18" calcext:value-type="date">
            <text:p>2025-04-29 22:28:1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4-16T12:46:45" calcext:value-type="date">
            <text:p>2025-04-16 12:46:45</text:p>
          </table:table-cell>
          <table:table-cell table:style-name="ce12" office:value-type="string" calcext:value-type="string">
            <text:p>badfriends</text:p>
          </table:table-cell>
          <table:table-cell table:style-name="ce4" office:value-type="string" calcext:value-type="string">
            <text:p>Pat Thomas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6T12:50:24" calcext:value-type="date">
            <text:p>2025-04-16 12:50:2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5T20:49:44" calcext:value-type="date">
            <text:p>2025-05-05 20:49:44</text:p>
          </table:table-cell>
          <table:table-cell table:style-name="ce12" office:value-type="string" calcext:value-type="string">
            <text:p>barbararettaroli37@imail.it</text:p>
          </table:table-cell>
          <table:table-cell table:style-name="ce4" office:value-type="string" calcext:value-type="string">
            <text:p>Barbara rettarol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5T20:53:38" calcext:value-type="date">
            <text:p>2025-05-05 20:53:3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22T13:19:55" calcext:value-type="date">
            <text:p>2025-03-22 13:19:55</text:p>
          </table:table-cell>
          <table:table-cell table:style-name="ce12" office:value-type="string" calcext:value-type="string">
            <text:p>bartolomeo1965@gmail.com</text:p>
          </table:table-cell>
          <table:table-cell table:style-name="ce4" office:value-type="string" calcext:value-type="string">
            <text:p>Incoronata Villa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22T15:33:43" calcext:value-type="date">
            <text:p>2025-03-22 15:33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3:04:47" calcext:value-type="date">
            <text:p>2025-02-28 13:04:47</text:p>
          </table:table-cell>
          <table:table-cell table:style-name="ce12" office:value-type="string" calcext:value-type="string">
            <text:p>beneretajubani68@gmail.com </text:p>
          </table:table-cell>
          <table:table-cell table:style-name="ce4" office:value-type="string" calcext:value-type="string">
            <text:p>Bener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3:15:08" calcext:value-type="date">
            <text:p>2025-02-28 13:15:0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20:34:59" calcext:value-type="date">
            <text:p>2025-02-11 20:34:59</text:p>
          </table:table-cell>
          <table:table-cell table:style-name="ce12" office:value-type="string" calcext:value-type="string">
            <text:p>bonfigliolipietro@utlook.it</text:p>
          </table:table-cell>
          <table:table-cell table:style-name="ce4" office:value-type="string" calcext:value-type="string">
            <text:p>Pietr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21:20:11" calcext:value-type="date">
            <text:p>2025-02-12 21:20:1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08T14:41:11" calcext:value-type="date">
            <text:p>2025-03-08 14:41:11</text:p>
          </table:table-cell>
          <table:table-cell table:style-name="ce12" office:value-type="string" calcext:value-type="string">
            <text:p>caifassoanto@gmail,com</text:p>
          </table:table-cell>
          <table:table-cell table:style-name="ce4" office:value-type="string" calcext:value-type="string">
            <text:p>antoni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08T14:51:47" calcext:value-type="date">
            <text:p>2025-03-08 14:51:4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1T16:19:26" calcext:value-type="date">
            <text:p>2025-05-01 16:19:26</text:p>
          </table:table-cell>
          <table:table-cell table:style-name="ce12" office:value-type="string" calcext:value-type="string">
            <text:p>calcemanuela@gmail.com</text:p>
          </table:table-cell>
          <table:table-cell table:style-name="ce4" office:value-type="string" calcext:value-type="string">
            <text:p>Emanuela Calc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1T16:33:09" calcext:value-type="date">
            <text:p>2025-05-01 16:33:0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5T19:10:07" calcext:value-type="date">
            <text:p>2025-05-05 19:10:07</text:p>
          </table:table-cell>
          <table:table-cell table:style-name="ce12" office:value-type="string" calcext:value-type="string">
            <text:p>carli.celestina@gmail.com</text:p>
          </table:table-cell>
          <table:table-cell table:style-name="ce4" office:value-type="string" calcext:value-type="string">
            <text:p>CELESTINA CARLI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5T19:35:56" calcext:value-type="date">
            <text:p>2025-05-05 19:35:5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17:06:43" calcext:value-type="date">
            <text:p>2025-02-11 17:06:43</text:p>
          </table:table-cell>
          <table:table-cell table:style-name="ce12" office:value-type="string" calcext:value-type="string">
            <text:p>cecegiovanna58@gmail.com. com</text:p>
          </table:table-cell>
          <table:table-cell table:style-name="ce4" office:value-type="string" calcext:value-type="string">
            <text:p>Giovan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4:43:38" calcext:value-type="date">
            <text:p>2025-02-12 14:43:3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0:03:02" calcext:value-type="date">
            <text:p>2025-04-29 10:03:02</text:p>
          </table:table-cell>
          <table:table-cell table:style-name="ce12" office:value-type="string" calcext:value-type="string">
            <text:p>censabella.agata@.com</text:p>
          </table:table-cell>
          <table:table-cell table:style-name="ce4" office:value-type="string" calcext:value-type="string">
            <text:p>Agata Censab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0:52:52" calcext:value-type="date">
            <text:p>2025-04-29 10:52:5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30T10:52:11" calcext:value-type="date">
            <text:p>2025-04-30 10:52:11</text:p>
          </table:table-cell>
          <table:table-cell table:style-name="ce12" office:value-type="string" calcext:value-type="string">
            <text:p>chaimahaiddd@gmail.com</text:p>
          </table:table-cell>
          <table:table-cell table:style-name="ce4" office:value-type="string" calcext:value-type="string">
            <text:p>Massik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7:44:06" calcext:value-type="date">
            <text:p>2025-04-30 17:44:0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1:05:30" calcext:value-type="date">
            <text:p>2025-04-29 11:05:30</text:p>
          </table:table-cell>
          <table:table-cell table:style-name="ce12" office:value-type="string" calcext:value-type="string">
            <text:p>Chiara.Bernardini@gruppoauthentica.it</text:p>
          </table:table-cell>
          <table:table-cell table:style-name="ce4" office:value-type="string" calcext:value-type="string">
            <text:p>Chiara Bernardi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1:20:00" calcext:value-type="date">
            <text:p>2025-04-29 11:20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5T19:47:05" calcext:value-type="date">
            <text:p>2025-02-25 19:47:05</text:p>
          </table:table-cell>
          <table:table-cell table:style-name="ce12" office:value-type="string" calcext:value-type="string">
            <text:p>ciancarellacaterina@gmail.com</text:p>
          </table:table-cell>
          <table:table-cell table:style-name="ce4" office:value-type="string" calcext:value-type="string">
            <text:p>Caterina Ciancar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5T20:14:19" calcext:value-type="date">
            <text:p>2025-02-25 20:14:1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3T10:12:22" calcext:value-type="date">
            <text:p>2025-02-13 10:12:22</text:p>
          </table:table-cell>
          <table:table-cell table:style-name="ce12" office:value-type="string" calcext:value-type="string">
            <text:p>Cinzia.cianfrocca@gruppoauthentica.it</text:p>
          </table:table-cell>
          <table:table-cell table:style-name="ce4" office:value-type="string" calcext:value-type="string">
            <text:p>Cinz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3T21:44:50" calcext:value-type="date">
            <text:p>2025-02-13 21:44:5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2T16:36:59" calcext:value-type="date">
            <text:p>2025-04-22 16:36:59</text:p>
          </table:table-cell>
          <table:table-cell table:style-name="ce12" office:value-type="string" calcext:value-type="string">
            <text:p>cinziamarcucci03@gmail.com</text:p>
          </table:table-cell>
          <table:table-cell table:style-name="ce4" office:value-type="string" calcext:value-type="string">
            <text:p>Marcucci Cinz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2T16:50:35" calcext:value-type="date">
            <text:p>2025-04-22 16:50:3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4T18:48:47" calcext:value-type="date">
            <text:p>2025-04-24 18:48:47</text:p>
          </table:table-cell>
          <table:table-cell table:style-name="ce12" office:value-type="string" calcext:value-type="string">
            <text:p>claudiabec110864@gmail.com</text:p>
          </table:table-cell>
          <table:table-cell table:style-name="ce4" office:value-type="string" calcext:value-type="string">
            <text:p>Claudia Beccar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4T18:52:57" calcext:value-type="date">
            <text:p>2025-04-24 18:52:5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0T21:30:48" calcext:value-type="date">
            <text:p>2025-04-20 21:30:48</text:p>
          </table:table-cell>
          <table:table-cell table:style-name="ce12" office:value-type="string" calcext:value-type="string">
            <text:p>CNTPLA72D44H645Z</text:p>
          </table:table-cell>
          <table:table-cell table:style-name="ce4" office:value-type="string" calcext:value-type="string">
            <text:p>Pao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0T22:20:39" calcext:value-type="date">
            <text:p>2025-04-20 22:20:3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6T19:53:41" calcext:value-type="date">
            <text:p>2025-04-26 19:53:41</text:p>
          </table:table-cell>
          <table:table-cell table:style-name="ce12" office:value-type="string" calcext:value-type="string">
            <text:p>consanifamily@gmail.com</text:p>
          </table:table-cell>
          <table:table-cell table:style-name="ce4" office:value-type="string" calcext:value-type="string">
            <text:p>Claudia Bargag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8T13:36:01" calcext:value-type="date">
            <text:p>2025-04-28 13:36:0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9T09:57:12" calcext:value-type="date">
            <text:p>2025-02-19 9:57:12</text:p>
          </table:table-cell>
          <table:table-cell table:style-name="ce12" office:value-type="string" calcext:value-type="string">
            <text:p>cosimo.fonseca@gruppoauthentica.it</text:p>
          </table:table-cell>
          <table:table-cell table:style-name="ce4" office:value-type="string" calcext:value-type="string">
            <text:p>cosim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9T12:15:55" calcext:value-type="date">
            <text:p>2025-02-19 12:15:5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5T19:42:43" calcext:value-type="date">
            <text:p>2025-05-15 19:42:43</text:p>
          </table:table-cell>
          <table:table-cell table:style-name="ce12" office:value-type="string" calcext:value-type="string">
            <text:p>cristina.perrone50@gmail.com</text:p>
          </table:table-cell>
          <table:table-cell table:style-name="ce4" office:value-type="string" calcext:value-type="string">
            <text:p>Maria Perron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5T19:49:13" calcext:value-type="date">
            <text:p>2025-05-15 19:49:1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5T14:12:49" calcext:value-type="date">
            <text:p>2025-04-15 14:12:49</text:p>
          </table:table-cell>
          <table:table-cell table:style-name="ce12" office:value-type="string" calcext:value-type="string">
            <text:p>cristina.prada@gruppoauthentica.it</text:p>
          </table:table-cell>
          <table:table-cell table:style-name="ce4" office:value-type="string" calcext:value-type="string">
            <text:p>Cristi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5T18:13:23" calcext:value-type="date">
            <text:p>2025-04-15 18:13:2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7T08:20:56" calcext:value-type="date">
            <text:p>2025-02-17 8:20:56</text:p>
          </table:table-cell>
          <table:table-cell table:style-name="ce12" office:value-type="string" calcext:value-type="string">
            <text:p>cristinamarini68gmail.com</text:p>
          </table:table-cell>
          <table:table-cell table:style-name="ce4" office:value-type="string" calcext:value-type="string">
            <text:p>Cristina Mari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7T08:39:16" calcext:value-type="date">
            <text:p>2025-02-17 8:39:1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1T18:11:19" calcext:value-type="date">
            <text:p>2025-04-21 18:11:19</text:p>
          </table:table-cell>
          <table:table-cell table:style-name="ce12" office:value-type="string" calcext:value-type="string">
            <text:p>cucina.cobo@sarcacatering.it</text:p>
          </table:table-cell>
          <table:table-cell table:style-name="ce4" office:value-type="string" calcext:value-type="string">
            <text:p>PieroZa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7T10:18:51" calcext:value-type="date">
            <text:p>2025-04-27 10:18:5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8T19:29:35" calcext:value-type="date">
            <text:p>2025-05-08 19:29:35</text:p>
          </table:table-cell>
          <table:table-cell table:style-name="ce12" office:value-type="string" calcext:value-type="string">
            <text:p>cucina.ferrosider@sarcacatering.it</text:p>
          </table:table-cell>
          <table:table-cell table:style-name="ce4" office:value-type="string" calcext:value-type="string">
            <text:p>Daniela Duzio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8T20:32:51" calcext:value-type="date">
            <text:p>2025-05-08 20:32:5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16:14:22" calcext:value-type="date">
            <text:p>2025-02-10 16:14:22</text:p>
          </table:table-cell>
          <table:table-cell table:style-name="ce12" office:value-type="string" calcext:value-type="string">
            <text:p>cuparoc@gmail.com</text:p>
          </table:table-cell>
          <table:table-cell table:style-name="ce4" office:value-type="string" calcext:value-type="string">
            <text:p>concetta cupar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1T15:37:28" calcext:value-type="date">
            <text:p>2025-02-11 15:37:2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3T15:23:11" calcext:value-type="date">
            <text:p>2025-04-23 15:23:11</text:p>
          </table:table-cell>
          <table:table-cell table:style-name="ce12" office:value-type="string" calcext:value-type="string">
            <text:p>dani.carpe@libero.it</text:p>
          </table:table-cell>
          <table:table-cell table:style-name="ce4" office:value-type="string" calcext:value-type="string">
            <text:p>Rosalia bertoli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8T22:11:35" calcext:value-type="date">
            <text:p>2025-04-28 22:11:3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08:01:06" calcext:value-type="date">
            <text:p>2025-02-11 8:01:06</text:p>
          </table:table-cell>
          <table:table-cell table:style-name="ce12" office:value-type="string" calcext:value-type="string">
            <text:p>danielemacchiagodena75@gmail.it</text:p>
          </table:table-cell>
          <table:table-cell table:style-name="ce4" office:value-type="string" calcext:value-type="string">
            <text:p>daniele macchiagode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1T12:07:30" calcext:value-type="date">
            <text:p>2025-02-11 12:07:3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6T22:25:16" calcext:value-type="date">
            <text:p>2025-02-06 22:25:16</text:p>
          </table:table-cell>
          <table:table-cell table:style-name="ce12" office:value-type="string" calcext:value-type="string">
            <text:p>db.casula73@gmail.cim</text:p>
          </table:table-cell>
          <table:table-cell table:style-name="ce4" office:value-type="string" calcext:value-type="string">
            <text:p>Casula Deborah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9T15:51:33" calcext:value-type="date">
            <text:p>2025-02-09 15:51:3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2T17:40:46" calcext:value-type="date">
            <text:p>2025-02-12 17:40:46</text:p>
          </table:table-cell>
          <table:table-cell table:style-name="ce12" office:value-type="string" calcext:value-type="string">
            <text:p>elena.greco@eutouristnew.it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4T14:31:07" calcext:value-type="date">
            <text:p>2025-02-14 14:31:0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5T22:48:23" calcext:value-type="date">
            <text:p>2025-02-15 22:48:23</text:p>
          </table:table-cell>
          <table:table-cell table:style-name="ce12" office:value-type="string" calcext:value-type="string">
            <text:p>elisabettaoliva@libero.it</text:p>
          </table:table-cell>
          <table:table-cell table:style-name="ce4" office:value-type="string" calcext:value-type="string">
            <text:p>Elisab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6T14:21:54" calcext:value-type="date">
            <text:p>2025-02-16 14:21:5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2T15:41:50" calcext:value-type="date">
            <text:p>2025-05-02 15:41:50</text:p>
          </table:table-cell>
          <table:table-cell table:style-name="ce12" office:value-type="string" calcext:value-type="string">
            <text:p>elisabettapagani1962@gmail.com</text:p>
          </table:table-cell>
          <table:table-cell table:style-name="ce4" office:value-type="string" calcext:value-type="string">
            <text:p>Elisabetta Paga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5T19:14:33" calcext:value-type="date">
            <text:p>2025-05-05 19:14:3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8T20:56:27" calcext:value-type="date">
            <text:p>2025-04-28 20:56:27</text:p>
          </table:table-cell>
          <table:table-cell table:style-name="ce12" office:value-type="string" calcext:value-type="string">
            <text:p>elisabettapietraforte64@gmail.com</text:p>
          </table:table-cell>
          <table:table-cell table:style-name="ce4" office:value-type="string" calcext:value-type="string">
            <text:p>Elisabetta Pietrafort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8T21:04:38" calcext:value-type="date">
            <text:p>2025-04-28 21:04:3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0T10:53:04" calcext:value-type="date">
            <text:p>2025-02-20 10:53:04</text:p>
          </table:table-cell>
          <table:table-cell table:style-name="ce12" office:value-type="string" calcext:value-type="string">
            <text:p>elisabettaranalli96@gmail.com</text:p>
          </table:table-cell>
          <table:table-cell table:style-name="ce4" office:value-type="string" calcext:value-type="string">
            <text:p>Elisabetta ranall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0T11:21:44" calcext:value-type="date">
            <text:p>2025-02-20 11:21:4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4T18:22:11" calcext:value-type="date">
            <text:p>2025-02-14 18:22:11</text:p>
          </table:table-cell>
          <table:table-cell table:style-name="ce12" office:value-type="string" calcext:value-type="string">
            <text:p>Emanuela.andese@icloud.com</text:p>
          </table:table-cell>
          <table:table-cell table:style-name="ce4" office:value-type="string" calcext:value-type="string">
            <text:p>Emanue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4T18:33:45" calcext:value-type="date">
            <text:p>2025-02-14 18:33:4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7T11:37:06" calcext:value-type="date">
            <text:p>2025-04-17 11:37:06</text:p>
          </table:table-cell>
          <table:table-cell table:style-name="ce12" office:value-type="string" calcext:value-type="string">
            <text:p>Emanuela.caoccetta63@gmail.com</text:p>
          </table:table-cell>
          <table:table-cell table:style-name="ce4" office:value-type="string" calcext:value-type="string">
            <text:p>Emanuela Capocc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1T10:06:48" calcext:value-type="date">
            <text:p>2025-04-21 10:06:4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10T15:05:14" calcext:value-type="date">
            <text:p>2025-03-10 15:05:14</text:p>
          </table:table-cell>
          <table:table-cell table:style-name="ce12" office:value-type="string" calcext:value-type="string">
            <text:p>emiliateora@gmail.com</text:p>
          </table:table-cell>
          <table:table-cell table:style-name="ce4" office:value-type="string" calcext:value-type="string">
            <text:p>EMILIA TEOR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0T15:07:46" calcext:value-type="date">
            <text:p>2025-03-10 15:07:4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6:26:14" calcext:value-type="date">
            <text:p>2025-04-29 16:26:14</text:p>
          </table:table-cell>
          <table:table-cell table:style-name="ce12" office:value-type="string" calcext:value-type="string">
            <text:p>Fabiozottola43@gmail.com </text:p>
          </table:table-cell>
          <table:table-cell table:style-name="ce4" office:value-type="string" calcext:value-type="string">
            <text:p>Fabio Zotto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9:39:08" calcext:value-type="date">
            <text:p>2025-04-29 19:39:0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6T16:08:58" calcext:value-type="date">
            <text:p>2025-04-16 16:08:58</text:p>
          </table:table-cell>
          <table:table-cell table:style-name="ce12" office:value-type="string" calcext:value-type="string">
            <text:p>fabrizio.nava@gruppoauthentica.it</text:p>
          </table:table-cell>
          <table:table-cell table:style-name="ce4" office:value-type="string" calcext:value-type="string">
            <text:p>FABRIZIO NAV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6T16:32:26" calcext:value-type="date">
            <text:p>2025-04-16 16:32:2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3T15:55:03" calcext:value-type="date">
            <text:p>2025-04-23 15:55:03</text:p>
          </table:table-cell>
          <table:table-cell table:style-name="ce12" office:value-type="string" calcext:value-type="string">
            <text:p>Fathiolabidi@gmail.com</text:p>
          </table:table-cell>
          <table:table-cell table:style-name="ce4" office:value-type="string" calcext:value-type="string">
            <text:p>Fathi labid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3T16:21:57" calcext:value-type="date">
            <text:p>2025-04-23 16:21:5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7T17:08:13" calcext:value-type="date">
            <text:p>2025-04-17 17:08:13</text:p>
          </table:table-cell>
          <table:table-cell table:style-name="ce12" office:value-type="string" calcext:value-type="string">
            <text:p>fernanda.giuntella@gmail.com</text:p>
          </table:table-cell>
          <table:table-cell table:style-name="ce4" office:value-type="string" calcext:value-type="string">
            <text:p>Fernanda Giunt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1T10:54:35" calcext:value-type="date">
            <text:p>2025-05-01 10:54:3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4T20:04:33" calcext:value-type="date">
            <text:p>2025-04-24 20:04:33</text:p>
          </table:table-cell>
          <table:table-cell table:style-name="ce12" office:value-type="string" calcext:value-type="string">
            <text:p>ferra.dane@gmail.com</text:p>
          </table:table-cell>
          <table:table-cell table:style-name="ce4" office:value-type="string" calcext:value-type="string">
            <text:p>Katia Danelli</text:p>
          </table:table-cell>
          <table:table-cell table:style-name="ce4" office:value-type="string" calcext:value-type="string">
            <text:p>Amis – addato a esist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4T20:24:13" calcext:value-type="date">
            <text:p>2025-04-24 20:24:1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30T14:51:56" calcext:value-type="date">
            <text:p>2025-04-30 14:51:56</text:p>
          </table:table-cell>
          <table:table-cell table:style-name="ce12" office:value-type="string" calcext:value-type="string">
            <text:p>fibonacci73@libero.it</text:p>
          </table:table-cell>
          <table:table-cell table:style-name="ce4" office:value-type="string" calcext:value-type="string">
            <text:p>Marco Zappaterren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6:37:24" calcext:value-type="date">
            <text:p>2025-04-30 16:37:2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7T13:23:44" calcext:value-type="date">
            <text:p>2025-02-27 13:23:44</text:p>
          </table:table-cell>
          <table:table-cell table:style-name="ce12" office:value-type="string" calcext:value-type="string">
            <text:p>fiorenzisimonetta@gmail.it</text:p>
          </table:table-cell>
          <table:table-cell table:style-name="ce4" office:value-type="string" calcext:value-type="string">
            <text:p>Fiorenzi Simon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7T13:25:22" calcext:value-type="date">
            <text:p>2025-02-27 13:25:2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18:22:15" calcext:value-type="date">
            <text:p>2025-02-10 18:22:15</text:p>
          </table:table-cell>
          <table:table-cell table:style-name="ce12" office:value-type="string" calcext:value-type="string">
            <text:p>franco.topazio@gruppoauthentica.it</text:p>
          </table:table-cell>
          <table:table-cell table:style-name="ce4" office:value-type="string" calcext:value-type="string">
            <text:p>Franco Topazi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1:53:17" calcext:value-type="date">
            <text:p>2025-02-12 11:53:1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7T12:27:57" calcext:value-type="date">
            <text:p>2025-02-27 12:27:57</text:p>
          </table:table-cell>
          <table:table-cell table:style-name="ce12" office:value-type="string" calcext:value-type="string">
            <text:p>G. Pulieri@libero.it</text:p>
          </table:table-cell>
          <table:table-cell table:style-name="ce4" office:value-type="string" calcext:value-type="string">
            <text:p>Giovanni pulier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7T12:41:07" calcext:value-type="date">
            <text:p>2025-02-27 12:41:0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1T22:40:58" calcext:value-type="date">
            <text:p>2025-05-01 22:40:58</text:p>
          </table:table-cell>
          <table:table-cell table:style-name="ce12" office:value-type="string" calcext:value-type="string">
            <text:p>g69mela@libero.it</text:p>
          </table:table-cell>
          <table:table-cell table:style-name="ce4" office:value-type="string" calcext:value-type="string">
            <text:p>Tiziana Girod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0T18:27:00" calcext:value-type="date">
            <text:p>2025-05-10 18:27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30T14:26:12" calcext:value-type="date">
            <text:p>2025-04-30 14:26:12</text:p>
          </table:table-cell>
          <table:table-cell table:style-name="ce12" office:value-type="string" calcext:value-type="string">
            <text:p>gazibejkosalaj@gmail. com</text:p>
          </table:table-cell>
          <table:table-cell table:style-name="ce4" office:value-type="string" calcext:value-type="string">
            <text:p>Gazmend Bejkosalaj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4:40:01" calcext:value-type="date">
            <text:p>2025-04-30 14:40:0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4:46:50" calcext:value-type="date">
            <text:p>2025-04-29 14:46:50</text:p>
          </table:table-cell>
          <table:table-cell table:style-name="ce12" office:value-type="string" calcext:value-type="string">
            <text:p>ggrassod457@gmail.com</text:p>
          </table:table-cell>
          <table:table-cell table:style-name="ce4" office:value-type="string" calcext:value-type="string">
            <text:p>Davide Daniele grass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5:57:11" calcext:value-type="date">
            <text:p>2025-04-29 15:57:1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9T08:27:23" calcext:value-type="date">
            <text:p>2025-04-19 8:27:23</text:p>
          </table:table-cell>
          <table:table-cell table:style-name="ce12" office:value-type="string" calcext:value-type="string">
            <text:p>giacomettilaura@gmail.com</text:p>
          </table:table-cell>
          <table:table-cell table:style-name="ce4" office:value-type="string" calcext:value-type="string">
            <text:p>Lauragiacomett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9T10:01:04" calcext:value-type="date">
            <text:p>2025-04-19 10:01:0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3T10:42:09" calcext:value-type="date">
            <text:p>2025-04-23 10:42:09</text:p>
          </table:table-cell>
          <table:table-cell table:style-name="ce12" office:value-type="string" calcext:value-type="string">
            <text:p>giacomozzi.l@hormail.it</text:p>
          </table:table-cell>
          <table:table-cell table:style-name="ce4" office:value-type="string" calcext:value-type="string">
            <text:p>Lucrezia giacomozz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6T11:08:20" calcext:value-type="date">
            <text:p>2025-04-26 11:08:2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27T10:24:47" calcext:value-type="date">
            <text:p>2025-03-27 10:24:47</text:p>
          </table:table-cell>
          <table:table-cell table:style-name="ce12" office:value-type="string" calcext:value-type="string">
            <text:p>giancarla .minoia@gruppoauthentica.it</text:p>
          </table:table-cell>
          <table:table-cell table:style-name="ce4" office:value-type="string" calcext:value-type="string">
            <text:p>Giancarla Minio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27T12:26:25" calcext:value-type="date">
            <text:p>2025-03-27 12:26:2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8T19:18:45" calcext:value-type="date">
            <text:p>2025-04-18 19:18:45</text:p>
          </table:table-cell>
          <table:table-cell table:style-name="ce12" office:value-type="string" calcext:value-type="string">
            <text:p>giancarlodilaolo2263@gmail.com</text:p>
          </table:table-cell>
          <table:table-cell table:style-name="ce4" office:value-type="string" calcext:value-type="string">
            <text:p>Giancarlo Di Paol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8T19:27:04" calcext:value-type="date">
            <text:p>2025-04-18 19:27:0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22:04:23" calcext:value-type="date">
            <text:p>2025-04-29 22:04:23</text:p>
          </table:table-cell>
          <table:table-cell table:style-name="ce12" office:value-type="string" calcext:value-type="string">
            <text:p>gicadiellegi@gmail.com</text:p>
          </table:table-cell>
          <table:table-cell table:style-name="ce4" office:value-type="string" calcext:value-type="string">
            <text:p>Gianluca Gucci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07:39:19" calcext:value-type="date">
            <text:p>2025-04-30 7:39:1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14T11:21:24" calcext:value-type="date">
            <text:p>2025-03-14 11:21:24</text:p>
          </table:table-cell>
          <table:table-cell table:style-name="ce12" office:value-type="string" calcext:value-type="string">
            <text:p>giovannademagistris112@gmail.com</text:p>
          </table:table-cell>
          <table:table-cell table:style-name="ce4" office:value-type="string" calcext:value-type="string">
            <text:p>Giovan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4T22:20:51" calcext:value-type="date">
            <text:p>2025-03-14 22:20:5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Nozioni di sicurezza alimentare e applicazione HACCP</text:p>
          </table:table-cell>
          <table:table-cell table:style-name="ce8" office:value-type="date" office:date-value="2025-04-17T09:26:03" calcext:value-type="date">
            <text:p>2025-04-17 9:26:03</text:p>
          </table:table-cell>
          <table:table-cell table:style-name="ce12" office:value-type="string" calcext:value-type="string">
            <text:p>giupiccione99@icloud.com</text:p>
          </table:table-cell>
          <table:table-cell table:style-name="ce4" office:value-type="string" calcext:value-type="string">
            <text:p>Giuseppe Piccion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7T09:30:37" calcext:value-type="date">
            <text:p>2025-04-17 9:30:3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07:53:16" calcext:value-type="date">
            <text:p>2025-02-11 7:53:16</text:p>
          </table:table-cell>
          <table:table-cell table:style-name="ce12" office:value-type="string" calcext:value-type="string">
            <text:p>graziella.manuli@hotmail.it</text:p>
          </table:table-cell>
          <table:table-cell table:style-name="ce4" office:value-type="string" calcext:value-type="string">
            <text:p>Grazi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1T07:56:43" calcext:value-type="date">
            <text:p>2025-02-11 7:56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Nozioni di sicurezza alimentare e applicazione HACCP</text:p>
          </table:table-cell>
          <table:table-cell table:style-name="ce8" office:value-type="date" office:date-value="2025-04-26T21:19:05" calcext:value-type="date">
            <text:p>2025-04-26 21:19:05</text:p>
          </table:table-cell>
          <table:table-cell table:style-name="ce12" office:value-type="string" calcext:value-type="string">
            <text:p>habibianxhela@gmail.com</text:p>
          </table:table-cell>
          <table:table-cell table:style-name="ce4" office:value-type="string" calcext:value-type="string">
            <text:p>Anxhela Habib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6T23:02:51" calcext:value-type="date">
            <text:p>2025-04-26 23:02:5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18:42:23" calcext:value-type="date">
            <text:p>2025-02-10 18:42:23</text:p>
          </table:table-cell>
          <table:table-cell table:style-name="ce12" office:value-type="string" calcext:value-type="string">
            <text:p>hamdy.sawires69@gmail.it</text:p>
          </table:table-cell>
          <table:table-cell table:style-name="ce4" office:value-type="string" calcext:value-type="string">
            <text:p>Hamdy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0:21:20" calcext:value-type="date">
            <text:p>2025-02-12 10:21:2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7T11:22:08" calcext:value-type="date">
            <text:p>2025-02-17 11:22:08</text:p>
          </table:table-cell>
          <table:table-cell table:style-name="ce12" office:value-type="string" calcext:value-type="string">
            <text:p>ILARIALENTINI@LIVE.IT</text:p>
          </table:table-cell>
          <table:table-cell table:style-name="ce4" office:value-type="string" calcext:value-type="string">
            <text:p>Marina Schirru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5T12:04:23" calcext:value-type="date">
            <text:p>2025-02-25 12:04:2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6:12:21" calcext:value-type="date">
            <text:p>2025-02-28 16:12:21</text:p>
          </table:table-cell>
          <table:table-cell table:style-name="ce12" office:value-type="string" calcext:value-type="string">
            <text:p>jbaruffa@hotmail.it</text:p>
          </table:table-cell>
          <table:table-cell table:style-name="ce4" office:value-type="string" calcext:value-type="string">
            <text:p>Jessica baruff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6:15:38" calcext:value-type="date">
            <text:p>2025-02-28 16:15:3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5:49:33" calcext:value-type="date">
            <text:p>2025-04-29 15:49:33</text:p>
          </table:table-cell>
          <table:table-cell table:style-name="ce12" office:value-type="string" calcext:value-type="string">
            <text:p>Jbaruffa@hotmail.it </text:p>
          </table:table-cell>
          <table:table-cell table:style-name="ce4" office:value-type="string" calcext:value-type="string">
            <text:p>Jessica baruff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6:05:19" calcext:value-type="date">
            <text:p>2025-04-29 16:05:1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11:10:51" calcext:value-type="date">
            <text:p>2025-02-10 11:10:51</text:p>
          </table:table-cell>
          <table:table-cell table:style-name="ce12" office:value-type="string" calcext:value-type="string">
            <text:p>jennifer.gatti@gruppoauthentica.it</text:p>
          </table:table-cell>
          <table:table-cell table:style-name="ce4" office:value-type="string" calcext:value-type="string">
            <text:p>Jennifer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4T12:22:07" calcext:value-type="date">
            <text:p>2025-03-14 12:22:0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5T08:59:13" calcext:value-type="date">
            <text:p>2025-02-05 8:59:13</text:p>
          </table:table-cell>
          <table:table-cell table:style-name="ce12" office:value-type="string" calcext:value-type="string">
            <text:p>leoni.sabry1969@gmail.com</text:p>
          </table:table-cell>
          <table:table-cell table:style-name="ce4" office:value-type="string" calcext:value-type="string">
            <text:p>sleoni194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6T10:00:34" calcext:value-type="date">
            <text:p>2025-02-06 10:00:3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3-14T14:07:22" calcext:value-type="date">
            <text:p>2025-03-14 14:07:22</text:p>
          </table:table-cell>
          <table:table-cell table:style-name="ce12" office:value-type="string" calcext:value-type="string">
            <text:p>lo marcodisimone12@gmail.com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4T14:34:43" calcext:value-type="date">
            <text:p>2025-03-14 14:34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3-13T15:16:04" calcext:value-type="date">
            <text:p>2025-03-13 15:16:04</text:p>
          </table:table-cell>
          <table:table-cell table:style-name="ce12" office:value-type="string" calcext:value-type="string">
            <text:p>lore.cristralli@gmail.com</text:p>
          </table:table-cell>
          <table:table-cell table:style-name="ce4" office:value-type="string" calcext:value-type="string">
            <text:p>Lorenzo Cristall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3T15:26:58" calcext:value-type="date">
            <text:p>2025-03-13 15:26:5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9T10:25:17" calcext:value-type="date">
            <text:p>2025-04-19 10:25:17</text:p>
          </table:table-cell>
          <table:table-cell table:style-name="ce12" office:value-type="string" calcext:value-type="string">
            <text:p>lucadl0967@gmail.com</text:p>
          </table:table-cell>
          <table:table-cell table:style-name="ce4" office:value-type="string" calcext:value-type="string">
            <text:p>Luca Di Lern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9T10:48:45" calcext:value-type="date">
            <text:p>2025-04-19 10:48:4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18:35:27" calcext:value-type="date">
            <text:p>2025-02-10 18:35:27</text:p>
          </table:table-cell>
          <table:table-cell table:style-name="ce12" office:value-type="string" calcext:value-type="string">
            <text:p>lucianocuoco _2024@libero.it</text:p>
          </table:table-cell>
          <table:table-cell table:style-name="ce4" office:value-type="string" calcext:value-type="string">
            <text:p>Luciano Massimia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7T17:37:27" calcext:value-type="date">
            <text:p>2025-02-17 17:37:2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9T14:10:06" calcext:value-type="date">
            <text:p>2025-05-09 14:10:06</text:p>
          </table:table-cell>
          <table:table-cell table:style-name="ce12" office:value-type="string" calcext:value-type="string">
            <text:p>luisadebartolomei65@gmail.com</text:p>
          </table:table-cell>
          <table:table-cell table:style-name="ce4" office:value-type="string" calcext:value-type="string">
            <text:p>Luis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9T14:19:00" calcext:value-type="date">
            <text:p>2025-05-09 14:19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2T14:04:16" calcext:value-type="date">
            <text:p>2025-02-12 14:04:16</text:p>
          </table:table-cell>
          <table:table-cell table:style-name="ce12" office:value-type="string" calcext:value-type="string">
            <text:p>Lupereynoso2018@gmail.com</text:p>
          </table:table-cell>
          <table:table-cell table:style-name="ce4" office:value-type="string" calcext:value-type="string">
            <text:p>Gino Pined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4:05:13" calcext:value-type="date">
            <text:p>2025-02-12 14:05:1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6T10:27:53" calcext:value-type="date">
            <text:p>2025-02-06 10:27:53</text:p>
          </table:table-cell>
          <table:table-cell table:style-name="ce12" office:value-type="string" calcext:value-type="string">
            <text:p>Luriacanenguez12 @gmail.com</text:p>
          </table:table-cell>
          <table:table-cell table:style-name="ce4" office:value-type="string" calcext:value-type="string">
            <text:p>Cañenguez Mena Luria concepcion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6T10:31:09" calcext:value-type="date">
            <text:p>2025-02-06 10:31:0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7T19:16:09" calcext:value-type="date">
            <text:p>2025-04-17 19:16:09</text:p>
          </table:table-cell>
          <table:table-cell table:style-name="ce12" office:value-type="string" calcext:value-type="string">
            <text:p>m</text:p>
          </table:table-cell>
          <table:table-cell table:style-name="ce4" office:value-type="string" calcext:value-type="string">
            <text:p>Marzia Di Giacom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7T19:43:43" calcext:value-type="date">
            <text:p>2025-04-17 19:43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2T15:26:21" calcext:value-type="date">
            <text:p>2025-02-12 15:26:21</text:p>
          </table:table-cell>
          <table:table-cell table:style-name="ce12" office:value-type="string" calcext:value-type="string">
            <text:p>marcella.casablanca@gruppoauthentica.it</text:p>
          </table:table-cell>
          <table:table-cell table:style-name="ce4" office:value-type="string" calcext:value-type="string">
            <text:p>Marc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3T14:30:12" calcext:value-type="date">
            <text:p>2025-02-13 14:30:1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7T22:11:05" calcext:value-type="date">
            <text:p>2025-02-07 22:11:05</text:p>
          </table:table-cell>
          <table:table-cell table:style-name="ce12" office:value-type="string" calcext:value-type="string">
            <text:p>marcellinasfari@libero.it</text:p>
          </table:table-cell>
          <table:table-cell table:style-name="ce4" office:value-type="string" calcext:value-type="string">
            <text:p>Marcelli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7T22:20:45" calcext:value-type="date">
            <text:p>2025-02-07 22:20:4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4T15:04:03" calcext:value-type="date">
            <text:p>2025-02-04 15:04:03</text:p>
          </table:table-cell>
          <table:table-cell table:style-name="ce12" office:value-type="string" calcext:value-type="string">
            <text:p>marchiori.luli@gmail.it</text:p>
          </table:table-cell>
          <table:table-cell table:style-name="ce4" office:value-type="string" calcext:value-type="string">
            <text:p>Lua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1T15:35:32" calcext:value-type="date">
            <text:p>2025-02-11 15:35:3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6T09:27:17" calcext:value-type="date">
            <text:p>2025-02-06 9:27:17</text:p>
          </table:table-cell>
          <table:table-cell table:style-name="ce12" office:value-type="string" calcext:value-type="string">
            <text:p>marco-zappaterreno@libero.it</text:p>
          </table:table-cell>
          <table:table-cell table:style-name="ce4" office:value-type="string" calcext:value-type="string">
            <text:p>Marco Zappaterren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6T10:02:51" calcext:value-type="date">
            <text:p>2025-02-06 10:02:5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7T20:21:21" calcext:value-type="date">
            <text:p>2025-04-17 20:21:21</text:p>
          </table:table-cell>
          <table:table-cell table:style-name="ce12" office:value-type="string" calcext:value-type="string">
            <text:p>Mariabucci889@gmail.com</text:p>
          </table:table-cell>
          <table:table-cell table:style-name="ce4" office:value-type="string" calcext:value-type="string">
            <text:p>Maria Bucc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7T20:35:23" calcext:value-type="date">
            <text:p>2025-04-17 20:35:2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9T16:20:23" calcext:value-type="date">
            <text:p>2025-02-19 16:20:23</text:p>
          </table:table-cell>
          <table:table-cell table:style-name="ce12" office:value-type="string" calcext:value-type="string">
            <text:p>mariabucci889@gmail.com</text:p>
          </table:table-cell>
          <table:table-cell table:style-name="ce4" office:value-type="string" calcext:value-type="string">
            <text:p>Mariabucc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9T20:56:55" calcext:value-type="date">
            <text:p>2025-02-19 20:56:5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8T15:51:12" calcext:value-type="date">
            <text:p>2025-02-18 15:51:12</text:p>
          </table:table-cell>
          <table:table-cell table:style-name="ce12" office:value-type="string" calcext:value-type="string">
            <text:p>mariacaliri1957@gmail....</text:p>
          </table:table-cell>
          <table:table-cell table:style-name="ce4" office:value-type="string" calcext:value-type="string">
            <text:p>Maria calir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8T15:54:02" calcext:value-type="date">
            <text:p>2025-02-18 15:54:0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8T21:33:14" calcext:value-type="date">
            <text:p>2025-05-08 21:33:14</text:p>
          </table:table-cell>
          <table:table-cell table:style-name="ce12" office:value-type="string" calcext:value-type="string">
            <text:p>mariagiovannagiovy@gmail.com</text:p>
          </table:table-cell>
          <table:table-cell table:style-name="ce4" office:value-type="string" calcext:value-type="string">
            <text:p>Maria Giovanna Vacc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8T21:38:32" calcext:value-type="date">
            <text:p>2025-05-08 21:38:3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7T09:45:35" calcext:value-type="date">
            <text:p>2025-02-27 9:45:35</text:p>
          </table:table-cell>
          <table:table-cell table:style-name="ce12" office:value-type="string" calcext:value-type="string">
            <text:p>mariscabordi@gmail.com</text:p>
          </table:table-cell>
          <table:table-cell table:style-name="ce4" office:value-type="string" calcext:value-type="string">
            <text:p>Marusca Bord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4:42:27" calcext:value-type="date">
            <text:p>2025-02-28 14:42:2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25T15:01:54" calcext:value-type="date">
            <text:p>2025-03-25 15:01:54</text:p>
          </table:table-cell>
          <table:table-cell table:style-name="ce12" office:value-type="string" calcext:value-type="string">
            <text:p>mariya.dotsyac@gmail.com</text:p>
          </table:table-cell>
          <table:table-cell table:style-name="ce4" office:value-type="string" calcext:value-type="string">
            <text:p>Stefania Accurs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26T13:29:11" calcext:value-type="date">
            <text:p>2025-03-26 13:29:1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9T13:12:52" calcext:value-type="date">
            <text:p>2025-04-19 13:12:52</text:p>
          </table:table-cell>
          <table:table-cell table:style-name="ce12" office:value-type="string" calcext:value-type="string">
            <text:p>marta.manerba68@gmail.com</text:p>
          </table:table-cell>
          <table:table-cell table:style-name="ce4" office:value-type="string" calcext:value-type="string">
            <text:p>Marta Manerb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9T14:12:01" calcext:value-type="date">
            <text:p>2025-04-19 14:12:0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8T08:42:56" calcext:value-type="date">
            <text:p>2025-02-18 8:42:56</text:p>
          </table:table-cell>
          <table:table-cell table:style-name="ce12" office:value-type="string" calcext:value-type="string">
            <text:p>marzia.coppola@allfoodspa.com</text:p>
          </table:table-cell>
          <table:table-cell table:style-name="ce4" office:value-type="string" calcext:value-type="string">
            <text:p>Marz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8T08:53:31" calcext:value-type="date">
            <text:p>2025-02-18 8:53:3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5T09:31:37" calcext:value-type="date">
            <text:p>2025-02-25 9:31:37</text:p>
          </table:table-cell>
          <table:table-cell table:style-name="ce12" office:value-type="string" calcext:value-type="string">
            <text:p>mattmartin @alice.it</text:p>
          </table:table-cell>
          <table:table-cell table:style-name="ce4" office:value-type="string" calcext:value-type="string">
            <text:p>Maria Elisa Altobell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6T18:33:24" calcext:value-type="date">
            <text:p>2025-02-26 18:33:2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6T16:04:07" calcext:value-type="date">
            <text:p>2025-05-06 16:04:07</text:p>
          </table:table-cell>
          <table:table-cell table:style-name="ce12" office:value-type="string" calcext:value-type="string">
            <text:p>Memushajalketa502@Gmail. Com</text:p>
          </table:table-cell>
          <table:table-cell table:style-name="ce4" office:value-type="string" calcext:value-type="string">
            <text:p>Alketa memushaj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7T18:44:53" calcext:value-type="date">
            <text:p>2025-05-07 18:44:5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6T10:56:13" calcext:value-type="date">
            <text:p>2025-02-06 10:56:13</text:p>
          </table:table-cell>
          <table:table-cell table:style-name="ce12" office:value-type="string" calcext:value-type="string">
            <text:p>michelausa71@gmail.com</text:p>
          </table:table-cell>
          <table:table-cell table:style-name="ce4" office:value-type="string" calcext:value-type="string">
            <text:p>Michela Usard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9T10:57:19" calcext:value-type="date">
            <text:p>2025-02-19 10:57:1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5T20:04:49" calcext:value-type="date">
            <text:p>2025-04-25 20:04:49</text:p>
          </table:table-cell>
          <table:table-cell table:style-name="ce12" office:value-type="string" calcext:value-type="string">
            <text:p>mikitir92@icloud.com</text:p>
          </table:table-cell>
          <table:table-cell table:style-name="ce4" office:value-type="string" calcext:value-type="string">
            <text:p>Annunziatina <text:s/>sterlacc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5T20:08:00" calcext:value-type="date">
            <text:p>2025-04-25 20:08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1T13:52:50" calcext:value-type="date">
            <text:p>2025-05-01 13:52:50</text:p>
          </table:table-cell>
          <table:table-cell table:style-name="ce12" office:value-type="string" calcext:value-type="string">
            <text:p>mikyfede09@gmail.com</text:p>
          </table:table-cell>
          <table:table-cell table:style-name="ce4" office:value-type="string" calcext:value-type="string">
            <text:p>michele lorenzi</text:p>
          </table:table-cell>
          <table:table-cell table:style-name="ce4" office:value-type="string" calcext:value-type="string">
            <text:p>Amis – addato a esist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1T14:05:16" calcext:value-type="date">
            <text:p>2025-05-01 14:05:1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8T16:36:59" calcext:value-type="date">
            <text:p>2025-04-28 16:36:59</text:p>
          </table:table-cell>
          <table:table-cell table:style-name="ce12" office:value-type="string" calcext:value-type="string">
            <text:p>Milena.illardo@gmail. com</text:p>
          </table:table-cell>
          <table:table-cell table:style-name="ce4" office:value-type="string" calcext:value-type="string">
            <text:p>Milena illard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8T16:41:57" calcext:value-type="date">
            <text:p>2025-04-28 16:41:5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8T10:50:14" calcext:value-type="date">
            <text:p>2025-04-28 10:50:14</text:p>
          </table:table-cell>
          <table:table-cell table:style-name="ce12" office:value-type="string" calcext:value-type="string">
            <text:p>morad.rahman84@gmail.com</text:p>
          </table:table-cell>
          <table:table-cell table:style-name="ce4" office:value-type="string" calcext:value-type="string">
            <text:p>morad rahman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2:18:40" calcext:value-type="date">
            <text:p>2025-04-29 12:18:4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7T17:04:23" calcext:value-type="date">
            <text:p>2025-05-07 17:04:23</text:p>
          </table:table-cell>
          <table:table-cell table:style-name="ce12" office:value-type="string" calcext:value-type="string">
            <text:p>nillaberger59@gmail.com</text:p>
          </table:table-cell>
          <table:table-cell table:style-name="ce4" office:value-type="string" calcext:value-type="string">
            <text:p>Nilla Berger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7T17:39:06" calcext:value-type="date">
            <text:p>2025-05-07 17:39:0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09T09:40:53" calcext:value-type="date">
            <text:p>2025-05-09 9:40:53</text:p>
          </table:table-cell>
          <table:table-cell table:style-name="ce12" office:value-type="string" calcext:value-type="string">
            <text:p>opac1994@gmail.com</text:p>
          </table:table-cell>
          <table:table-cell table:style-name="ce4" office:value-type="string" calcext:value-type="string">
            <text:p>Donatella Giovannett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9T09:52:22" calcext:value-type="date">
            <text:p>2025-05-09 9:52:2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2T09:53:42" calcext:value-type="date">
            <text:p>2025-02-12 9:53:42</text:p>
          </table:table-cell>
          <table:table-cell table:style-name="ce12" office:value-type="string" calcext:value-type="string">
            <text:p>orietta67@outlook.com </text:p>
          </table:table-cell>
          <table:table-cell table:style-name="ce4" office:value-type="string" calcext:value-type="string">
            <text:p>ORIET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1:20:12" calcext:value-type="date">
            <text:p>2025-02-12 11:20:1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16:24:04" calcext:value-type="date">
            <text:p>2025-04-29 16:24:04</text:p>
          </table:table-cell>
          <table:table-cell table:style-name="ce12" office:value-type="string" calcext:value-type="string">
            <text:p>paoladore3@gmail.com</text:p>
          </table:table-cell>
          <table:table-cell table:style-name="ce4" office:value-type="string" calcext:value-type="string">
            <text:p>Paola Dor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16:59:18" calcext:value-type="date">
            <text:p>2025-04-29 16:59:1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3-31T12:13:05" calcext:value-type="date">
            <text:p>2025-03-31 12:13:05</text:p>
          </table:table-cell>
          <table:table-cell table:style-name="ce12" office:value-type="string" calcext:value-type="string">
            <text:p>paolo.burato@gruppoauthentica.it</text:p>
          </table:table-cell>
          <table:table-cell table:style-name="ce4" office:value-type="string" calcext:value-type="string">
            <text:p>Paolo Burat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31T17:54:28" calcext:value-type="date">
            <text:p>2025-03-31 17:54:2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3T14:42:09" calcext:value-type="date">
            <text:p>2025-05-13 14:42:09</text:p>
          </table:table-cell>
          <table:table-cell table:style-name="ce12" office:value-type="string" calcext:value-type="string">
            <text:p>patrizia.dellaquila@gruppoauthentica.it</text:p>
          </table:table-cell>
          <table:table-cell table:style-name="ce4" office:value-type="string" calcext:value-type="string">
            <text:p>Patrizia dell'Aqui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3T14:45:15" calcext:value-type="date">
            <text:p>2025-05-13 14:45:15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08:14:55" calcext:value-type="date">
            <text:p>2025-02-11 8:14:55</text:p>
          </table:table-cell>
          <table:table-cell table:style-name="ce12" office:value-type="string" calcext:value-type="string">
            <text:p>RAffaela.desocio@virgilio.it</text:p>
          </table:table-cell>
          <table:table-cell table:style-name="ce4" office:value-type="string" calcext:value-type="string">
            <text:p>Raffaella de soci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1T11:08:00" calcext:value-type="date">
            <text:p>2025-02-11 11:08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3T14:41:45" calcext:value-type="date">
            <text:p>2025-05-13 14:41:45</text:p>
          </table:table-cell>
          <table:table-cell table:style-name="ce13" office:value-type="string" calcext:value-type="string">
            <text:p>raffaella.panzera@gruppoauthentica.it</text:p>
          </table:table-cell>
          <table:table-cell table:style-name="ce4" office:value-type="string" calcext:value-type="string">
            <text:p>Raffaella Maria Panzer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3T14:51:50" calcext:value-type="date">
            <text:p>2025-05-13 14:51:5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8T17:09:51" calcext:value-type="date">
            <text:p>2025-02-18 17:09:51</text:p>
          </table:table-cell>
          <table:table-cell table:style-name="ce12" office:value-type="string" calcext:value-type="string">
            <text:p>richione.paola63@gmail.com</text:p>
          </table:table-cell>
          <table:table-cell table:style-name="ce4" office:value-type="string" calcext:value-type="string">
            <text:p>Paola Richion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9T18:01:29" calcext:value-type="date">
            <text:p>2025-02-19 18:01:2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4T14:45:08" calcext:value-type="date">
            <text:p>2025-04-24 14:45:08</text:p>
          </table:table-cell>
          <table:table-cell table:style-name="ce14" office:value-type="string" calcext:value-type="string">
            <text:p>rita.s13@tiscali.ut</text:p>
          </table:table-cell>
          <table:table-cell table:style-name="ce4" office:value-type="string" calcext:value-type="string">
            <text:p>Ri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4T15:05:00" calcext:value-type="date">
            <text:p>2025-04-24 15:05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1T13:46:23" calcext:value-type="date">
            <text:p>2025-02-11 13:46:23</text:p>
          </table:table-cell>
          <table:table-cell table:style-name="ce12" office:value-type="string" calcext:value-type="string">
            <text:p>Roberta stella.64@cloud.con</text:p>
          </table:table-cell>
          <table:table-cell table:style-name="ce4" office:value-type="string" calcext:value-type="string">
            <text:p>Roberta Stel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4:13:17" calcext:value-type="date">
            <text:p>2025-02-12 14:13:17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3T14:57:28" calcext:value-type="date">
            <text:p>2025-05-13 14:57:28</text:p>
          </table:table-cell>
          <table:table-cell table:style-name="ce12" office:value-type="string" calcext:value-type="string">
            <text:p>roberta.colombo@gruppoauthentica.it</text:p>
          </table:table-cell>
          <table:table-cell table:style-name="ce4" office:value-type="string" calcext:value-type="string">
            <text:p>robert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3T15:01:24" calcext:value-type="date">
            <text:p>2025-05-13 15:01:2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3T13:14:26" calcext:value-type="date">
            <text:p>2025-04-23 13:14:26</text:p>
          </table:table-cell>
          <table:table-cell table:style-name="ce12" office:value-type="string" calcext:value-type="string">
            <text:p>roberto.tiburzi@gruppoauthentica.it</text:p>
          </table:table-cell>
          <table:table-cell table:style-name="ce4" office:value-type="string" calcext:value-type="string">
            <text:p>Roberto Tiburz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3T13:38:09" calcext:value-type="date">
            <text:p>2025-04-23 13:38:09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1:01:15" calcext:value-type="date">
            <text:p>2025-02-28 11:01:15</text:p>
          </table:table-cell>
          <table:table-cell table:style-name="ce12" office:value-type="string" calcext:value-type="string">
            <text:p>roman.liu@63libero.it</text:p>
          </table:table-cell>
          <table:table-cell table:style-name="ce4" office:value-type="string" calcext:value-type="string">
            <text:p>Adel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4:44:00" calcext:value-type="date">
            <text:p>2025-02-28 14:44:00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5-12T18:19:12" calcext:value-type="date">
            <text:p>2025-05-12 18:19:12</text:p>
          </table:table-cell>
          <table:table-cell table:style-name="ce12" office:value-type="string" calcext:value-type="string">
            <text:p>Rosannapezzati145@gmail.com</text:p>
          </table:table-cell>
          <table:table-cell table:style-name="ce4" office:value-type="string" calcext:value-type="string">
            <text:p>Italiachef, Pezzati rosanna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13T17:17:44" calcext:value-type="date">
            <text:p>2025-05-13 17:17:4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4T14:46:04" calcext:value-type="date">
            <text:p>2025-02-14 14:46:04</text:p>
          </table:table-cell>
          <table:table-cell table:style-name="ce12" office:value-type="string" calcext:value-type="string">
            <text:p>russomra59@gmail.com</text:p>
          </table:table-cell>
          <table:table-cell table:style-name="ce4" office:value-type="string" calcext:value-type="string">
            <text:p>Maria Russo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8T08:38:04" calcext:value-type="date">
            <text:p>2025-02-18 8:38:0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15T14:11:31" calcext:value-type="date">
            <text:p>2025-04-15 14:11:31</text:p>
          </table:table-cell>
          <table:table-cell table:style-name="ce12" office:value-type="string" calcext:value-type="string">
            <text:p>sabrina.cruciani@gruppoauthentica.it</text:p>
          </table:table-cell>
          <table:table-cell table:style-name="ce4" office:value-type="string" calcext:value-type="string">
            <text:p>Sabrina Crucian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17T13:56:41" calcext:value-type="date">
            <text:p>2025-04-17 13:56:4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4T17:29:55" calcext:value-type="date">
            <text:p>2025-04-24 17:29:55</text:p>
          </table:table-cell>
          <table:table-cell table:style-name="ce12" office:value-type="string" calcext:value-type="string">
            <text:p>saralagana280673@gimeil.com</text:p>
          </table:table-cell>
          <table:table-cell table:style-name="ce4" office:value-type="string" calcext:value-type="string">
            <text:p>Rosaria Laganà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5-01T10:45:34" calcext:value-type="date">
            <text:p>2025-05-01 10:45:3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6T17:40:11" calcext:value-type="date">
            <text:p>2025-04-26 17:40:11</text:p>
          </table:table-cell>
          <table:table-cell table:style-name="ce12" office:value-type="string" calcext:value-type="string">
            <text:p>serenatesti2@gmail.com</text:p>
          </table:table-cell>
          <table:table-cell table:style-name="ce4" office:value-type="string" calcext:value-type="string">
            <text:p>Serena test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6T18:27:56" calcext:value-type="date">
            <text:p>2025-04-26 18:27:5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30T15:38:42" calcext:value-type="date">
            <text:p>2025-04-30 15:38:42</text:p>
          </table:table-cell>
          <table:table-cell table:style-name="ce12" office:value-type="string" calcext:value-type="string">
            <text:p>silviatorcolo@libeto.it</text:p>
          </table:table-cell>
          <table:table-cell table:style-name="ce4" office:value-type="string" calcext:value-type="string">
            <text:p>Silvia Torcol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7:39:31" calcext:value-type="date">
            <text:p>2025-04-30 17:39:3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9T21:54:31" calcext:value-type="date">
            <text:p>2025-04-29 21:54:31</text:p>
          </table:table-cell>
          <table:table-cell table:style-name="ce12" office:value-type="string" calcext:value-type="string">
            <text:p>sonia.bas@75gmail.com</text:p>
          </table:table-cell>
          <table:table-cell table:style-name="ce4" office:value-type="string" calcext:value-type="string">
            <text:p>sonia basile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9T22:00:21" calcext:value-type="date">
            <text:p>2025-04-29 22:00:2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4T10:51:58" calcext:value-type="date">
            <text:p>2025-04-24 10:51:58</text:p>
          </table:table-cell>
          <table:table-cell table:style-name="ce12" office:value-type="string" calcext:value-type="string">
            <text:p>tamaratintiisona72@gmail.com</text:p>
          </table:table-cell>
          <table:table-cell table:style-name="ce4" office:value-type="string" calcext:value-type="string">
            <text:p>Tamara Tintiso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4T16:09:28" calcext:value-type="date">
            <text:p>2025-04-24 16:09:2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30T14:24:51" calcext:value-type="date">
            <text:p>2025-04-30 14:24:51</text:p>
          </table:table-cell>
          <table:table-cell table:style-name="ce12" office:value-type="string" calcext:value-type="string">
            <text:p>teoraemilia@gmail.com</text:p>
          </table:table-cell>
          <table:table-cell table:style-name="ce4" office:value-type="string" calcext:value-type="string">
            <text:p>EMILIA TEOR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30T14:28:11" calcext:value-type="date">
            <text:p>2025-04-30 14:28:11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3T11:22:43" calcext:value-type="date">
            <text:p>2025-04-23 11:22:43</text:p>
          </table:table-cell>
          <table:table-cell table:style-name="ce12" office:value-type="string" calcext:value-type="string">
            <text:p>teresa.blanda@gmail.com</text:p>
          </table:table-cell>
          <table:table-cell table:style-name="ce4" office:value-type="string" calcext:value-type="string">
            <text:p>Blanda Teresa Mari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3T17:21:18" calcext:value-type="date">
            <text:p>2025-04-23 17:21:1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3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0T20:55:44" calcext:value-type="date">
            <text:p>2025-02-10 20:55:44</text:p>
          </table:table-cell>
          <table:table-cell table:style-name="ce12" office:value-type="string" calcext:value-type="string">
            <text:p>tizianamazzei@yahoo.it</text:p>
          </table:table-cell>
          <table:table-cell table:style-name="ce4" office:value-type="string" calcext:value-type="string">
            <text:p>Tiziana Mazze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2T14:11:43" calcext:value-type="date">
            <text:p>2025-02-12 14:11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3-09T16:13:18" calcext:value-type="date">
            <text:p>2025-03-09 16:13:18</text:p>
          </table:table-cell>
          <table:table-cell table:style-name="ce12" office:value-type="string" calcext:value-type="string">
            <text:p>valeriadimaio.vdm@gmail.com</text:p>
          </table:table-cell>
          <table:table-cell table:style-name="ce4" office:value-type="string" calcext:value-type="string">
            <text:p>Valeria Di Maio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3-19T19:13:52" calcext:value-type="date">
            <text:p>2025-03-19 19:13:5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5T13:25:08" calcext:value-type="date">
            <text:p>2025-02-25 13:25:08</text:p>
          </table:table-cell>
          <table:table-cell table:style-name="ce12" office:value-type="string" calcext:value-type="string">
            <text:p>victoriaburogcatapang@gmail.com</text:p>
          </table:table-cell>
          <table:table-cell table:style-name="ce4" office:value-type="string" calcext:value-type="string">
            <text:p>Victoria Catapang</text:p>
          </table:table-cell>
          <table:table-cell table:style-name="ce4" office:value-type="string" calcext:value-type="string">
            <text:p>AGGIORNATA MAIL SU DB – NON ERA PRESENTE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5T13:30:12" calcext:value-type="date">
            <text:p>2025-02-25 13:30:12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08T11:18:40" calcext:value-type="date">
            <text:p>2025-02-08 11:18:40</text:p>
          </table:table-cell>
          <table:table-cell table:style-name="ce12" office:value-type="string" calcext:value-type="string">
            <text:p>vincenzoparotti16@gmail.com</text:p>
          </table:table-cell>
          <table:table-cell table:style-name="ce4" office:value-type="string" calcext:value-type="string">
            <text:p>Vincenzo Perotti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08T11:21:43" calcext:value-type="date">
            <text:p>2025-02-08 11:21:43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13T14:25:45" calcext:value-type="date">
            <text:p>2025-02-13 14:25:45</text:p>
          </table:table-cell>
          <table:table-cell table:style-name="ce12" office:value-type="string" calcext:value-type="string">
            <text:p>Viscontianna</text:p>
          </table:table-cell>
          <table:table-cell table:style-name="ce4" office:value-type="string" calcext:value-type="string">
            <text:p>Anna viscontj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13T14:28:24" calcext:value-type="date">
            <text:p>2025-02-13 14:28:24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FORMAZIONE 231</text:p>
          </table:table-cell>
          <table:table-cell table:style-name="ce8" office:value-type="date" office:date-value="2025-02-28T12:38:20" calcext:value-type="date">
            <text:p>2025-02-28 12:38:20</text:p>
          </table:table-cell>
          <table:table-cell table:style-name="ce12" office:value-type="string" calcext:value-type="string">
            <text:p>Williamgomezsandoval@gmail.com</text:p>
          </table:table-cell>
          <table:table-cell table:style-name="ce4" office:value-type="string" calcext:value-type="string">
            <text:p>William Gomez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2-28T12:38:46" calcext:value-type="date">
            <text:p>2025-02-28 12:38:46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table:formula="of:=TRUE()" office:value-type="boolean" office:boolean-value="true" calcext:value-type="boolean">
            <text:p>VERO</text:p>
          </table:table-cell>
          <table:table-cell table:style-name="ce4" office:value-type="string" calcext:value-type="string">
            <text:p>CORSO SICUREZZA SUL LAVORO 2025</text:p>
          </table:table-cell>
          <table:table-cell table:style-name="ce8" office:value-type="date" office:date-value="2025-04-27T16:37:17" calcext:value-type="date">
            <text:p>2025-04-27 16:37:17</text:p>
          </table:table-cell>
          <table:table-cell table:style-name="ce12" office:value-type="string" calcext:value-type="string">
            <text:p>ziopeppeanna@live.it</text:p>
          </table:table-cell>
          <table:table-cell table:style-name="ce4" office:value-type="string" calcext:value-type="string">
            <text:p>Lambiase Giuseppina</text:p>
          </table:table-cell>
          <table:table-cell table:style-name="ce4" office:value-type="string" calcext:value-type="string">
            <text:p>AGGIUNTO NUOVO RECORD DUPLICANDO ANAGRAFICA E CAMBIANDO MAIL</text:p>
          </table:table-cell>
          <table:table-cell table:style-name="ce4" office:value-type="string" calcext:value-type="string">
            <text:p>Terminata</text:p>
          </table:table-cell>
          <table:table-cell table:style-name="ce8" office:value-type="date" office:date-value="2025-04-27T16:51:28" calcext:value-type="date">
            <text:p>2025-04-27 16:51:28</text:p>
          </table:table-cell>
          <table:table-cell table:style-name="ce4" office:value-type="string" calcext:value-type="string">
            <text:p>Email non presente in db_anagrafica</text:p>
          </table:table-cell>
          <table:table-cell table:style-name="ce4" table:number-columns-repeated="16374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riepilogo dei 3'.E158:'riepilogo dei 3'.E1048576 'riepilogo dei 3'.E1:'riepilogo dei 3'.E148 'riepilogo dei 3'.E150:'riepilogo dei 3'.E151 'riepilogo dei 3'.E153:'riepilogo dei 3'.E156">
            <calcext:condition calcext:apply-style-name="Bad" calcext:value="duplicate" calcext:base-cell-address="'riepilogo dei 3'.E1"/>
          </calcext:conditional-format>
          <calcext:conditional-format calcext:target-range-address="'riepilogo dei 3'.E149:'riepilogo dei 3'.E149">
            <calcext:condition calcext:apply-style-name="Bad" calcext:value="duplicate" calcext:base-cell-address="'riepilogo dei 3'.E149"/>
          </calcext:conditional-format>
          <calcext:conditional-format calcext:target-range-address="'riepilogo dei 3'.E152:'riepilogo dei 3'.E152">
            <calcext:condition calcext:apply-style-name="Bad" calcext:value="duplicate" calcext:base-cell-address="'riepilogo dei 3'.E152"/>
          </calcext:conditional-format>
          <calcext:conditional-format calcext:target-range-address="'riepilogo dei 3'.E157:'riepilogo dei 3'.E157">
            <calcext:condition calcext:apply-style-name="Bad" calcext:value="duplicate" calcext:base-cell-address="'riepilogo dei 3'.E157"/>
          </calcext:conditional-format>
        </calcext:conditional-formats>
      </table:table>
      <table:named-expressions/>
      <table:database-ranges>
        <table:database-range table:name="__Anonymous_Sheet_DB__3" table:target-range-address="'riepilogo dei 3'.A1:'riepilogo dei 3'.J179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€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4:49:52.312000000</meta:creation-date>
    <dc:date>2025-05-23T17:37:44.596000000</dc:date>
    <meta:editing-duration>PT19M49S</meta:editing-duration>
    <meta:editing-cycles>5</meta:editing-cycles>
    <meta:generator>LibreOffice/24.2.3.2$Windows_X86_64 LibreOffice_project/433d9c2ded56988e8a90e6b2e771ee4e6a5ab2ba</meta:generator>
    <meta:document-statistic meta:table-count="4" meta:cell-count="4510" meta:object-count="0"/>
  </office:meta>
</office:document-meta>
</file>